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style>
    <style:style style:name="Table1.A" style:family="table-column">
      <style:table-column-properties style:column-width="3.5604in"/>
    </style:style>
    <style:style style:name="Table1.B" style:family="table-column">
      <style:table-column-properties style:column-width="3.4625in"/>
    </style:style>
    <style:style style:name="Table1.A1" style:family="table-cell">
      <style:table-cell-properties fo:padding="0in" fo:border="none"/>
    </style:style>
    <style:style style:name="Table1.39" style:family="table-row">
      <style:table-row-properties style:min-row-height="1.1465in"/>
    </style:style>
    <style:style style:name="Table1.349" style:family="table-row">
      <style:table-row-properties style:min-row-height="1.3458in"/>
    </style:style>
    <style:style style:name="P1" style:family="paragraph" style:parent-style-name="Standard">
      <style:text-properties officeooo:paragraph-rsid="001bdb1d"/>
    </style:style>
    <style:style style:name="P2" style:family="paragraph" style:parent-style-name="Text_20_body">
      <style:text-properties officeooo:rsid="008bf29c" officeooo:paragraph-rsid="001bdb1d"/>
    </style:style>
    <style:style style:name="P3" style:family="paragraph" style:parent-style-name="Text_20_body">
      <style:text-properties officeooo:paragraph-rsid="001bdb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Line2100154192832">
          <table:table-cell table:style-name="Table1.A1" office:value-type="string">
            <text:p text:style-name="P3">ΠΕΡΙ ΤΗΣ ΥΑΛΟΥ ΤΗΣ ΗΦΑΝΙΣΜΕΝΗΣ 15</text:p>
          </table:table-cell>
          <table:table-cell table:style-name="Table1.A1" office:value-type="string">
            <text:p text:style-name="P3"/>
          </table:table-cell>
        </table:table-row>
        <table:table-row table:style-name="TableLine2100154193104">
          <table:table-cell table:style-name="Table1.A1" office:value-type="string">
            <text:p text:style-name="P3">τὸ γὰρ μὴ ἱστορεῖν ἐκεῖνο ε”γνω εἶναι τὸ ἒν μέγα τῷ παρὰ τοῖς Δουρσλείοις ἡσυχίαν ἄγειν βουλομένῳ.</text:p>
          </table:table-cell>
          <table:table-cell table:style-name="Table1.A1" office:value-type="string">
            <text:p text:style-name="P3">"All right, thirty-seven then," said Dudley, going red in the face. Harry, who could see a huge Dudley tantrum coming on, began wolfing down his bacon as fast as possible in case Dudley turned the table over. </text:p>
          </table:table-cell>
        </table:table-row>
        <table:table-row table:style-name="TableLine2100154195008">
          <table:table-cell table:style-name="Table1.A1" office:value-type="string">
            <text:p text:style-name="P3">ἐνταῦθα δὴ ὁ Δούρσλειος εἰσελθὼν χαίρειν μὲν οὐ προσεῖπεν αὐτόν - ὁ δέ τόμους κρέως χοιρείου μαγειρικῶς ἔτρεπεν ὅπως μὴ καύσηται - κτενίσασθαι μέντοι, καὶ εἰς κουρεῖον ἐλθεῖν ἀνὰ πᾶσαν ἑβδομάδα ἀφ’ ἐφημερίδος ἀνακύψας μεγάλῃ τῇ φωνῇ ἐκέλευεν αὐτόν. τὰ μὲν γὰρ τοῦ κουρέως πολλαπλασίως ἁπάντων ε”πασχε τῶν συμμαθητῶν, ἐλυσιτέλει δ’ οὐδέν· τὰς γὰρ τρίχας χύδην ἀεὶ ε”φυον.</text:p>
          </table:table-cell>
          <table:table-cell table:style-name="Table1.A1" office:value-type="string">
            <text:p text:style-name="P3">Aunt Petunia obviously scented danger, too, because she said quickly, "And we'll buy you another two presents while we're out today. How's that, popkin? Two more presents. Is that all right'' Dudley thought for a moment. It looked like hard work. Finally he said slowly, "So I'll have thirty ... thirty..." </text:p>
          </table:table-cell>
        </table:table-row>
        <table:table-row table:style-name="TableLine2100154190384">
          <table:table-cell table:style-name="Table1.A1" office:value-type="string">
            <text:p text:style-name="P3">τηγανίζοντος δ’ αὐτοῦ τὰ ᾠά, εἰσῄει εἰς τὸ ὀπτάνιον ὁ θεσπέσιος Δούδλιος μετὰ τῆς μητρός, οὗτος δέ τῷ πατρὶ παντελῶς ὁμοῖος ἦν τὸ εἶδος. τὴν μὲν γὰρ ὄψιν εἶχε μεγάλην τε και ἐρυθράν· τὸν δ’ αὐχένα ἄδηλον μόλις κεχωρισμένον τῆς κεφαλῆς ἂν εἴποις. </text:p>
          </table:table-cell>
          <table:table-cell table:style-name="Table1.A1" office:value-type="string">
            <text:p text:style-name="P3">"Thirty-nine, sweetums," said Aunt Petunia. </text:p>
            <text:p text:style-name="P3">"Oh." Dudley sat down heavily and grabbed the nearest parcel. "All right then." </text:p>
            <text:p text:style-name="P3">Uncle Vernon chuckled. "Little tyke wants his money's worth, just like his father. 'Atta boy, Dudley!" He ruffled Dudley's hair. </text:p>
            <text:p text:style-name="P3">At that moment the telephone rang and Aunt Petunia went to answer it while Harry and Uncle Vernon watched Dudley unwrap the racing bike, a video camera, a remote control airplane, sixteen new computer games, and a VCR. He was ripping the paper off a gold wristwatch when Aunt Petunia came back from the telephone looking both angry and worried. </text:p>
          </table:table-cell>
        </table:table-row>
        <table:table-row table:style-name="TableLine2100154189840">
          <table:table-cell table:style-name="Table1.A1" office:value-type="string">
            <text:p text:style-name="P3">οἱ δ’ ὀφθαλμοὶ μικροὶ καὶ ἅχροι· τὴν δε κόμην πυκνήν τ’ οὖσαν καί ξανθὴν λιπαρὰν ἀεὶ παρεῖχε καὶ ὁμαλῶς ἐκτενισμένην ἐπὶ τῇ κεφαλῇ παχείᾳ καί σαρκίνῃ. </text:p>
          </table:table-cell>
          <table:table-cell table:style-name="Table1.A1" office:value-type="string">
            <text:p text:style-name="P3">"Bad news, Vernon," she said. "Mrs. Figg's broken her leg. She can't take him." She jerked her head in Harry's direction. </text:p>
            <text:p text:style-name="P3"/>
            <text:p text:style-name="P3">Dudley's mouth fell open in horror, but Harry's heart gave a leap. Every year on Dudley's birthday, his parents took him and a friend out for the day, to adventure parks, hamburger restaurants, or the movies. Every year, Harry was left behind with <text:soft-page-break/>Mrs. Figg, a mad old lady who lived two streets away. Harry hated it there. The whole house smelled of cabbage and Mrs. Figg made him look at photographs of all the cats she'd ever owned. </text:p>
          </table:table-cell>
        </table:table-row>
        <table:table-row table:style-name="TableLine2100154198272">
          <table:table-cell table:style-name="Table1.A1" office:value-type="string">
            <text:p text:style-name="P3"/>
          </table:table-cell>
          <table:table-cell table:style-name="Table1.A1" office:value-type="string">
            <text:p text:style-name="P3"/>
          </table:table-cell>
        </table:table-row>
        <table:table-row table:style-name="TableLine2100154200720">
          <table:table-cell table:style-name="Table1.A1" office:value-type="string">
            <text:p text:style-name="P3"/>
          </table:table-cell>
          <table:table-cell table:style-name="Table1.A1" office:value-type="string">
            <text:p text:style-name="P3"/>
          </table:table-cell>
        </table:table-row>
        <table:table-row table:style-name="TableLine2100154195280">
          <table:table-cell table:style-name="Table1.A1" office:value-type="string">
            <text:p text:style-name="P3">καὶ πολλάκις δὴ ἡ μὲν Πετουνία ᾕκαζεν αὐτὸν πρὸς Ἐρώτιόν τι νήπιον, ὁ δ”Άρειος πρὸς δελφάκιον ἐν φενάκῃ.</text:p>
          </table:table-cell>
          <table:table-cell table:style-name="Table1.A1" office:value-type="string">
            <text:p text:style-name="P3">"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able:table-cell>
        </table:table-row>
        <table:table-row table:style-name="TableLine2100154203440">
          <table:table-cell table:style-name="Table1.A1" office:value-type="string">
            <text:p text:style-name="P3"/>
          </table:table-cell>
          <table:table-cell table:style-name="Table1.A1" office:value-type="string">
            <text:p text:style-name="P3"/>
          </table:table-cell>
        </table:table-row>
        <table:table-row table:style-name="TableLine2100154202896">
          <table:table-cell table:style-name="Table1.A1" office:value-type="string">
            <text:p text:style-name="P3">τὰ δ’ οῦν τοῦ ἀρίστου ὠπτημένα ἐπὶ λοπάδας πρὸς τὴν τράπεζαν μόλις κατέθηκεν, ὅπερ οὐ ῥᾴδιον ἦν, αὐτῆς δὴ γεμούσης πολλῶν χρημάτων.</text:p>
          </table:table-cell>
          <table:table-cell table:style-name="Table1.A1" office:value-type="string">
            <text:p text:style-name="P3">"We could phone Marge," Uncle Vernon suggested. </text:p>
            <text:p text:style-name="P3">"Don't be silly, Vernon, she hates the boy." </text:p>
            <text:p text:style-name="P3">The Dursleys often spoke about Harry like this, as though he wasn't there -- or rather, as though he was something very nasty that couldn't understand them, like a slug. </text:p>
          </table:table-cell>
        </table:table-row>
        <table:table-row table:style-name="TableLine2100154191472">
          <table:table-cell table:style-name="Table1.A1" office:value-type="string">
            <text:p text:style-name="P3"/>
          </table:table-cell>
          <table:table-cell table:style-name="Table1.A1" office:value-type="string">
            <text:p text:style-name="P3"/>
          </table:table-cell>
        </table:table-row>
        <table:table-row table:style-name="TableLine2100154193920">
          <table:table-cell table:style-name="Table1.A1" office:value-type="string">
            <text:p text:style-name="P3"><text:s/>ἐν δέ τῴ μεταξὺ ὁ Δούδλιος τὰ δῶρα κατ-αριθμησάμενος πολλῇ ἀθυμίᾳ τούς τεκόντας ὑποβλέπων Τρία-κοντα καὶ ἕξ, ἔφη. δυοῖν οὖν ἐνδεῖ πρὸς τὰ πέρυσιν.</text:p>
          </table:table-cell>
          <table:table-cell table:style-name="Table1.A1" office:value-type="string">
            <text:p text:style-name="P3">"What about what's-her-name, your friend -- Yvonne?" </text:p>
            <text:p text:style-name="P3">"On vacation in Majorca," snapped Aunt Petunia. </text:p>
            <text:p text:style-name="P3">"You could just leave me here," Harry put in hopefully (he'd be able to watch what he wanted on television for a change and maybe even have a go on Dudley's computer). </text:p>
          </table:table-cell>
        </table:table-row>
        <table:table-row table:style-name="TableLine2100154190928">
          <table:table-cell table:style-name="Table1.A1" office:value-type="string">
            <text:p text:style-name="P3"/>
          </table:table-cell>
          <table:table-cell table:style-name="Table1.A1" office:value-type="string">
            <text:p text:style-name="P3"/>
          </table:table-cell>
        </table:table-row>
        <table:table-row table:style-name="TableLine2100154191200">
          <table:table-cell table:style-name="Table1.A1" office:value-type="string">
            <text:p text:style-name="P3"/>
          </table:table-cell>
          <table:table-cell table:style-name="Table1.A1" office:value-type="string">
            <text:p text:style-name="P3"/>
          </table:table-cell>
        </table:table-row>
        <table:table-row table:style-name="TableLine2100154202080">
          <table:table-cell table:style-name="Table1.A1" office:value-type="string">
            <text:p text:style-name="P3">ἡ δ’ Ἀλλ’ ὧ φίλτατ’, ἔφη, οὐκ ἠρίθμηκας τὸ τῇ Μάργῃ δεδομένον· ἰδού, ε”στι γὰρ τόδε τὸ ὑπὸ τῷ μεγάλῳ τούτῳ κείμενον ὅπερ ἡ</text:p>
          </table:table-cell>
          <table:table-cell table:style-name="Table1.A1" office:value-type="string">
            <text:p text:style-name="P3">Aunt Petunia looked as though she'd just swallowed a lemon. </text:p>
          </table:table-cell>
        </table:table-row>
        <table:table-row table:style-name="TableLine2100154199632">
          <table:table-cell table:style-name="Table1.A1" office:value-type="string">
            <text:p text:style-name="P3"/>
          </table:table-cell>
          <table:table-cell table:style-name="Table1.A1" office:value-type="string">
            <text:p text:style-name="P3"/>
          </table:table-cell>
        </table:table-row>
        <table:table-row table:style-name="TableLine2100154198544">
          <table:table-cell table:style-name="Table1.A1" office:value-type="string">
            <text:p text:style-name="P3">μάμμη καί ὁ πάππας ἔδομέν σοι.</text:p>
          </table:table-cell>
          <table:table-cell table:style-name="Table1.A1" office:value-type="string">
            <text:p text:style-name="P3">"And come back and find the house in ruins?" she snarled. </text:p>
          </table:table-cell>
        </table:table-row>
        <text:soft-page-break/>
        <table:table-row table:style-name="TableLine2100154203168">
          <table:table-cell table:style-name="Table1.A1" office:value-type="string">
            <text:p text:style-name="P3">Τρίακοντα καὶ ἑπτὰ δῆτ’, ἀπεκρίνατο ἐρυθριῶν. ἐν δέ τούτῳ ὁ</text:p>
          </table:table-cell>
          <table:table-cell table:style-name="Table1.A1" office:value-type="string">
            <text:p text:style-name="P3">"I won't blow up the house," said Harry, but they weren't listening. </text:p>
          </table:table-cell>
        </table:table-row>
        <table:table-row table:style-name="TableLine2100154194192">
          <table:table-cell table:style-name="Table1.A1" office:value-type="string">
            <text:p text:style-name="P3">’Ἀρειος ἰδὼν αὐτὸν κατ’ ὀλίγον ὀργιζόμενον καὶ κινδυνεύοντα νεαν-</text:p>
          </table:table-cell>
          <table:table-cell table:style-name="Table1.A1" office:value-type="string">
            <text:p text:style-name="P3">"I suppose we could take him to the zoo," said Aunt Petunia slowly, "... and leave him in the car...." "That car's new, he's not sitting in it alone...." </text:p>
          </table:table-cell>
        </table:table-row>
        <table:table-row table:style-name="TableLine2100154190656">
          <table:table-cell table:style-name="Table1.A1" office:value-type="string">
            <text:p text:style-name="P3">ικὴν εἷς παραφορὰν καῖ μάλιστα Δουδλικὴν ἐμπεσεῖν, τὰ ὄψα</text:p>
          </table:table-cell>
          <table:table-cell table:style-name="Table1.A1" office:value-type="string">
            <text:p text:style-name="P3">Dudley began to cry loudly. In fact, he wasn't really crying -- it had been years since he'd really cried -- but he knew that if he screwed up his face and wailed, his mother would give him anything he wanted. </text:p>
          </table:table-cell>
        </table:table-row>
        <table:table-row table:style-name="TableLine2100154198816">
          <table:table-cell table:style-name="Table1.A1" office:value-type="string">
            <text:p text:style-name="P3">ἐπείγεται ἐν τάχει καταβροχθίσαι, φοβούμενος μὴ οὗτος τὴν τράπεζαν ἄνω κάτω στρέψῃ.</text:p>
          </table:table-cell>
          <table:table-cell table:style-name="Table1.A1" office:value-type="string">
            <text:p text:style-name="P3">"Dinky Duddydums, don't cry, Mummy won't let him spoil your special day!" she cried, flinging her arms around him. </text:p>
          </table:table-cell>
        </table:table-row>
        <table:table-row table:style-name="TableLine2100154204528">
          <table:table-cell table:style-name="Table1.A1" office:value-type="string">
            <text:p text:style-name="P3"/>
          </table:table-cell>
          <table:table-cell table:style-name="Table1.A1" office:value-type="string">
            <text:p text:style-name="P3"/>
          </table:table-cell>
        </table:table-row>
        <table:table-row table:style-name="TableLine2100154205072">
          <table:table-cell table:style-name="Table1.A1" office:value-type="string">
            <text:p text:style-name="P3">καὶ ἡ Πετουνία τοῦ κινδύνου ὀσφραίνεται δηλαδή, καὶ εὐθύς Ἀλλὰ δύο πρὸς τούτοις ὠνησόμεθά σοι δῶρα τήμερον ἀγοράζοντες·</text:p>
          </table:table-cell>
          <table:table-cell table:style-name="Table1.A1" office:value-type="string">
            <text:p text:style-name="P3">"I... don't... want... him... t-t-to come!" Dudley yelled between huge, pretend sobs. "He always sp- spoils everything!" He shot Harry a nasty grin through the gap in his mother's arms. </text:p>
          </table:table-cell>
        </table:table-row>
        <table:table-row table:style-name="TableLine2100154203712">
          <table:table-cell table:style-name="Table1.A1" office:value-type="string">
            <text:p text:style-name="P3"/>
          </table:table-cell>
          <table:table-cell table:style-name="Table1.A1" office:value-type="string">
            <text:p text:style-name="P3"/>
          </table:table-cell>
        </table:table-row>
        <table:table-row table:style-name="TableLine2100154195552">
          <table:table-cell table:style-name="Table1.A1" office:value-type="string">
            <text:p text:style-name="P3">ἢ εὖ ἔχει, ὧ ψυχή μου, καὶ δύο γοῦν προσέξεις δῶρα τὸ συμπᾶν. ἆρ’ οὐ καλῶς ἕχει, ὦ ἀγαπητέ, ὁ δέ διὰ χρόνου ἀπορήσας - οὐ γὰρ ῥᾴδιον ἦν αὐτῷ ἐκλογίζεσθαι τοιοῦτό τι- βράδεως φθεγγόμενος ’Έξω οὖν, ἔφη, τριάκοντα καί τριάκοντα καί Ἐννέα, ὦ μέλημα τούμόν, ε”φη ἡ Πετουνία.</text:p>
          </table:table-cell>
          <table:table-cell table:style-name="Table1.A1" office:value-type="string">
            <text:p text:style-name="P3">Just then, the doorbell rang -- "Oh, good Lord, they're here!" said Aunt Petunia frantically -- and a moment later, Dudley's best friend, Piers Polkiss, walked in with his mother. Piers was a scrawny boy with a face like a rat. He was usually the one who held people's arms behind their backs while Dudley hit them. Dudley stopped pretending to cry at once. </text:p>
          </table:table-cell>
        </table:table-row>
        <table:table-row table:style-name="TableLine2100154195824">
          <table:table-cell table:style-name="Table1.A1" office:value-type="string">
            <text:p text:style-name="P3"/>
          </table:table-cell>
          <table:table-cell table:style-name="Table1.A1" office:value-type="string">
            <text:p text:style-name="P3"/>
          </table:table-cell>
        </table:table-row>
        <table:table-row table:style-name="TableLine2100154196368">
          <table:table-cell table:style-name="Table1.A1" office:value-type="string">
            <text:p text:style-name="P3">Εἶέν, ἦ δ’ ὅς, καλῶς ἔχει δῆτα. καῖ πάλιν καθήμενος τὸ πλησίον αυτῷ δῶρον ἔλαβεν.</text:p>
          </table:table-cell>
          <table:table-cell table:style-name="Table1.A1" office:value-type="string">
            <text:p text:style-name="P3">Half an hour later, Harry, who couldn't believe his luck, was sitting in the back of the Dursleys' car with Piers and Dudley, on the way to the zoo for the first time in his life. His aunt and uncle hadn't been able to think of anything else to do with him, but before they'd left, Uncle Vernon had taken Harry aside. </text:p>
          </table:table-cell>
        </table:table-row>
        <table:table-row table:style-name="TableLine2100154204256">
          <table:table-cell table:style-name="Table1.A1" office:value-type="string">
            <text:p text:style-name="P3">ἑ</text:p>
          </table:table-cell>
          <table:table-cell table:style-name="Table1.A1" office:value-type="string">
            <text:p text:style-name="P3"/>
          </table:table-cell>
        </table:table-row>
        <table:table-row table:style-name="TableLine2100154200176">
          <table:table-cell table:style-name="Table1.A1" office:value-type="string">
            <text:p text:style-name="P3">16 ΑΡΕῙΟΣ ΠΟΤΗΡ</text:p>
          </table:table-cell>
          <table:table-cell table:style-name="Table1.A1" office:value-type="string">
            <text:p text:style-name="P3"/>
          </table:table-cell>
        </table:table-row>
        <table:table-row table:style-name="TableLine2100154200992">
          <table:table-cell table:style-name="Table1.A1" office:value-type="string">
            <text:p text:style-name="P3">ὁ δέ Δούρσλειος γελάσας Εὖγε, ὧ παῖ, εἶπε καὶ <text:soft-page-break/>θωπεύων τ’ αὐτὸν καί τὴν τρίχα κινήσας Βομβάξ, ἐφη, τὸ γὰρ παιδάριον σπουδάζει περὶ τὰ τίμια οὐχ ἧττον τοῦ πατρός.</text:p>
          </table:table-cell>
          <table:table-cell table:style-name="Table1.A1" office:value-type="string">
            <text:p text:style-name="P3">"I'm warning you," he had said, putting his large <text:soft-page-break/>purple face right up close to Harry's, "I'm warning you now, boy -- any funny business, anything at all -- and you'll be in that cupboard from now until Christmas." </text:p>
          </table:table-cell>
        </table:table-row>
        <table:table-row table:style-name="TableLine2100154212416">
          <table:table-cell table:style-name="Table1.A1" office:value-type="string">
            <text:p text:style-name="P3">ἐνταῦθα δὴ ἐτηλεφώνησέ τις· τῆς δὲ Πετουνίας ἐξελθούσης, ὁ Ἄρειος καὶ ὁ Δούρσλειος ἐπισκοποῦσι τὸν Δούδλιον τὰ δῶρα ἐκκα-λύπτοντα. καὶ τάδε μὲν ἤδη ἐγεγύμνωτο - λέγω τόν τε δίκυκλον, καὶ τέχνημα κινηματογραφικόν, καὶ ἀερόσκαφος τηλεχειριστέον, καὶ ἑκκαίδεκα παίγνια ἠλεκτρονικά, καὶ μηχάνημα τηλεοπτικογραφικὸν ὃ καί βίντεο καλοῦσιν οἱ νῦν, ε”τι δ’ ἐγύμνου ὡρολόγιον χρυσοῦν καὶ ἡ Πετουνία σκυθρωπάζουσα ἐπανῆλθεν ἀπὸ τῆς τηλεφώνης.</text:p>
          </table:table-cell>
          <table:table-cell table:style-name="Table1.A1" office:value-type="string">
            <text:p text:style-name="P3">I'm not going to do anything," said Harry, "honestly.. But Uncle Vernon didn't believe him. No one ever did. The problem was, strange things often happened around Harry and it was just no good telling the Dursleys he didn't make them happen. </text:p>
          </table:table-cell>
        </table:table-row>
        <table:table-row table:style-name="TableLine2100154211328">
          <table:table-cell table:style-name="Table1.A1" office:value-type="string">
            <text:p text:style-name="P3">Οἴμοι τῆς κακῆς ἀγγελίας, ἔφη, ὦ Φέρνιον. ἡ γὰρ Συκέα τὸ σκέλος κατεαγυῐα οὐ δύναται δέξασθαι αὐτόν· τὸν δ’ Ἄρειον ἐδείκνυ νεύσασα τῇ κεφαλῇ.</text:p>
          </table:table-cell>
          <table:table-cell table:style-name="Table1.A1" office:value-type="string">
            <text:p text:style-name="P3">Once, Aunt Petunia, tired of Harry coming back from the barbers looking as though he hadn't been at all, had taken a pair of kitchen scissors and cut his hair so short he was almost bald except for his bangs, which she left "to hide that horrible scar." Dudley had laughed himself silly at Harry, who spent a sleepless night imagining school the next day, where he was already laughed at for his baggy clothes and taped glasses. </text:p>
          </table:table-cell>
        </table:table-row>
        <table:table-row table:style-name="TableLine2100154209424">
          <table:table-cell table:style-name="Table1.A1" office:value-type="string">
            <text:p text:style-name="P3">πρὸς δέ τοῦθ’ ὁ μὲν Δούδλιος φόβῳ ἐκπλαγεὶς ἔχασκεν, ὁ δ’ Ἄρειος μάλ ’ ἐθάρρει. καὶγὰρ κατ ’ἔτος ἕκαστον τῶν γενεθλίων ἕνεκα διημέρευον ἐξοδὸν ποιούμενοι αὐτοί θ’ οἱ γονεῖς καί ὁ υἱὸς καί φίλος τις αὐτοῦ ἢ πρὸς κῆπον δημόσιον οῦ τοῖς νέοις ἀρέσκει κινδυνεύειν μετ’ ἀσφαλείας ἢ πρὸς ἇλλαντοπώλην ἦ πρὸς κινηματοθέατρον. </text:p>
          </table:table-cell>
          <table:table-cell table:style-name="Table1.A1" office:value-type="string">
            <text:p text:style-name="P3">Next morning, however, he had gotten up to find his hair exactly as it had been before Aunt Petunia had sheared it off He had been given a week in his cupboard for this, even though he had tried to explain that he couldn't explain how it had grown back so quickly. </text:p>
          </table:table-cell>
        </table:table-row>
        <table:table-row table:style-name="TableLine2100154207792">
          <table:table-cell table:style-name="Table1.A1" office:value-type="string">
            <text:p text:style-name="P3">Τὸν δ’ ’Ἀρειον ἀεὶ κατ’ οἶκον κατέλειπον, ἐπιτηρουμένης τῆς Συκέας, γυναικὸς γρᾶος καὶ ἕκφρονος, ᾗ οἶκος ἦν οῦ πολλοῦ ἀπέχων, καὶ τόν γε μὲν οἶκον ὁ ’Άρειος πικρῶς ε”φερεν ὄζοντα κακὸν τῶν ῥαφάνων, τὴν δ’ ἄνθρωπον αὐτὴν δίοτι ἀεὶ ἠνάγκαζεν αὐτὸν <text:s/>συνδιασκοπεῖν τὰς φωτογραφίας τὰς ἁπάντων τῶν αἰλούρων ὧν ἔθρεψε πώποτε.</text:p>
          </table:table-cell>
          <table:table-cell table:style-name="Table1.A1" office:value-type="string">
            <text:p text:style-name="P3">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 </text:p>
          </table:table-cell>
        </table:table-row>
        <table:table-row table:style-name="TableLine2100154221392">
          <table:table-cell table:style-name="Table1.A1" office:value-type="string">
            <text:p text:style-name="P3"/>
          </table:table-cell>
          <table:table-cell table:style-name="Table1.A1" office:value-type="string">
            <text:p text:style-name="P3"/>
          </table:table-cell>
        </table:table-row>
        <table:table-row table:style-name="TableLine2100154206704">
          <table:table-cell table:style-name="Table1.A1" office:value-type="string">
            <text:p text:style-name="P3">ἡ δὲ Πετουνία Τί δέ δή, ἔφη ὀξὺ βλέπουσα πρὸς αὐτὸν ὥσπερ πάντ’ ἐπιβουλεύσαντα δήπου, λόγῳ <text:soft-page-break/>μὲν γὰρ δηλονότι πρέπει οἶκτῖραι ἐκείνην τὸ σκέλος κατεαγυῖαν, ἔργῳ δ’ οὗ ῥᾴδιον αὐτῷ Δρομὰς καὶ Κανάχη Στικτή τε καί Τιγρίς καί Ἀλκή.</text:p>
          </table:table-cell>
          <table:table-cell table:style-name="Table1.A1" office:value-type="string">
            <text:p text:style-name="P3">On the other hand, he'd gotten into terrible trouble for being found on the roof of the school kitchens. <text:soft-page-break/>Dudley's gang had been chasing him as usual when, as much to Harry's surprise as anyone else's, there he was sitting on the chimney. The Dursleys had received a very angry letter from Harry's headmistress telling them Harry had been climbing school buildings. But all he'd tried to do (as he shouted at Uncle Vernon through the locked door of his cupboard) was jump behind the big trash cans outside the kitchen doors. Harry supposed that the wind must have caught him in mid- jump. </text:p>
          </table:table-cell>
        </table:table-row>
        <table:table-row table:style-name="TableLine2100154222480">
          <table:table-cell table:style-name="Table1.A1" office:value-type="string">
            <text:p text:style-name="P3">κοσμίως ἔχειν ἐννοουμένῳ ὅτι τὴτές γε λήσουσιν αὐτὸν καὶ ἀλλ’ ὁ Δούρσλειος εἶπεν 9Αρ’ οὐκ ε”στι τηλεφωνῆσαι τὴν Μάργην, ἡ δέ γυνή ςΗ σὺ εὐηθίζῃ; μισεῖ γὰρ τὸν παῖδα.</text:p>
          </table:table-cell>
          <table:table-cell table:style-name="Table1.A1" office:value-type="string">
            <text:p text:style-name="P3">But today, nothing was going to go wrong. It was even worth being with Dudley and Piers to be spending the day somewhere that wasn't school, his cupboard, or Mrs. Figg's cabbage-smelling living room. </text:p>
            <text:p text:style-name="P3">While he drove, Uncle Vernon complained to Aunt Petunia. He liked to complain about things: people at work, Harry, the council, Harry, the bank, and Harry were just a few of his favorite subjects. This morning, it was motorcycles. </text:p>
          </table:table-cell>
        </table:table-row>
        <table:table-row table:style-name="TableLine2100154212688">
          <table:table-cell table:style-name="Table1.A1" office:value-type="string">
            <text:p text:style-name="P3">πολλὰ γὰρ τοιαῦτα ἠγόρευον περὶ τοῦ Ἃρείου ὡς περί τινος οῦ παρόντος ἦ καὶ περὶ ζῴου βδελυροῦ δὴ καί ἀναισθήτου κοχλίᾳ γυμνῇ ἐοικότος.</text:p>
          </table:table-cell>
          <table:table-cell table:style-name="Table1.A1" office:value-type="string">
            <text:p text:style-name="P3">Uncle Vernon nearly crashed into the car in front. He turned right around in his seat and yelled at Harry, his face like a gigantic beet with a mustache: "MOTORCYCLES DON'T FLY!" </text:p>
          </table:table-cell>
        </table:table-row>
        <table:table-row table:style-name="Table1.39">
          <table:table-cell table:style-name="Table1.A1" office:value-type="string">
            <text:p text:style-name="P3">Ἀλλ’ ἡ δεῖνα, ἡ φίλη σου, ’Ῑώαννα,· ...Ἐκδημεῖ ἐν Πιτυούσσαις.</text:p>
          </table:table-cell>
          <table:table-cell table:style-name="Table1.A1" office:value-type="string">
            <text:p text:style-name="P3">"... roaring along like maniacs, the young hoodlums," he said, as a motorcycle overtook them. </text:p>
            <text:p text:style-name="P3">I had a dream about a motorcycle," said Harry, remembering suddenly. "It was flying." </text:p>
          </table:table-cell>
        </table:table-row>
        <table:table-row table:style-name="TableLine2100154217856">
          <table:table-cell table:style-name="Table1.A1" office:value-type="string">
            <text:p text:style-name="P3">ὁ δ’ Ἄρειος Ἀλλ’ ε”μοιγε οὐ φροντίς, ἔφη, ἐνθάδε καταλελ-ειμένῳ, τοῦτ’ εἰ δοκεῖ ὑμῖν. ἤλπιζε γὰρ λειφθεὶς μελλήσειν τηλεορᾶν ὅ τι βούλοιτο ἢ καί τῷ τοῦ Δουδλίου ὑπολογιστῇ χρῆσθαι.</text:p>
          </table:table-cell>
          <table:table-cell table:style-name="Table1.A1" office:value-type="string">
            <text:p text:style-name="P3">Dudley and Piers sniggered. </text:p>
            <text:p text:style-name="P3">I know they don't," said Harry. "It was only a dream." </text:p>
          </table:table-cell>
        </table:table-row>
        <table:table-row table:style-name="TableLine2100154214864">
          <table:table-cell table:style-name="Table1.A1" office:value-type="string">
            <text:p text:style-name="P3"/>
          </table:table-cell>
          <table:table-cell table:style-name="Table1.A1" office:value-type="string">
            <text:p text:style-name="P3"/>
          </table:table-cell>
        </table:table-row>
        <table:table-row table:style-name="TableLine2100154216768">
          <table:table-cell table:style-name="Table1.A1" office:value-type="string">
            <text:p text:style-name="P3">ἡ δέ Πετουνία νᾶπυ βλέπουσα Ἀλλ’ ἐπανελθόντες, ἔφη ἠγριω-μένη, τῆς οἰκίας κατ’ ἄκρας διεφθαρμένης τυχησόμεθα.</text:p>
          </table:table-cell>
          <table:table-cell table:style-name="Table1.A1" office:value-type="string">
            <text:p text:style-name="P3">But he wished he hadn't said anything. If there was one thing the Dursleys hated even more than his asking questions, it was his talking about anything acting in a way it shouldn't, no matter if it was in a dream or even a cartoon -- they seemed to think he <text:soft-page-break/>might get dangerous ideas. </text:p>
          </table:table-cell>
        </table:table-row>
        <table:table-row table:style-name="TableLine2100154211600">
          <table:table-cell table:style-name="Table1.A1" office:value-type="string">
            <text:p text:style-name="P3"/>
          </table:table-cell>
          <table:table-cell table:style-name="Table1.A1" office:value-type="string">
            <text:p text:style-name="P3"/>
          </table:table-cell>
        </table:table-row>
        <table:table-row table:style-name="TableLine2100154211872">
          <table:table-cell table:style-name="Table1.A1" office:value-type="string">
            <text:p text:style-name="P3">ΠΕΡΙ ΤΗΣ ΥΑΛΟΥ ΤΗΣ ΗΦΑΝῘΣΜΕΝΗΣ 17</text:p>
          </table:table-cell>
          <table:table-cell table:style-name="Table1.A1" office:value-type="string">
            <text:p text:style-name="P3"/>
          </table:table-cell>
        </table:table-row>
        <table:table-row table:style-name="TableLine2100154221664">
          <table:table-cell table:style-name="Table1.A1" office:value-type="string">
            <text:p text:style-name="P3">ἐκεῖνος δ’ οὐκ ἔφη ἐν νῷ ε”χειν διαπορθήσειν αὐτήν, οἱ δ’ ἀμελ-οῦσιν αὐτοῦ. ἡ δέ Πετουνία χαλεπῶς Οὐδέν ἄρ’ ἐμποδών, ἔφη, μὴ πρὸς μέν τὸν ζωολογικὸν κῆπον ἀγαγεῖν, ε”ξω δέ παραλιπεῖν ἐν τῷ αὐτοκινήτῳ.</text:p>
          </table:table-cell>
          <table:table-cell table:style-name="Table1.A1" office:value-type="string">
            <text:p text:style-name="P3">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 </text:p>
          </table:table-cell>
        </table:table-row>
        <table:table-row table:style-name="TableLine2100154214592">
          <table:table-cell table:style-name="Table1.A1" office:value-type="string">
            <text:p text:style-name="P3">ὁ δε Δούρσλειος Νεώνητον δέ τοῦτο, οὐδαμῶς ἐάσω ἐκεῖνον ε”νδον μεῖναι ἀφύλακτον. καὶ ἐνταῦθα ὁ Δούδλιος δακρύων μὲν πηγὴν ἴέναι ἐδόκει, τῴ δ’ ὄντι οὐκ ἐδάκρυεν, ἅτε δάκρυα ἀληθινὰ πόλλ’ ε”τη οῦκ ἀφεὶς εἶ μὴ πρὸς σόφισμα τοίονδέ τι’ εὖ γὰρ ᾕδει ι’λλῴ που γεγενημένῳ καί πόλλ’ ὀλολύζοντι τὴν μήτερα πάντα δώσουσάν οἱ τὰ ἐπιθυμούμενα.</text:p>
          </table:table-cell>
          <table:table-cell table:style-name="Table1.A1" office:value-type="string">
            <text:p text:style-name="P3">Harry had the best morning he'd had in a long time. He was careful to walk a little way apart from the Dursleys so that Dudley and Piers, who were starting to get bored with the animals by lunchtime, wouldn't fall back on their favorite hobby of hitting him. They ate in the zoo restaurant, and when Dudley had a tantrum because his knickerbocker glory didn't have enough ice cream on top, Uncle Vernon bought him another one and Harry was allowed to finish the first. </text:p>
          </table:table-cell>
        </table:table-row>
        <table:table-row table:style-name="TableLine2100154219760">
          <table:table-cell table:style-name="Table1.A1" office:value-type="string">
            <text:p text:style-name="P3">ἠ δέ περιβάλλουσα τὰς χεῖρας, ῶς βρεφυλλίῳ λέγουσα ’Ὠ Δουδ-λίδιον ἐμόν, ἔφη, ὦ γλύκων, μὴ δάκρυε, ἀντιβολῶ σε. ἡ γὰρ μαμμία σου οὐκ ἐάσει τουτονὶ ταράξαι τὰ σὰ γενέθλια, ὁ δέ λύζειν καί δακρύειν προσποιούμενος πολλῶν μετὰ ποιφυγ-μάτων Οὐκ ἐθέλω, ἔφη, αὐτὸν ἥκειν ἀεὶ πάντα διαφθείροντα, λέγων δέ σαρδάνιον ὑπεγέλα τέως προκύπτων διὰ τῶν τῆς μητρὸς ἀγκαλῶν.</text:p>
          </table:table-cell>
          <table:table-cell table:style-name="Table1.A1" office:value-type="string">
            <text:p text:style-name="P3">Harry felt, afterward, that he should have known it was all too good to last. </text:p>
          </table:table-cell>
        </table:table-row>
        <table:table-row table:style-name="TableLine2100154215136">
          <table:table-cell table:style-name="Table1.A1" office:value-type="string">
            <text:p text:style-name="P3">ἐνταῦθα δὴ ἠχοῦντος τοῦ τῆς θύρας κώδωνος, ἡ Πετουνία μαν·ικῶς ἔχουσα Νὴ τὼ θεώ, ἔφη, ἀλλ’ ἥκουσιν ἤδη. εὐθὺς δέ εἰσέρ-χεται ὁ Πιαρὸς Πολύχους φίλος καί συνήθης ὢν τοῦ Δουδλίου καὶ ἡ μήτηρ αὐτοῦ. ὁ δέ παῖς ἦν ἄσαρκος καὶ ἄχαρις πρόσωπον παρέχων γαλῇ ὁμοιότατονι ὅς γ’ εἴωθε τὰς τὼν ἄλλων χεῖρας ἀποστρέφειν, τοῦ Δουδλίου ἅμα παίοντος. Δούδλιος δ’ ἐπαύσατο εὐθὺς τοῦ δακρυρροεῖν προσποιεῖσθαι, τοιγαροῦν οὗ διὰ <text:soft-page-break/>μακροῦ ὁ ’Άρειος ἐν τῷ αὐτοκινήτῳ τρίτος ἐκάθητο τῷ τῶν Δουρσλείων μετὰ τοῦ Πιαροῦ καὶ τοῦ Δουδλίου τὰ τῆς τύχης ε”τι θαυμάζων ὡς οὔποτ’ εἷς κῆπον ζωολογικὸν ἐπελθών.</text:p>
          </table:table-cell>
          <table:table-cell table:style-name="Table1.A1" office:value-type="string">
            <text:p text:style-name="P3">After lunch they went to the reptile house. It was cool and dark in there, with lit windows all along the walls. Behind the glass, all sorts of lizards and snakes were crawling and slithering over bits of wood and stone. Dudley and Piers wanted to see huge, poisonous cobras and thick, man-crushing pythons. Dudley quickly found the largest snake in the place. It could have wrapped its body twice around Uncle Vernon's car and crushed it into a <text:soft-page-break/>trash can -- but at the moment it didn't look in the mood. In fact, it was fast asleep. </text:p>
          </table:table-cell>
        </table:table-row>
        <table:table-row table:style-name="TableLine2100154223296">
          <table:table-cell table:style-name="Table1.A1" office:value-type="string">
            <text:p text:style-name="P3">καὶ γὰρ τοῦτό γ’ ἐποίησαν οἶ Δούρσλειοι ῶς οὐδέν ἄλλο ἐπινοῆσαι περὶ αὐτοῦ δυνηθέντες.</text:p>
          </table:table-cell>
          <table:table-cell table:style-name="Table1.A1" office:value-type="string">
            <text:p text:style-name="P3">Dudley stood with his nose pressed against the glass, staring at the glistening brown coils. </text:p>
          </table:table-cell>
        </table:table-row>
        <table:table-row table:style-name="TableLine2100154223024">
          <table:table-cell table:style-name="Table1.A1" office:value-type="string">
            <text:p text:style-name="P3">ἀλλ’ ὅμως πρὶν οἴκοθεν ἆραι μόνῳ ἐκείνῳ εἰρηκὼς ὁ Φερνίων τὸ μέτωπον καταντικρὺ παραθεὶς ἐρυθρώτατον γεγενημένον Παραινῶ σοί, ἔφη, ὦ παῖ, παραινῶ σοὶ τόδ’ ε”γωγε ὡς εἰ γενήσεται πλημμελές καὶ μικρόν τι, δεήσει ἐκεῖ καταμεῖναί σε ἐν τῇ σκευοθηκῇ μέχρι τῶν Χριστουγέννων.</text:p>
          </table:table-cell>
          <table:table-cell table:style-name="Table1.A1" office:value-type="string">
            <text:p text:style-name="P3">"Make it move," he whined at his father. Uncle Vernon tapped on the glass, but the snake didn't budge. </text:p>
          </table:table-cell>
        </table:table-row>
        <table:table-row table:style-name="TableLine2100154208064">
          <table:table-cell table:style-name="Table1.A1" office:value-type="string">
            <text:p text:style-name="P3">Ἀλλ’ οὐ μέλλω ποιήσειν οὐδέν, ἦ δ’ ὅς, πιθοῦ μοι.</text:p>
          </table:table-cell>
          <table:table-cell table:style-name="Table1.A1" office:value-type="string">
            <text:p text:style-name="P3">"Do it again," Dudley ordered. Uncle Vernon rapped the glass smartly with his knuckles, but the snake just snoozed on. </text:p>
          </table:table-cell>
        </table:table-row>
        <table:table-row table:style-name="TableLine2100154217584">
          <table:table-cell table:style-name="Table1.A1" office:value-type="string">
            <text:p text:style-name="P3">ὁ δ’ οὐκ ἐπίθετο - οὐδεὶς γὰρ ἐπίστευεν οὐδέποτε τῷ Ἀρείῳ.</text:p>
          </table:table-cell>
          <table:table-cell table:style-name="Table1.A1" office:value-type="string">
            <text:p text:style-name="P3">"This is boring," Dudley moaned. He shuffled away. </text:p>
          </table:table-cell>
        </table:table-row>
        <table:table-row table:style-name="TableLine2100154220304">
          <table:table-cell table:style-name="Table1.A1" office:value-type="string">
            <text:p text:style-name="P3">πρᾶγμα γὰρ ἠν τῷ Ἁρείῳ τοιόνδε· πολλὰ μὲν δὴ καὶ παράδοξα αὐτοῦ παρόντος θαμὰ ἐγίγνετο, ἀεὶ δέ μάταιον μὴ φάσκειν ἐκπρᾶξαι αὐτά.</text:p>
          </table:table-cell>
          <table:table-cell table:style-name="Table1.A1" office:value-type="string">
            <text:p text:style-name="P3">Harry moved in front of the tank and looked intently at the snake. He wouldn't have been surprised if it had died of boredom itself -- no company except stupid people drumming their fingers on the glass trying to disturb it all day long. It was worse than having a cupboard as a bedroom, where the only visitor was Aunt Petunia hammering on the door to wake you up; at least he got to visit the rest of the house. </text:p>
          </table:table-cell>
        </table:table-row>
        <table:table-row table:style-name="TableLine2100154222752">
          <table:table-cell table:style-name="Table1.A1" office:value-type="string">
            <text:p text:style-name="P3">καὶ γὰρ ἄλλοτε ἡ Πετουνία ἐπειδὴ μάλ’ ἠγανάκτει πρὸς αὐτὸν ὡς ἀεὶ ἀπὸ μὲν κουρείου κατελθόντα, δοκοῦντα δέ μὴ κεκάρθαι, τὴν ψαλίδα λαβοῦσα οὕτως ἔκειρε τὴν κόμην αὐτοῦ ὥστε μόνον οὐ φαλακρὸς ἐφαίνετο· ἀπέσχετο γὰρ μὴ κεῖραι τὸ τοῦ μετώπου λάσιον ὡς τὴν οὐλὴν κρύπτον ἐκείνην ἣν ἀτερπεστάτην ἐνόμιζε.</text:p>
          </table:table-cell>
          <table:table-cell table:style-name="Table1.A1" office:value-type="string">
            <text:p text:style-name="P3">The snake suddenly opened its beady eyes. Slowly, very slowly, it raised its head until its eyes were on a level with Harry's. It winked. Harry stared. Then he looked quickly around to see if anyone was watching. They weren't. He looked back at the snake and winked, too.</text:p>
          </table:table-cell>
        </table:table-row>
        <table:table-row table:style-name="TableLine2100154210240">
          <table:table-cell table:style-name="Table1.A1" office:value-type="string">
            <text:p text:style-name="P3">13 ΑΡΕῙοΣ Πο ΤΗΡ</text:p>
          </table:table-cell>
          <table:table-cell table:style-name="Table1.A1" office:value-type="string">
            <text:p text:style-name="P3"/>
          </table:table-cell>
        </table:table-row>
        <table:table-row table:style-name="TableLine2100154215408">
          <table:table-cell table:style-name="Table1.A1" office:value-type="string">
            <text:p text:style-name="P3">τούτου γὰρ ἕνεκα ὁ Δούδλιος μέγα ἐκάχασε κατὰ τὸν ’Ἀρειον ὁ δ’ οὖν ἀγρυπνῶν ὕπαρ ἐννοεῖται οἶα δὴ αὔριον πείσεται τοῖς μαθηταῖς καταγεγελασμένος ἤδη διὰ τό τ’ ἄμορφον τὸ τῆς ἐσθῆτος καὶ τὰ δίοπτρα τὰ ταινίᾳ ἀνωρθωμένα κολλητικῇ. τῇ δ’ ὑστεραία <text:soft-page-break/>ἐξεγειρόμενος τῆς κόμης ἔτυχεν οὐδέν μεταλλαγμένης ἢ πρὶν κεκάρθαι. μετὰ δὲ ταῦτα δίκην διδοὺς ἐν τῇ σκευοθήκῃ ἠναγκάσθη ἐπτὰ ἡμέρας μεῖναι, καίπερ φράσας ὅτι οῦκ ε”στιν αὐτῷ ἐκφράσαι ὅπως δι’ ἐλαχίστου δὴ ἡ κόμη ἀνέφυ.</text:p>
          </table:table-cell>
          <table:table-cell table:style-name="Table1.A1" office:value-type="string">
            <text:p text:style-name="P3">The snake jerked its head toward Uncle Vernon and Dudley, then raised its eyes to the ceiling. It gave Harry a look that said quite plainly: "I get that all the time. </text:p>
          </table:table-cell>
        </table:table-row>
        <table:table-row table:style-name="TableLine2100154208336">
          <table:table-cell table:style-name="Table1.A1" office:value-type="string">
            <text:p text:style-name="P3"/>
          </table:table-cell>
          <table:table-cell table:style-name="Table1.A1" office:value-type="string">
            <text:p text:style-name="P3"/>
          </table:table-cell>
        </table:table-row>
        <table:table-row table:style-name="TableLine2100154218128">
          <table:table-cell table:style-name="Table1.A1" office:value-type="string">
            <text:p text:style-name="P3">ἄλλοτε δέ ἡ Πετουνία ἐβιάζετο αὐτὸν φορῆσαι ἐνδυτόν τι δύσμορφόν τε καὶ σαθρὸν καὶ τῶ Δουδλίῳ κατατετριμμένον ποτέ, οἷον οἱ νῦν πούλοβερ καλοῦσιν. ἐρεοῦν γὰρ ἦν καὶ ὄρφνινον τὸ εἶδος καὶ πεποικιλμένον που θυσάνοις πολλοῖς καὶ ξανθοῖς. ἀλλ’ ὅσῳ μᾶλλον αὕτη ἐπεχείρησε κατασπάσαι ἀμφὶ τὴν κεφαλὴν αὐτοῦ τὸ ἐρεοῦν, τοσούτῳ μικρότερον γενέσθαι ἐδόκει, ὥστε τὸ τέλος φαίν-εσθαι οἷόν τε ἁρμόζειν ἀγάλματι μὲν νευροσπαστικῲ τινί, Ἁρείῳ δ’ οὐδαμῶς. δόξαν μέντοι τῇ Πετουνία πλυνόμενον τὸ πούλοβερ εἷς μικρὸν συνῆχθαι, τούτου γ’ ἄρα τοῦ γεγενημένου ὁ ’Άρειος δίκας οὐ δίδους χάριν ᾔδει μεγίστην δή.</text:p>
          </table:table-cell>
          <table:table-cell table:style-name="Table1.A1" office:value-type="string">
            <text:p text:style-name="P3">"I know," Harry murmured through the glass, though he wasn't sure the snake could hear him. "It must be really annoying." </text:p>
            <text:p text:style-name="P3">The snake nodded vigorously. </text:p>
            <text:p text:style-name="P3">"Where do you come from, anyway?" Harry asked. </text:p>
            <text:p text:style-name="P3">The snake jabbed its tail at a little sign next to the glass. Harry peered at it. </text:p>
            <text:p text:style-name="P3">Boa Constrictor, Brazil. </text:p>
            <text:p text:style-name="P3">"Was it nice there?" </text:p>
            <text:p text:style-name="P3">The boa constrictor jabbed its tail at the sign again and Harry read on: This specimen was bred in the zoo. "Oh, I see -- so you've never been to Brazil?" </text:p>
            <text:p text:style-name="P3">As the snake shook its head, a deafening shout behind Harry made both of them jump. </text:p>
            <text:p text:style-name="P3">"DUDLEY! MR. DURSLEY! COME AND LOOK AT THIS SNAKE! YOU WON'T BELIEVE WHAT IT'S DOING!" </text:p>
            <text:p text:style-name="P3">Dudley came waddling toward them as fast as he could. </text:p>
          </table:table-cell>
        </table:table-row>
        <table:table-row table:style-name="TableLine2100154218400">
          <table:table-cell table:style-name="Table1.A1" office:value-type="string">
            <text:p text:style-name="P3">ἄλλοτε δ’ αὖ ἐν διδασκαλείῳ εἷς μέγαν κακὸν ἑαυτὸν ἐνέβαλεν ἁλοὺς ἐπὶ τῷ κεράμῳ τῷ τοῦ μαγειρείου. οἱ γὰρ ἀμφὶ τὸν Δούδλιον κατ’ ἦθος κυνηγετοῦντες αὐτὸν ἐδίωκόν ποτε. ὁ δὲ ἐξ ἀπροσδοκ-ήτου ἐπὶ τῇ κάπνῃ καθημένος ε”λαθεν οὐ μόνον τούς ἄλλους ἀλλὰ καί ἑαυτόν. διὸ ἡ σχολάρχης πάνυ ἀγανακτήσασα δι’ ἐπιστολὴν ἐξήγγειλε τοῖς Δουρσλείοις ὄτι ὁ ’Άρειος ἐπὶ τὰ ἄκρα τοῦ διδασκα-λείου ἀνερριχήσατο. ἀλλ’ οὗτος οὐκ ἔφη ἐπιχειρῆσαι οὐδέν· ἀναπηδ-ήσας γὰρ μέλλων κρύψεσθαι ὄπισθε τῶν μεγάλων δοχείων τῶν πρὸς τὰ τοῖς μαγείροις ἐκκεκαθαρμένα, ἐξ ἀπροσδοκήτου ὡς ᾤετο, ἐν μέσῳ <text:soft-page-break/>τῷ πηδήματι μετεωρισθῆναί πως ὑπὸ τοῦ ἀνέμου.</text:p>
          </table:table-cell>
          <table:table-cell table:style-name="Table1.A1" office:value-type="string">
            <text:p text:style-name="P3">"Out of the way, you," he said, punching Harry in the ribs. Caught by surprise, Harry fell hard on the concrete floor. What came next happened so fast no one saw how it happened -- one second, Piers and Dudley were leaning right up close to the glass, the next, they had leapt back with howls of horror. </text:p>
          </table:table-cell>
        </table:table-row>
        <table:table-row table:style-name="TableLine2100154208608">
          <table:table-cell table:style-name="Table1.A1" office:value-type="string">
            <text:p text:style-name="P3"><text:s/>τοῦτο γοῦν ε”λεγε τῷ θείῳ βοῶν διὰ τῆς τοῦ σκευοφυλακίου θύρας τῆς ἥδη συγκεκλῃμένης.</text:p>
          </table:table-cell>
          <table:table-cell table:style-name="Table1.A1" office:value-type="string">
            <text:p text:style-name="P3">Harry sat up and gasped; the glass front of the boa constrictor's tank had vanished. The great snake was uncoiling itself rapidly, slithering out onto the floor. People throughout the reptile house screamed and started running for the exits. </text:p>
          </table:table-cell>
        </table:table-row>
        <table:table-row table:style-name="TableLine2100154220032">
          <table:table-cell table:style-name="Table1.A1" office:value-type="string">
            <text:p text:style-name="P3"/>
          </table:table-cell>
          <table:table-cell table:style-name="Table1.A1" office:value-type="string">
            <text:p text:style-name="P3"/>
          </table:table-cell>
        </table:table-row>
        <table:table-row table:style-name="TableLine2100154220576">
          <table:table-cell table:style-name="Table1.A1" office:value-type="string">
            <text:p text:style-name="P3">ἀλλὰ ταύτῃ γε τῇ ἡμέρᾳ οὐδέν κακόν, ὡς οἴεται, χρὴ γενέσθαι, οὐδ’ αὖ χαλεπῶς φέρει τὸ μετὰ Δουδλίου τε καὶ Πιαροῦ διημερ-εῦσαι, ὡς οὐ μέλλων διατρίψειν οὔτ’ ἐν διδασκαλείῳ οὔτ’ ἐν σκευο-φυλακίῳ οὔτ’ ἐν τῷ τῆς Συκέας δωματίῳ τῴ ῥαφάνων ἀπόζοντι.</text:p>
          </table:table-cell>
          <table:table-cell table:style-name="Table1.A1" office:value-type="string">
            <text:p text:style-name="P3">As the snake slid swiftly past him, Harry could have sworn a low, hissing voice said, "Brazil, here I come.... Thanksss, amigo." </text:p>
          </table:table-cell>
        </table:table-row>
        <table:table-row table:style-name="TableLine2100154215680">
          <table:table-cell table:style-name="Table1.A1" office:value-type="string">
            <text:p text:style-name="P3">ἐποχούμενος τοίνυν ὁ Δούρσλειος πόλλ’ ἐσχετλίαζε τῇ γυναικὶ διαλεγόμενος· ἤρεσκε γὰρ αὐτῷ σχετλιάζειν ὡς δεινὰ πάσχοντι πρός τε τῶν ἐν τῴ ἐργαστηρίῳ καὶ πρὸς τοῦ Ἁρείου καὶ πρὸς τῶν βουλευτῶν καὶ πρὸς τοῦ Ἁρείου αὖθις καὶ πρὸς τῶν τραπεζιτ-ευόντων καὶπρὸς τοῦ Ἁρείου πάλιν. περὶγὰρ τῶν τοιούτων μάλισθ’ ἥδετο λόγῳ φιλονικῶν. τήμερον δ’ οῦν περὶ τῶν αὐτοκινήτων δικύκλων ὁ λόγος. ’Άγαν γὰρ βρέμονται, ἔφη, οἶ κάκιστ’ ἀπολούμ-ενοι οῦτοι ταχύνοντες ὥσπερ παράκοποι φρενῶν.</text:p>
          </table:table-cell>
          <table:table-cell table:style-name="Table1.A1" office:value-type="string">
            <text:p text:style-name="P3">The keeper of the reptile house was in shock. </text:p>
            <text:p text:style-name="P3">"But the glass," he kept saying, "where did the glass go?" </text:p>
            <text:p text:style-name="P3">The zoo director himself made Aunt Petunia a cup of strong, sweet tea while he apologized over and over again. 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text:p>
          </table:table-cell>
        </table:table-row>
        <table:table-row table:style-name="TableLine2100154221936">
          <table:table-cell table:style-name="Table1.A1" office:value-type="string">
            <text:p text:style-name="P3">ΠΕΡΙ ΤΗΣ ΥΑΑΟΥ ΤΗΣ ΗΦΑΝῙΣΜΕΝΗΣ 19</text:p>
          </table:table-cell>
          <table:table-cell table:style-name="Table1.A1" office:value-type="string">
            <text:p text:style-name="P3"/>
          </table:table-cell>
        </table:table-row>
        <table:table-row table:style-name="TableLine2100154223568">
          <table:table-cell table:style-name="Table1.A1" office:value-type="string">
            <text:p text:style-name="P3">καὶ ὁ ’Άρειος - ἐξαίφνης γὰρ ἐμέμνητο τόδε – Ὠνειροπόλησα δίκυκλον, ἔφη, πετόμενον.</text:p>
          </table:table-cell>
          <table:table-cell table:style-name="Table1.A1" office:value-type="string">
            <text:p text:style-name="P3">Uncle Vernon waited until Piers was safely out of the house before starting on Harry. He was so angry he could hardly speak. He managed to say, "Go -- cupboard -- stay -- no meals," before he collapsed into a chair, and Aunt Petunia had to run and get him a large brandy. </text:p>
          </table:table-cell>
        </table:table-row>
        <table:table-row table:style-name="TableLine2100154212960">
          <table:table-cell table:style-name="Table1.A1" office:value-type="string">
            <text:p text:style-name="P3">ὁ δέ Δούρσλειος μονονουχὶ προσέκρουσε τῷ ὀχήματι τῷ ἔμπροσθεν, περιστρεφόμενος δέ πρὸς ’Ἀρειον καὶ τὸ πρόσωπον οἷον γογγυλίδα παρέχων <text:soft-page-break/>μεγάλην καὶ φοινικῆν καὶ μύστακα ἀνα-φύσασαν βοὴν ὑπέρτονον ἐφίεις Μὴ πέτονται, ἔφη, οἶ δίκυκλοι.</text:p>
          </table:table-cell>
          <table:table-cell table:style-name="Table1.A1" office:value-type="string">
            <text:p text:style-name="P3">Harry lay in his dark cupboard much later, wishing he had a watch. He didn't know what time it was and he couldn't be sure the Dursleys were asleep <text:soft-page-break/>yet. Until they were, he couldn't risk sneaking to the kitchen for some food. </text:p>
          </table:table-cell>
        </table:table-row>
        <table:table-row table:style-name="TableLine2100154220848">
          <table:table-cell table:style-name="Table1.A1" office:value-type="string">
            <text:p text:style-name="P3"/>
          </table:table-cell>
          <table:table-cell table:style-name="Table1.A1" office:value-type="string">
            <text:p text:style-name="P3"/>
          </table:table-cell>
        </table:table-row>
        <table:table-row table:style-name="TableLine2100154217040">
          <table:table-cell table:style-name="Table1.A1" office:value-type="string">
            <text:p text:style-name="P3">καὶ ἐπισκωπτόντων Δουδλίου καὶ Πιαροῦ, ὁ Ἄρειος Ὀρθῶς λέγεις, ἔφη, ὠνειροπόλουν γάρ.</text:p>
          </table:table-cell>
          <table:table-cell table:style-name="Table1.A1" office:value-type="string">
            <text:p text:style-name="P3">It took quite a while for them all to get off the platform. A wizened old guard was up by the ticket barrier, letting them go through the gate in twos and threes so they didn't attract attention by all bursting out of a solid wall at once and alarming the Muggles. </text:p>
          </table:table-cell>
        </table:table-row>
        <table:table-row table:style-name="TableLine2100154222208">
          <table:table-cell table:style-name="Table1.A1" office:value-type="string">
            <text:p text:style-name="P3"/>
          </table:table-cell>
          <table:table-cell table:style-name="Table1.A1" office:value-type="string">
            <text:p text:style-name="P3"/>
          </table:table-cell>
        </table:table-row>
        <table:table-row table:style-name="TableLine2100154215952">
          <table:table-cell table:style-name="Table1.A1" office:value-type="string">
            <text:p text:style-name="P3">εἰρημένῳ δὲ τοῦτο παραυτίκα μετέμελεν αὐτῷ. οἱ γὰρ Δούρσλειοι τὰ τ’ ἄλλα αὐτῷ ἐνεκάλουν καὶ τὸ περιττὰ ἐπερωτᾶν καὶ δὴ καὶ τὸ ἄγαν διαλέγεσθαι περὶ τὰ μὴ κατὰ λόγον γενόμενα εἴτ’ ὄναρ φαινόμενα εἴτ’ ἐν εἶκόνι γεγραμμένα, δεδιότες δηλαδὴ μή πως σφαλερόν τι μάθῃ.</text:p>
          </table:table-cell>
          <table:table-cell table:style-name="Table1.A1" office:value-type="string">
            <text:p text:style-name="P3">He'd lived with the Dursleys almost ten years, ten miserable years, as long as he could remember, ever since he'd been a baby and his parents had died in that car crash. He couldn't remember being in the car when his parents had died. Sometimes, when he strained his memory during long hours in his cupboard, he came up with a strange vision: a blinding flash of green light and a burn- ing pain on his forehead. This, he supposed, was the crash, though he couldn't imagine where all the green light came from. He couldn't remember his parents at all. His aunt and uncle never spoke about them, and of course he was forbidden to ask questions. There were no photographs of them in the house. </text:p>
          </table:table-cell>
        </table:table-row>
        <table:table-row table:style-name="TableLine2100154213776">
          <table:table-cell table:style-name="Table1.A1" office:value-type="string">
            <text:p text:style-name="P3">πρὸς δέ τούς κήπους ἄλλοι ξυγκατέβαινον πολλοὶ μετὰ γυναικῶν καὶ παίδων - σχολὴ γὰρ ἦν ἅπασι καὶ πολὺς ἥλιος. οἱ δέ Δούρσλειοι ἥκοντες τῷ μέν Δουδλίῳ καὶ τῷ Πιαρῴ παγωτὰ μεγάλα καὶ σοκολατὰ ἐπρίαντο - παγωτὸν γὰρ καλοῦσιν οἱ ἐνθάδε ἁφρόγαλά τι πεπηγμένον καὶ ἡδυσμένον - Ἁρείῳ δέ ἀδάπανόν τι, γλύκυσμα λέγω κρυστάλλινον λεμωνίου χυμῷ πεποιημένον. καὶ οῦκ ἂν ἔλαβεν οὐδὲ τοῦτέἷ μὴ ἡ παγωτόπωλις ἐκ τῆς ἁμάξης μειδιῶσα ἤρετο τί θέλει, φθάσασα ἐκείνους ἀφέλξοντας αὐτόν.</text:p>
          </table:table-cell>
          <table:table-cell table:style-name="Table1.A1" office:value-type="string">
            <text:p text:style-name="P3">When he had been younger, Harry had dreamed and dreamed of some unknown relation coming to take him away, but it had never happened; the Dursleys were his only family. Yet sometimes he thought (or maybe hoped) that strangers in the street seemed to know him. Very strange strangers they were, too. A tiny man in a violet top hat had bowed to him once while out shopping with Aunt Petunia and Dudley. After asking Harry furiously if he knew the man, Aunt Petunia had rushed them out of the shop without buying anything. A wild-looking old woman dressed all in green had waved merrily at him once on a bus. A bald man in a very long purple coat had actually shaken his hand in the street the other day and then walked away without <text:soft-page-break/>a word. The weirdest thing about all these people was the way they seemed to vanish the second Harry tried to get a closer look. </text:p>
          </table:table-cell>
        </table:table-row>
        <table:table-row table:style-name="TableLine2100154214048">
          <table:table-cell table:style-name="Table1.A1" office:value-type="string">
            <text:p text:style-name="P3"/>
          </table:table-cell>
          <table:table-cell table:style-name="Table1.A1" office:value-type="string">
            <text:p text:style-name="P3">At school, Harry had no one. Everybody knew that Dudley's gang hated that odd Harry Potter in his baggy old clothes and broken glasses, and nobody liked to disagree with Dudley's gang. </text:p>
          </table:table-cell>
        </table:table-row>
        <table:table-row table:style-name="TableLine2100154216496">
          <table:table-cell table:style-name="Table1.A1" office:value-type="string">
            <text:p text:style-name="P3"/>
          </table:table-cell>
          <table:table-cell table:style-name="Table1.A1" office:value-type="string">
            <text:p text:style-name="P3">CHAPTER THREE </text:p>
          </table:table-cell>
        </table:table-row>
        <table:table-row table:style-name="TableLine2100154221120">
          <table:table-cell table:style-name="Table1.A1" office:value-type="string">
            <text:p text:style-name="P3"/>
          </table:table-cell>
          <table:table-cell table:style-name="Table1.A1" office:value-type="string">
            <text:p text:style-name="P3">THE LETTERS FROM NO ONE </text:p>
          </table:table-cell>
        </table:table-row>
        <table:table-row table:style-name="TableLine2100154208880">
          <table:table-cell table:style-name="Table1.A1" office:value-type="string">
            <text:p text:style-name="P3">ὁ δέ οὐ φαῦλον ε”κρινε τοῦτο περιλιχμώμενος δι’ οῦ ἐθαύμαζον πάντες πίθηκον τὸ κράνιον ἀφθόνως κνώμενον καὶ μάλ’ ὡμοιωμένον τῷ Δουδλίῳ, ὡς ᾤετο, πλὴν ἀλλ’ οὐκ ἦν λευκόθριξ.</text:p>
          </table:table-cell>
          <table:table-cell table:style-name="Table1.A1" office:value-type="string">
            <text:p text:style-name="P3">The escape of the Brazilian boa constrictor earned Harry his longest-ever punishment. 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able:table-cell>
        </table:table-row>
        <table:table-row table:style-name="TableLine2100154217312">
          <table:table-cell table:style-name="Table1.A1" office:value-type="string">
            <text:p text:style-name="P3"/>
          </table:table-cell>
          <table:table-cell table:style-name="Table1.A1" office:value-type="string">
            <text:p text:style-name="P3"/>
          </table:table-cell>
        </table:table-row>
        <table:table-row table:style-name="TableLine2100154206976">
          <table:table-cell table:style-name="Table1.A1" office:value-type="string">
            <text:p text:style-name="P3"/>
          </table:table-cell>
          <table:table-cell table:style-name="Table1.A1" office:value-type="string">
            <text:p text:style-name="P3"/>
          </table:table-cell>
        </table:table-row>
        <table:table-row table:style-name="TableLine2100154218672">
          <table:table-cell table:style-name="Table1.A1" office:value-type="string">
            <text:p text:style-name="P3">τήμερον δὴ πλέον εὐφραίνεται ἢ ἐκ πολλοῦ. ἐβάδιζε μέντοι ὀλίγον ἀφιστάμενος τῶν Δουρσλείων, εὐλαβούμενος μὴ οἶ παῖδες - μεσημβρίας γὰρ γενομένης προσκορές ἤδη αὐτοῖς ἐγίγνετο τὸ τῶν ζῴων - μὴ ἐπιτρέπωνται πρὸς τὸ μάλιστ’ αὐτοῖς ἀρεσκόντως ἕχον τοῦτ’ ἐστὶ τὸ τύπτειν αὐτόν.</text:p>
          </table:table-cell>
          <table:table-cell table:style-name="Table1.A1" office:value-type="string">
            <text:p text:style-name="P3">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able:table-cell>
        </table:table-row>
        <table:table-row table:style-name="TableLine2100154218944">
          <table:table-cell table:style-name="Table1.A1" office:value-type="string">
            <text:p text:style-name="P3"/>
          </table:table-cell>
          <table:table-cell table:style-name="Table1.A1" office:value-type="string">
            <text:p text:style-name="P3"/>
          </table:table-cell>
        </table:table-row>
        <table:table-row table:style-name="TableLine2100154219216">
          <table:table-cell table:style-name="Table1.A1" office:value-type="string">
            <text:p text:style-name="P3">δόξαν δὲ ἐδώδιμόν τι λαβεῖν ἐν τῶ τῶν κήπων ἑστιατορίῳ, ὁ Δούδλιος οὕτως ἐδυσχέραινε περὶ τῆς θυλακοδόξης - αὑτὴ ἐστὶ παγωτόν τι παμμέγεθες δή - ὡς πάνυ ὑπὸ μέτρου οὔσης, ὥστε ὁ θεῖος τούτῳ μὲν ἄλλην καί μείζω Ἁρείῳ δέ τὸ λείψανον τῆς ἄρτι ἀφειμένης ε”δωκεν ἐσθίειν.</text:p>
          </table:table-cell>
          <table:table-cell table:style-name="Table1.A1" office:value-type="string">
            <text:p text:style-name="P3">This was why Harry spent as much time as possible out of the house, wandering around and thinking about the end of the holidays, where he could see a tiny ray of hope. When September came he would be going off to secondary school and, for the first time in his life, he wouldn't be with Dudley. Dudley had been accepted at Uncle Vernon's old private school, Smeltings. Piers Polkiss was going there too. Harry, on the other hand, was going to Stonewall High, the local public school. Dudley thought this was very funny. </text:p>
          </table:table-cell>
        </table:table-row>
        <text:soft-page-break/>
        <table:table-row table:style-name="TableLine2100154212144">
          <table:table-cell table:style-name="Table1.A1" office:value-type="string">
            <text:p text:style-name="P3"/>
          </table:table-cell>
          <table:table-cell table:style-name="Table1.A1" office:value-type="string">
            <text:p text:style-name="P3"/>
          </table:table-cell>
        </table:table-row>
        <table:table-row table:style-name="TableLine2100154207248">
          <table:table-cell table:style-name="Table1.A1" office:value-type="string">
            <text:p text:style-name="P3"/>
          </table:table-cell>
          <table:table-cell table:style-name="Table1.A1" office:value-type="string">
            <text:p text:style-name="P3"/>
          </table:table-cell>
        </table:table-row>
        <table:table-row table:style-name="TableLine2100154219488">
          <table:table-cell table:style-name="Table1.A1" office:value-type="string">
            <text:p text:style-name="P3"/>
          </table:table-cell>
          <table:table-cell table:style-name="Table1.A1" office:value-type="string">
            <text:p text:style-name="P3"/>
          </table:table-cell>
        </table:table-row>
        <table:table-row table:style-name="TableLine2100154209968">
          <table:table-cell table:style-name="Table1.A1" office:value-type="string">
            <text:p text:style-name="P3"/>
          </table:table-cell>
          <table:table-cell table:style-name="Table1.A1" office:value-type="string">
            <text:p text:style-name="P3"/>
          </table:table-cell>
        </table:table-row>
        <table:table-row table:style-name="TableLine2100154206432">
          <table:table-cell table:style-name="Table1.A1" office:value-type="string">
            <text:p text:style-name="P3">20 ΑΡΕΙΟΣ ΠΟΤΗΡ</text:p>
          </table:table-cell>
          <table:table-cell table:style-name="Table1.A1" office:value-type="string">
            <text:p text:style-name="P3"/>
          </table:table-cell>
        </table:table-row>
        <table:table-row table:style-name="TableLine2100154209152">
          <table:table-cell table:style-name="Table1.A1" office:value-type="string">
            <text:p text:style-name="P3">ὕστερον δέ λογισάμενος ταῦτα συνῄδει ἑαυτῷ τοσαύτης τῆς εὐποτμίας οὐ διὰ μακροῦ μέλλοντι ἀπολαύσειν.</text:p>
          </table:table-cell>
          <table:table-cell table:style-name="Table1.A1" office:value-type="string">
            <text:p text:style-name="P3">"They stuff people's heads down the toilet the first day at Stonewall," he told Harry. "Want to come upstairs and practice?" </text:p>
          </table:table-cell>
        </table:table-row>
        <table:table-row table:style-name="TableLine2100154211056">
          <table:table-cell table:style-name="Table1.A1" office:value-type="string">
            <text:p text:style-name="P3"/>
          </table:table-cell>
          <table:table-cell table:style-name="Table1.A1" office:value-type="string">
            <text:p text:style-name="P3"/>
          </table:table-cell>
        </table:table-row>
        <table:table-row table:style-name="TableLine2100154213232">
          <table:table-cell table:style-name="Table1.A1" office:value-type="string">
            <text:p text:style-name="P3">ἡνίκα δέ δείλη ἐγένετο εἰσῆλθον εἰς οἶκίδιόν τι οῦ ἕρπετα ἐτρέφετο παντοδαπά. ψυχρὸν δὲ ἦν ε”νδον καί σκοτῶδες. καὶ διὰ τῶν θυρίδων τῶν παρὰ τοίχους πεφωτισμένων ἴδοις ἂν γαλεώτας παντοίας καὶ δράκοντας περὶ κλάδους ἢ λίθους ἕρποντας καί ι’λυσ-πωμένους. ὁ δέ Δούδλιος καὶ ὁ Πιαρὸς ἐχίδνας μεγάλας καὶ ιὀβόλους ἤλπιζον ὄψεσθαι καὶ πύθωνας παχεῖς καί ἀνθρωπο-κτόνους· ἐκεῖνος δέ ταχέως δράκοντα ηὗρε τὸν τῶν ἐκεῖ μέγιστον.</text:p>
          </table:table-cell>
          <table:table-cell table:style-name="Table1.A1" office:value-type="string">
            <text:p text:style-name="P3">"No, thanks," said Harry. "The poor toilet's never had anything as horrible as your head down it -- it might be sick." Then he ran, before Dudley could work out what he'd said. </text:p>
          </table:table-cell>
        </table:table-row>
        <table:table-row table:style-name="TableLine2100154207520">
          <table:table-cell table:style-name="Table1.A1" office:value-type="string">
            <text:p text:style-name="P3"/>
          </table:table-cell>
          <table:table-cell table:style-name="Table1.A1" office:value-type="string">
            <text:p text:style-name="P3"/>
          </table:table-cell>
        </table:table-row>
        <table:table-row table:style-name="TableLine2100154209696">
          <table:table-cell table:style-name="Table1.A1" office:value-type="string">
            <text:p text:style-name="P3">τηλικοῦτον δὴ φαίης ἂν πεφυκέναι ὥστε δὶς περιελισσόμενον αὐτὸ τὸ τοῦ Δουρσλείου ὄχημα συνθραῦσαι ὡς φορυτοδοχεῖον ποιησ-όμενον. οὐ μὴν οὐδὲ τότε ἤθελε ποιῆσαι τοῦτο, ἐκάθευδε γάρ. </text:p>
          </table:table-cell>
          <table:table-cell table:style-name="Table1.A1" office:value-type="string">
            <text:p text:style-name="P3">One day in July, Aunt Petunia took Dudley to London to buy his Smeltings uniform, leaving Harry at Mrs. Figg's. Mrs. Figg wasn 't as bad as usual. It turned out she'd broken her leg tripping over one of her cats, and she didn't seem quite as fond of them as before. She let Harry watch television and gave him a bit of chocolate cake that tasted as though she'd had it for several years. </text:p>
          </table:table-cell>
        </table:table-row>
        <table:table-row table:style-name="TableLine2100154210512">
          <table:table-cell table:style-name="Table1.A1" office:value-type="string">
            <text:p text:style-name="P3">ὁ δ’ οὖν Δούδλιος τὰς ῥῖνας παρέχων ὥσπερ πρὸς τὴν ὕαλον κεκολλη-μένας, ἀτενές πρὸς τὰς ἕλικας αὐτοῦ ε”βλεπε μελαίνας καὶ μαρμαιρούσας.</text:p>
          </table:table-cell>
          <table:table-cell table:style-name="Table1.A1" office:value-type="string">
            <text:p text:style-name="P3">That evening, Dudley paraded around the living room for the family in his brand-new uniform. Smeltings' boys wore maroon tailcoats, orange knickerbockers, and flat straw hats called boaters. They also carried knobbly sticks, used for hitting each other while the teachers weren't looking. This was supposed to be good training for later life. </text:p>
          </table:table-cell>
        </table:table-row>
        <table:table-row table:style-name="TableLine2100154210784">
          <table:table-cell table:style-name="Table1.A1" office:value-type="string">
            <text:p text:style-name="P3">Πρᾶξον ὅπως κινηθήσεται, εἶπε τῷ πατρί, κρούσαντος δ’ αὐτοῦ πρὸς τὴν ὕαλον, οὐδὲν ἐκινήθη ὁ δράκων.</text:p>
          </table:table-cell>
          <table:table-cell table:style-name="Table1.A1" office:value-type="string">
            <text:p text:style-name="P3">As he looked at Dudley in his new knickerbockers, Uncle Vernon said gruffly that it was the proudest moment of his life. Aunt Petunia burst into tears and said she couldn't believe it was her Ickle <text:soft-page-break/>Dudleykins, he looked so handsome and grown-up. Harry didn't trust himself to speak. He thought two of his ribs might already have cracked from trying not to laugh.</text:p>
          </table:table-cell>
        </table:table-row>
        <table:table-row table:style-name="TableLine2100154213504">
          <table:table-cell table:style-name="Table1.A1" office:value-type="string">
            <text:p text:style-name="P3">καὶ κελευσθέντος μὲν τοῦ πατρὸς αὖθις τὸ αὐτὸ ποιῆσαι, κρού-σαντος δέ αὖθις τοῖς κονδύλοις, ὁ δράκων ε”τι καθεύδει.</text:p>
          </table:table-cell>
          <table:table-cell table:style-name="Table1.A1" office:value-type="string">
            <text:p text:style-name="P3">There was a horrible smell in the kitchen the next morning when Harry went in for breakfast. It seemed to be coming from a large metal tub in the sink. He went to have a look. The tub was full of what looked like dirty rags swimming in gray water. </text:p>
          </table:table-cell>
        </table:table-row>
        <table:table-row table:style-name="TableLine2100154214320">
          <table:table-cell table:style-name="Table1.A1" office:value-type="string">
            <text:p text:style-name="P3">Δούδλιος μέν οῦν Κεκόρημαι τούτου, ἔφη στένων καὶ ἀπέβη.</text:p>
          </table:table-cell>
          <table:table-cell table:style-name="Table1.A1" office:value-type="string">
            <text:p text:style-name="P3">"What's this?" he asked Aunt Petunia. Her lips tightened as they always did if he dared to ask a question. </text:p>
          </table:table-cell>
        </table:table-row>
        <table:table-row table:style-name="TableLine2100154224656">
          <table:table-cell table:style-name="Table1.A1" office:value-type="string">
            <text:p text:style-name="P3">ὁ δ’ ’Ἀρειος πρὸ τῆς ὑάλου ἑστὼς βλέπει πρὸς τὸν δράκοντά οὐ γὰρ ἐθαύμασεν ἂν εἶ οὗτος ἀμέλει κεκορημένος καὶ τέθνηκεν, ὡς οὐδέν δεχόμενος οὐδέποτε πλὴν ἀνθρώπων βλακικῶν τοῖς δακτ-ύλοις πρὸς τὴν ὕαλον ἀεὶ κρουόντων καὶ λυπῆσαι πειρωμένων.</text:p>
          </table:table-cell>
          <table:table-cell table:style-name="Table1.A1" office:value-type="string">
            <text:p text:style-name="P3">"Your new school uniform," she said. </text:p>
            <text:p text:style-name="P3">Harry looked in the bowl again. </text:p>
            <text:p text:style-name="P3">"Oh," he said, "I didn't realize it had to be so wet." </text:p>
            <text:p text:style-name="P3">"DotA be stupid," snapped Aunt Petunia. "I'm dyeing some of Dudley's old things gray for you. It'll look just like everyone else's when I've finished." </text:p>
          </table:table-cell>
        </table:table-row>
        <table:table-row table:style-name="TableLine2100154225744">
          <table:table-cell table:style-name="Table1.A1" office:value-type="string">
            <text:p text:style-name="P3">κακίων γὰρ ε”δοξεν ἡ τοιαύτη δίαιτα ἢ τὸ ἐν σκευοφυλακίῳ κοιμ-ᾶσθαι δεχόμενον μόνην τὴν Πετουνίαν κρούουσάν τε πρὸς τὴν θύραν καὶ ἐξεγεῖραι πειρωμένην. ἐξεῖναι γὰρ αὐτῷ γοῦν τὴν ἄλλην οἰκίαν περιελθεῖν.</text:p>
          </table:table-cell>
          <table:table-cell table:style-name="Table1.A1" office:value-type="string">
            <text:p text:style-name="P3">Harry seriously doubted this, but thought it best not to argue. He sat down at the table and tried not to think about how he was going to look on his first day at Stonewall High -- like he was wearing bits of old elephant skin, probably. </text:p>
          </table:table-cell>
        </table:table-row>
        <table:table-row table:style-name="TableLine2100154237440">
          <table:table-cell table:style-name="Table1.A1" office:value-type="string">
            <text:p text:style-name="P3">ὁ δέ δράκων ε”λυσεν ἄφνω τοὺς ὀφθαλμούς. ι’δού· καὶ γὰρ τήν τε κεφαλὴν βραδύτατα ἀνακύψας καὶ τοῦς ὀφθαλμοὺς παρασχὼν ἐξ ἴσου τῷ Ἀρείῳ, ἐσκαρδάμυξεν.</text:p>
          </table:table-cell>
          <table:table-cell table:style-name="Table1.A1" office:value-type="string">
            <text:p text:style-name="P3">Dudley and Uncle Vernon came in, both with wrinkled noses because of the smell from Harry's new uniform. Uncle Vernon opened his newspaper as usual and Dudley banged his Smelting stick, which he carried everywhere, on the table. </text:p>
          </table:table-cell>
        </table:table-row>
        <table:table-row table:style-name="TableLine2100154235536">
          <table:table-cell table:style-name="Table1.A1" office:value-type="string">
            <text:p text:style-name="P3">ὁ δέ τέως μὲν ἀτενέσι τοῖς ὀφθαλμοῖς κέχηνε, ἔπειτα δέ εὐλαβ-ηθεὶς μὴ παρών τις αἴσθηται αὐτοῦ, πάλιν δέ πρὸς ἐκεῖνον ἀπο-βλέψας, ἐσκαρδάμυξε καί αὐτός.</text:p>
          </table:table-cell>
          <table:table-cell table:style-name="Table1.A1" office:value-type="string">
            <text:p text:style-name="P3">They heard the click of the mail slot and flop of letters on the doormat. "Get the mail, Dudley," said Uncle Vernon from behind his paper. "Make Harry get it." "Get the mail, Harry." "Make Dudley get it." "Poke him with your Smelting stick, Dudley." </text:p>
          </table:table-cell>
        </table:table-row>
        <table:table-row table:style-name="TableLine2100154229008">
          <table:table-cell table:style-name="Table1.A1" office:value-type="string">
            <text:p text:style-name="P3">καί νεύσας ὁ δράκων τῇ κεφαλῇ πρὸς τούς Δουρσλείους, καὶ ἐπάνω τὰς ὀφρῦς ἀνασπάσας, πρὸς τὸν ’Ἀρειον ἀφελῶς ἔβλεψεν ὡς βουλόμενος εἰπεῖν <text:soft-page-break/>ὄτι ’Έμοιγε καθ’ ἡμέραν συμβαίνει ταῦτα.</text:p>
          </table:table-cell>
          <table:table-cell table:style-name="Table1.A1" office:value-type="string">
            <text:p text:style-name="P3">Harry dodged the Smelting stick and went to get the mail. Three things lay on the doormat: a postcard from Uncle Vernon's sister Marge, who <text:soft-page-break/>was vacationing on the Isle of Wight, a brown envelope that looked like a bill, and -- a letter for Harry. </text:p>
          </table:table-cell>
        </table:table-row>
        <table:table-row table:style-name="TableLine2100154232272">
          <table:table-cell table:style-name="Table1.A1" office:value-type="string">
            <text:p text:style-name="P3">Ἐγῷδα, ἦ δ’ ὃς τονθορύζων δι’ ὑάλου αὐτῷ, οὐ πεπεισμένος εἶ ἀκούει. Λυπηρὰ γὰρ ταῦτα δηλονότι, ἔφη.</text:p>
          </table:table-cell>
          <table:table-cell table:style-name="Table1.A1" office:value-type="string">
            <text:p text:style-name="P3"/>
          </table:table-cell>
        </table:table-row>
        <table:table-row table:style-name="TableLine2100154229280">
          <table:table-cell table:style-name="Table1.A1" office:value-type="string">
            <text:p text:style-name="P3"/>
          </table:table-cell>
          <table:table-cell table:style-name="Table1.A1" office:value-type="string">
            <text:p text:style-name="P3"/>
          </table:table-cell>
        </table:table-row>
        <table:table-row table:style-name="TableLine2100154240432">
          <table:table-cell table:style-name="Table1.A1" office:value-type="string">
            <text:p text:style-name="P3">ὁ δέ κατένευσε βιαίως.</text:p>
          </table:table-cell>
          <table:table-cell table:style-name="Table1.A1" office:value-type="string">
            <text:p text:style-name="P3"/>
          </table:table-cell>
        </table:table-row>
        <table:table-row table:style-name="TableLine2100154230368">
          <table:table-cell table:style-name="Table1.A1" office:value-type="string">
            <text:p text:style-name="P3">ΠΕΡΙ ΤΗΣ ΥΑΛΟΥ ΤΗΣ ΗΦΑΝῙΣΜΕΝΗΣ 21</text:p>
          </table:table-cell>
          <table:table-cell table:style-name="Table1.A1" office:value-type="string">
            <text:p text:style-name="P3"/>
          </table:table-cell>
        </table:table-row>
        <table:table-row table:style-name="TableLine2100154237168">
          <table:table-cell table:style-name="Table1.A1" office:value-type="string">
            <text:p text:style-name="P3">Πόθεν τῆς γῆς ἦλθες, ε”φη ὁ ’Ἁρειοςκ</text:p>
          </table:table-cell>
          <table:table-cell table:style-name="Table1.A1" office:value-type="string">
            <text:p text:style-name="P3"/>
          </table:table-cell>
        </table:table-row>
        <table:table-row table:style-name="TableLine2100154234448">
          <table:table-cell table:style-name="Table1.A1" office:value-type="string">
            <text:p text:style-name="P3">ὁ δέ τῇ οὐρᾷ διασείσας γράμματα ε”δειξε πρὸς τῇ ὑάλῳ. </text:p>
          </table:table-cell>
          <table:table-cell table:style-name="Table1.A1" office:value-type="string">
            <text:p text:style-name="P3"/>
          </table:table-cell>
        </table:table-row>
        <table:table-row table:style-name="TableLine2100154239344">
          <table:table-cell table:style-name="Table1.A1" office:value-type="string">
            <text:p text:style-name="P3">παρα-βλέψας οὖν ἐκεῖνος ἀνέγνω τάδε’</text:p>
          </table:table-cell>
          <table:table-cell table:style-name="Table1.A1" office:value-type="string">
            <text:p text:style-name="P3"/>
          </table:table-cell>
        </table:table-row>
        <table:table-row table:style-name="TableLine2100154235808">
          <table:table-cell table:style-name="Table1.A1" office:value-type="string">
            <text:p text:style-name="P3">Ἠ καλῶς εἶχε τὰ ἐκεῖ; ἔφη.</text:p>
          </table:table-cell>
          <table:table-cell table:style-name="Table1.A1" office:value-type="string">
            <text:p text:style-name="P3"/>
          </table:table-cell>
        </table:table-row>
        <table:table-row table:style-name="TableLine2100154229552">
          <table:table-cell table:style-name="Table1.A1" office:value-type="string">
            <text:p text:style-name="P3">τούτου δὲ μάλ’ αὖθις διασείσαντος πρὸς τὰ γράμματα, ὁ Ἄρειος</text:p>
          </table:table-cell>
          <table:table-cell table:style-name="Table1.A1" office:value-type="string">
            <text:p text:style-name="P3"/>
          </table:table-cell>
        </table:table-row>
        <table:table-row table:style-name="TableLine2100154231184">
          <table:table-cell table:style-name="Table1.A1" office:value-type="string">
            <text:p text:style-name="P3">πλέον ἔτι ἀναγνοὺς ὅτι </text:p>
            <text:p text:style-name="P3">ΤΟΥΤΟ ΤΟ ΖΩῙΟΝ ΕΝ ΚΗΠΟῙΣ</text:p>
          </table:table-cell>
          <table:table-cell table:style-name="Table1.A1" office:value-type="string">
            <text:p text:style-name="P3"/>
          </table:table-cell>
        </table:table-row>
        <table:table-row table:style-name="TableLine2100154232000">
          <table:table-cell table:style-name="Table1.A1" office:value-type="string">
            <text:p text:style-name="P3">ΕΓΕΝΝΗΘΗ, Οὔκουν, ἔφη, Βρασιλίαν ἐπελήλυθας δῆτα,·</text:p>
          </table:table-cell>
          <table:table-cell table:style-name="Table1.A1" office:value-type="string">
            <text:p text:style-name="P3"/>
          </table:table-cell>
        </table:table-row>
        <table:table-row table:style-name="TableLine2100154238256">
          <table:table-cell table:style-name="Table1.A1" office:value-type="string">
            <text:p text:style-name="P3">κατανεύσαντος δ’ αὐτοῦ τοσοῦτ’ ἐθορύβησέ τις ὄπισθεν αὐτῶν ὥστε πάντως φοβεῖν ἀμφοτέρους μεγάλῃ τῇ φώνῃ λέγων ὅτι 1Ὠ</text:p>
          </table:table-cell>
          <table:table-cell table:style-name="Table1.A1" office:value-type="string">
            <text:p text:style-name="P3"/>
          </table:table-cell>
        </table:table-row>
        <table:table-row table:style-name="TableLine2100154226016">
          <table:table-cell table:style-name="Table1.A1" office:value-type="string">
            <text:p text:style-name="P3">Δούδλιε, Ὦ Δούρσλειε, δεῦρ’ ἔλθετε· βλέψατε πρὸς τόνδε τὸν δράκοντα. ἄπιστον γὰρ καὶ τερατῶδές τι πάσχει.</text:p>
          </table:table-cell>
          <table:table-cell table:style-name="Table1.A1" office:value-type="string">
            <text:p text:style-name="P3"/>
          </table:table-cell>
        </table:table-row>
        <table:table-row table:style-name="TableLine2100154233088">
          <table:table-cell table:style-name="Table1.A1" office:value-type="string">
            <text:p text:style-name="P3">ὁ δέ Δούδλιος σαῦλόν περ βαδίζων ὡς δυνατὸν ἦν τάχιστα προσῆλθεν.</text:p>
          </table:table-cell>
          <table:table-cell table:style-name="Table1.A1" office:value-type="string">
            <text:p text:style-name="P3"/>
          </table:table-cell>
        </table:table-row>
        <table:table-row table:style-name="TableLine2100154224112">
          <table:table-cell table:style-name="Table1.A1" office:value-type="string">
            <text:p text:style-name="P3">Οὗτος σὺ ἄπιθι ἐκποδών, ἔφη, τὸν δ ’Ἄρειον ἀφύλακτον ἐπιπεσὼν τοσοῦτο ὕβρισε τὰ στέρνα πατάξας ὥστε πρὸς τοῦδαφος ῥάξαι.</text:p>
          </table:table-cell>
          <table:table-cell table:style-name="Table1.A1" office:value-type="string">
            <text:p text:style-name="P3"/>
          </table:table-cell>
        </table:table-row>
        <table:table-row table:style-name="TableLine2100154232544">
          <table:table-cell table:style-name="Table1.A1" office:value-type="string">
            <text:p text:style-name="P3">τὰ δ’ ἐντεῦθεν οὕτω ταχέως ἐπεγένετο ὥστε μηδένα ἀκριβῶς ι’δεῖν ὅ τι καὶ ξυνέβη. καὶ γὰρ ἐν ἀκαρεῖ ἅμα μὲν ὁ Πιαρὸς καί ὁ Δούδλιος πρὸς τῇ ὑάλῳ ἐπικλινόμενοι παρίσταντο, ἅμα δέ ὑλακτοῦντες <text:soft-page-break/>ἆνεπεπηδήκεσαν. ὁ δ’ Ἄρειος κεχηνὼς ἀνέκυψε τὸ γὰρ ὑάλινον τὸ πρὸ τῆς τοῦ δράκοντος ἕδρας ἔμπροσθεν προβεβλ-ημένον, τοῦτο νῦν δὴ εἰς τὸ πᾶν ἠφάνιστο. τοῦ δέ δράκοντος ἐκείνου σπουδῇ ἐξελιξάμενος τε καί χαμᾶζε ὀλισθάνοντος, οἱ ἐν τῷ οἷκο-δομήματι κεκραγότες ὁμοῦ πρὸς τὰς ἐξοδοῦς πανταχόθεν ἔτρεχον. </text:p>
          </table:table-cell>
          <table:table-cell table:style-name="Table1.A1" office:value-type="string">
            <text:p text:style-name="P3">Harry picked it up and stared at it, his heart twanging like a giant elastic band. No one, ever, in his whole life, had written to him. Who would? He had no friends, no other relatives -- he didn't belong <text:soft-page-break/>to the library, so he'd never even got rude notes asking for books back. Yet here it was, a letter, addressed so plainly there could be no mistake: Mr. H. Potter The Cupboard under the Stairs 4 Privet Drive Little Whinging Surrey The envelope was thick and heavy, made of yellowish parchment, and the address was written in emerald-green ink. There was no stamp. </text:p>
          </table:table-cell>
        </table:table-row>
        <table:table-row table:style-name="TableLine2100154232816">
          <table:table-cell table:style-name="Table1.A1" office:value-type="string">
            <text:p text:style-name="P3">παρολισθάνων δέ ε”δοξε τῴ γε Ἀρείῳ συρίσσων τι μιξο-βαρβάρῳ τῇ φωνῇ φθέγξασθαι ὅτι Φροῦδός εἰμι πρὸς Βρασιλίαν βησόμενος. εὐχαριστῶ σοι, ῶ ἑταῖρε. εἰς τὸ καλόν.</text:p>
          </table:table-cell>
          <table:table-cell table:style-name="Table1.A1" office:value-type="string">
            <text:p text:style-name="P3">Turning the envelope over, his hand trembling, Harry saw a purple wax seal bearing a coat of arms; a lion, an eagle, a badger, and a snake surrounding a large letter H. </text:p>
          </table:table-cell>
        </table:table-row>
        <table:table-row table:style-name="TableLine2100154233360">
          <table:table-cell table:style-name="Table1.A1" office:value-type="string">
            <text:p text:style-name="P3"/>
          </table:table-cell>
          <table:table-cell table:style-name="Table1.A1" office:value-type="string">
            <text:p text:style-name="P3"/>
          </table:table-cell>
        </table:table-row>
        <table:table-row table:style-name="TableLine2100154238800">
          <table:table-cell table:style-name="Table1.A1" office:value-type="string">
            <text:p text:style-name="P3"/>
          </table:table-cell>
          <table:table-cell table:style-name="Table1.A1" office:value-type="string">
            <text:p text:style-name="P3"/>
          </table:table-cell>
        </table:table-row>
        <table:table-row table:style-name="TableLine2100154224384">
          <table:table-cell table:style-name="Table1.A1" office:value-type="string">
            <text:p text:style-name="P3">ὁ δὲ ἑρπετόφυλαξ καταπεπληγμένος συνεχῶς ἐρωτῶν Ἀλλὰ τὸ ὑάλινον, ἔφη, ποῖ γῆς ἀπηλλάγη; ποῦ τὸ ὑάλινον;</text:p>
          </table:table-cell>
          <table:table-cell table:style-name="Table1.A1" office:value-type="string">
            <text:p text:style-name="P3">"Hurry up, boy!" shouted Uncle Vernon from the kitchen. "What are you doing, checking for letter bombs?" He chuckled at his own joke. </text:p>
          </table:table-cell>
        </table:table-row>
        <table:table-row table:style-name="TableLine2100154240976">
          <table:table-cell table:style-name="Table1.A1" office:value-type="string">
            <text:p text:style-name="P3"/>
          </table:table-cell>
          <table:table-cell table:style-name="Table1.A1" office:value-type="string">
            <text:p text:style-name="P3"/>
          </table:table-cell>
        </table:table-row>
        <table:table-row table:style-name="TableLine2100154226560">
          <table:table-cell table:style-name="Table1.A1" office:value-type="string">
            <text:p text:style-name="P3">καὶ τῇ μὲν Πετουνία παραμυθησόμενος ὁ ἐπὶ τῶν κήπων αὐτὸς ποτόν τι ἀκεσφόρον θερμὸν καὶ γλυκὺ δίδους - τέϊον δέ τοῦτο καλοῦσι - συγγνώμην παραιτεῖτο. </text:p>
          </table:table-cell>
          <table:table-cell table:style-name="Table1.A1" office:value-type="string">
            <text:p text:style-name="P3"/>
          </table:table-cell>
        </table:table-row>
        <table:table-row table:style-name="TableLine2100154225472">
          <table:table-cell table:style-name="Table1.A1" office:value-type="string">
            <text:p text:style-name="P3"/>
          </table:table-cell>
          <table:table-cell table:style-name="Table1.A1" office:value-type="string">
            <text:p text:style-name="P3"/>
          </table:table-cell>
        </table:table-row>
        <table:table-row table:style-name="TableLine2100154239888">
          <table:table-cell table:style-name="Table1.A1" office:value-type="string">
            <text:p text:style-name="P3"/>
          </table:table-cell>
          <table:table-cell table:style-name="Table1.A1" office:value-type="string">
            <text:p text:style-name="P3"/>
          </table:table-cell>
        </table:table-row>
        <table:table-row table:style-name="TableLine2100154233632">
          <table:table-cell table:style-name="Table1.A1" office:value-type="string">
            <text:p text:style-name="P3">ὁ δέ Πιαρὸς καί ὁ Δούδλιος ὅλοι εἶχον πρὸς τῴ μεγάλ’ ι’άχειν. οὐ μὴν ἀλλ’ ἐδόκει τῷ γ’ Ἁρείῳ ὁ δράκων οὐδὲν πρᾶξαι ἐκτὸς εἶ παίζων τι τῶν πτερνῶν αὐτοῖς προσ-εποίησατο ὀδὰξ λαβέσθαι. καίτοι πάλιν καθημένων πάντων ἐν τῷ ὀχήματι, ἐμυθολόγει μὲν ὁ Δούδλιος ὡς ὁ δράκων τὸ σκέλος μονον-ουχὶ ἀπέδηξεν, ἐτραγῴδει δέ ὁ ἕτερος ὡς ἐπενόει ἐν ἕλιξι λαβόμενος σφιγχθέντα ἀποπνῖξαι. </text:p>
          </table:table-cell>
          <table:table-cell table:style-name="Table1.A1" office:value-type="string">
            <text:p text:style-name="P3">Harry went back to the kitchen, still staring at his letter. He handed Uncle Vernon the bill and the postcard, sat down, and slowly began to open the yellow envelope. </text:p>
          </table:table-cell>
        </table:table-row>
        <table:table-row table:style-name="TableLine2100154240704">
          <table:table-cell table:style-name="Table1.A1" office:value-type="string">
            <text:p text:style-name="P3"/>
          </table:table-cell>
          <table:table-cell table:style-name="Table1.A1" office:value-type="string">
            <text:p text:style-name="P3"/>
          </table:table-cell>
        </table:table-row>
        <table:table-row table:style-name="TableLine2100154239616">
          <table:table-cell table:style-name="Table1.A1" office:value-type="string">
            <text:p text:style-name="P3">ἀλλ’ ὃ μάλιστα ἐλύπησεν αὐτὸν τόδ’ ἦν·ἡγήσατο γὰρ Πιαρὸν ἐν ἑαυτῷ γενόμενον <text:s/>εἰρηκέναι ὅτι Ὁ ’Ἀρειος διελέγετο μετ’ αὐτοῦ· ἦ οὐκ ὀρθῶς λέγω, ὦ Ἅρειε, οἰχομένου οὖν οἴκαδε τοῦ Πιαροῦ, μέχρι <text:soft-page-break/>τούτου γὰρ ἐχρόνιζεν, ὁ</text:p>
          </table:table-cell>
          <table:table-cell table:style-name="Table1.A1" office:value-type="string">
            <text:p text:style-name="P3"/>
          </table:table-cell>
        </table:table-row>
        <table:table-row table:style-name="TableLine2100154223840">
          <table:table-cell table:style-name="Table1.A1" office:value-type="string">
            <text:p text:style-name="P3">22 ΑΡΕΙΟΣ ΠΟΤΗΡ</text:p>
          </table:table-cell>
          <table:table-cell table:style-name="Table1.A1" office:value-type="string">
            <text:p text:style-name="P3"/>
          </table:table-cell>
        </table:table-row>
        <table:table-row table:style-name="TableLine2100154238528">
          <table:table-cell table:style-name="Table1.A1" office:value-type="string">
            <text:p text:style-name="P3">Δούρσλειος ἐνεργῶς καθήπτετο τοῦ Ἁρείου εἷς τοσοῦτον ὀργῆς ἐληλυθὼς ὥστε μηδὲν ὡς εἰπεῖν αὐδῆσαι· μόλις δ’ ἀφίετο τὰ ῥήματα τάδε δύσπνους περ ὤν· ’Ἁπιθν πρὸς σκευοφυλάκιον· κατά-μενε αὐτοῦ· ἐδέσματ’ οὐδένα, πρὶν συμπεσεῖν εἷς δίφρον, τῆς χολῆς τοσοῦτο ἐπιζεούσης ὥστε τὴν γυναῖκα ἐδέησεν εὐθὺς δοῦναι αὐτῷ τῆς μετάξης πάνυ πολύ πιεῖν - τοῦτον γὰρ ποιοῦνται τὸν ποτόν οἱ νῦν τὸ πνεῦμα ἀποστάζοντες ἀπὸ τοῦ ἀκράτου.</text:p>
          </table:table-cell>
          <table:table-cell table:style-name="Table1.A1" office:value-type="string">
            <text:p text:style-name="P3">Uncle Vernon ripped open the bill, snorted in disgust, and flipped over the postcard. </text:p>
            <text:p text:style-name="P3">"Marge's ill," he informed Aunt Petunia. "Ate a funny whelk. --." </text:p>
            <text:p text:style-name="P3">"Dad!" said Dudley suddenly. "Dad, Harry's got something!" </text:p>
            <text:p text:style-name="P3">Harry was on the point of unfolding his letter, which was written on the same heavy parchment as the envelope, when it was jerked sharply out of his hand by Uncle Vernon. </text:p>
          </table:table-cell>
        </table:table-row>
        <table:table-row table:style-name="TableLine2100154237712">
          <table:table-cell table:style-name="Table1.A1" office:value-type="string">
            <text:p text:style-name="P3">ὕστερον δέ ἐν τῷ σκευοφυλακίῳ κατακείμενος καί ὑπὸ μακρῷ ζόφῳ γενόμενος ὁ ’Άρειος σφόδρ’ ἐπόθει ὡρολογίου.</text:p>
          </table:table-cell>
          <table:table-cell table:style-name="Table1.A1" office:value-type="string">
            <text:p text:style-name="P3">"That's mine!" said Harry, trying to snatch it back. </text:p>
            <text:p text:style-name="P3">"Who'd be writing to you?" sneered Uncle Vernon, shaking the letter open with one hand and glancing at it. His face went from red to green faster than a set of traffic lights. And it didn't stop there. Within seconds it was the grayish white of old porridge. </text:p>
          </table:table-cell>
        </table:table-row>
        <table:table-row table:style-name="TableLine2100154229824">
          <table:table-cell table:style-name="Table1.A1" office:value-type="string">
            <text:p text:style-name="P3"><text:s/>τὴν γὰρ ὤραν οὐκ εἰδώς, οὐδ’ εἷ οἱ Δούρσλειοι ἤδη εἷς ὕπνον κατηνέχθησαν, ἐφοβεῖτο μὴ οὐ πρὸς τὸ ἀκίνδυνον εἴη τὸ εἷς τούπτάνιον ἕρπειν σιτησόμενον, μὴ καθευδόντων αὐτῶν.</text:p>
          </table:table-cell>
          <table:table-cell table:style-name="Table1.A1" office:value-type="string">
            <text:p text:style-name="P3">"P-P-Petunia!" he gasped. </text:p>
            <text:p text:style-name="P3">Dudley tried to grab the letter to read it, but Uncle Vernon held it high out of his reach. Aunt Petunia took it curiously and read the first line. For a moment it looked as though she might faint. She clutched her throat and made a choking noise. </text:p>
          </table:table-cell>
        </table:table-row>
        <table:table-row table:style-name="TableLine2100154228736">
          <table:table-cell table:style-name="Table1.A1" office:value-type="string">
            <text:p text:style-name="P3">παρὰ γὰρ τοῖς Δουρσλείοις βίον διῆγεν ε”τος τοῦτο δέκατον, καί συνῄδει ἀεὶ τεταλαιπωρηκὼς ὅσον χρόνον ἐκ βρεφυλλίου ἐν μνήμῃ πεφύλαχεν, ἐξ οὗ ἀπέθανον οἱ γονεῖς ἐν τῇ ὀχημάτων συγκρούσει ἐκείνῃ.</text:p>
          </table:table-cell>
          <table:table-cell table:style-name="Table1.A1" office:value-type="string">
            <text:p text:style-name="P3">"Vernon! Oh my goodness -- Vernon!" </text:p>
            <text:p text:style-name="P3">They stared at each other, seeming to have forgotten that Harry and Dudley were still in the room. Dudley wasn't used to being ignored. He gave his father a sharp tap on the head with his Smelting stick. </text:p>
          </table:table-cell>
        </table:table-row>
        <table:table-row table:style-name="TableLine2100154239072">
          <table:table-cell table:style-name="Table1.A1" office:value-type="string">
            <text:p text:style-name="P3"/>
          </table:table-cell>
          <table:table-cell table:style-name="Table1.A1" office:value-type="string">
            <text:p text:style-name="P3"/>
          </table:table-cell>
        </table:table-row>
        <table:table-row table:style-name="TableLine2100154233904">
          <table:table-cell table:style-name="Table1.A1" office:value-type="string">
            <text:p text:style-name="P3"><text:s/>οὗ μὴν οὐδ’ ἐμέμνητο αὐτὸς παρὼν τότε ἐν τῷ ὀχήματι ὅτε ἐτελεύτησαν· ἀναμιμνησκομένῳ δὲ αὐτῷ ε’νίοτε τοῦ πάλαι εἶργμένῳ διὸ. </text:p>
          </table:table-cell>
          <table:table-cell table:style-name="Table1.A1" office:value-type="string">
            <text:p text:style-name="P3">"I want to read that letter," he said loudly. want to read it," said Harry furiously, "as it's mine." </text:p>
            <text:p text:style-name="P3">"Get out, both of you," croaked Uncle Vernon, stuffing the letter back inside its envelope. </text:p>
          </table:table-cell>
        </table:table-row>
        <text:soft-page-break/>
        <table:table-row table:style-name="TableLine2100154237984">
          <table:table-cell table:style-name="Table1.A1" office:value-type="string">
            <text:p text:style-name="P3"/>
          </table:table-cell>
          <table:table-cell table:style-name="Table1.A1" office:value-type="string">
            <text:p text:style-name="P3"/>
          </table:table-cell>
        </table:table-row>
        <table:table-row table:style-name="TableLine2100154240160">
          <table:table-cell table:style-name="Table1.A1" office:value-type="string">
            <text:p text:style-name="P3">μακροῦ ἐν τῷ σκευοφυλακίῳ μόλις εἰσῄει τοιόνδε τι· οὐμόνον ἑωρακέναι, ὡς ἐφαίνετο, φῶς τι χλοαυγές ὥσπερ ἀστραπὴν ἐκλάμπον, ἀλλὰ καὶ τὸ μέτωπον πεπονθέναι ἀφόρητόν τι. </text:p>
          </table:table-cell>
          <table:table-cell table:style-name="Table1.A1" office:value-type="string">
            <text:p text:style-name="P3">Harry didn't move. I WANT MY LETTER!" he shouted. "Let me see it!" demanded Dudley. </text:p>
          </table:table-cell>
        </table:table-row>
        <table:table-row table:style-name="TableLine2100154224928">
          <table:table-cell table:style-name="Table1.A1" office:value-type="string">
            <text:p text:style-name="P3"/>
          </table:table-cell>
          <table:table-cell table:style-name="Table1.A1" office:value-type="string">
            <text:p text:style-name="P3"/>
          </table:table-cell>
        </table:table-row>
        <table:table-row table:style-name="TableLine2100154227648">
          <table:table-cell table:style-name="Table1.A1" office:value-type="string">
            <text:p text:style-name="P3"/>
          </table:table-cell>
          <table:table-cell table:style-name="Table1.A1" office:value-type="string">
            <text:p text:style-name="P3"/>
          </table:table-cell>
        </table:table-row>
        <table:table-row table:style-name="TableLine2100154234176">
          <table:table-cell table:style-name="Table1.A1" office:value-type="string">
            <text:p text:style-name="P3">ταῦτα γὰρ εἶναι, ὡς εἰκάσαι, τὰ τῆς συγκρούσεως, πλὴν ἀλλ’ οῦ ξυνιέναι τὸ χλοαυγὲς ὅθεν γένοιτο. τῶν δ’ οὖν γονέων οὐδὲν ἐμέμνητο, ἐπεὶ οἱμὲν Δούρσλειοι οὐκ ε”λεγον οὐδὲν περὶ αὐτῶν οὐδέποτε, οὐδ’ ἐξῆν ἐπερωτᾶν δήπου, φωτογραφία δ’ οὐδεμία ὑπῆρξεν αὐτῶν ἐν τῇ οἰκίᾳ.</text:p>
          </table:table-cell>
          <table:table-cell table:style-name="Table1.A1" office:value-type="string">
            <text:p text:style-name="P3">"OUT!" roared Uncle Vernon, and he took both Harry and Dudley by the scruffs of their necks and threw them into the hall, slamming the kitchen door behind them. Harry and Dudley promptly had a furious but silent fight over who would listen at the keyhole; Dudley won, so Harry, his glasses dangling from one ear, lay flat on his stomach to listen at the crack between door and floor. </text:p>
          </table:table-cell>
        </table:table-row>
        <table:table-row table:style-name="TableLine2100154225200">
          <table:table-cell table:style-name="Table1.A1" office:value-type="string">
            <text:p text:style-name="P3"/>
          </table:table-cell>
          <table:table-cell table:style-name="Table1.A1" office:value-type="string">
            <text:p text:style-name="P3"/>
          </table:table-cell>
        </table:table-row>
        <table:table-row table:style-name="TableLine2100154236080">
          <table:table-cell table:style-name="Table1.A1" office:value-type="string">
            <text:p text:style-name="P3"/>
          </table:table-cell>
          <table:table-cell table:style-name="Table1.A1" office:value-type="string">
            <text:p text:style-name="P3"/>
          </table:table-cell>
        </table:table-row>
        <table:table-row table:style-name="TableLine2100154226288">
          <table:table-cell table:style-name="Table1.A1" office:value-type="string">
            <text:p text:style-name="P3"/>
          </table:table-cell>
          <table:table-cell table:style-name="Table1.A1" office:value-type="string">
            <text:p text:style-name="P3"/>
          </table:table-cell>
        </table:table-row>
        <table:table-row table:style-name="TableLine2100154226832">
          <table:table-cell table:style-name="Table1.A1" office:value-type="string">
            <text:p text:style-name="P3">ἐν δέ τῷ πρὸ τοῦ χρόνῳ πόλλ’ ὀνειροπολῶν ἤλπιζε μὲν τῶν ἀναγ-καίων ἆγνωτόν τινα ἀφίξεσθαι διασώσοντα αὐτόν, μάτην δέ. συγ-γενεῖς γὰρ χωρὶς τῶν Δουρσλείων οὐχ ἔχειν. ἐνίοτε δέ τῶν τυχ-όντων τις, ὥς γε ἐδόξαζεν ἢ μᾶλλον ὡς ἤλπιζε, καὶ ἐγνώρισεν αὐτόν. τούτων δέ πολλοὶ βάρβαροι ὄντες σχῆμα βαρβαρικὸν δὴ παρεῖχον.</text:p>
          </table:table-cell>
          <table:table-cell table:style-name="Table1.A1" office:value-type="string">
            <text:p text:style-name="P3">"Vernon," Aunt Petunia was saying in a quivering voice, "look at the address -- how could they possibly know where he sleeps? You don't think they're watching the house?" "Watching -- spying -- might be following us," muttered Uncle Vernon wildly. </text:p>
          </table:table-cell>
        </table:table-row>
        <table:table-row table:style-name="TableLine2100154230912">
          <table:table-cell table:style-name="Table1.A1" office:value-type="string">
            <text:p text:style-name="P3">ποτὲ μέν γὰρ ἅνθρωπος νᾶνος πιλίδιον φορῶν ὑψηλὸν καὶ ιὀειδές προσεκύνησεν αὐτὸν ἀγοράζοντα μετὰ τῆς Πετουνίας καὶ τοῦ Δουδλίου.</text:p>
          </table:table-cell>
          <table:table-cell table:style-name="Table1.A1" office:value-type="string">
            <text:p text:style-name="P3">"But what should we do, Vernon? Should we write back? Tell them we don't want --" Harry could see Uncle Vernon's shiny black shoes pacing up and down the kitchen. </text:p>
          </table:table-cell>
        </table:table-row>
        <table:table-row table:style-name="TableLine2100154235264">
          <table:table-cell table:style-name="Table1.A1" office:value-type="string">
            <text:p text:style-name="P3"><text:s/>ἡ δέ ὀργίλως ἐλέγξασα αὐτὸν εἴ γε τὸν ἄνθρωπονγνωρίζοι, εὐθὺς ἀπέσπασεν αὐτοὺς ἐκ τῆς ἀγορᾶς οὐδέν πριαμένη.</text:p>
          </table:table-cell>
          <table:table-cell table:style-name="Table1.A1" office:value-type="string">
            <text:p text:style-name="P3">"No," he said finally. "No, we'll ignore it. If they don't get an answer... Yes, that's best... we won't do anything.... </text:p>
            <text:p text:style-name="P3">"But --" </text:p>
          </table:table-cell>
        </table:table-row>
        <table:table-row table:style-name="TableLine2100154230096">
          <table:table-cell table:style-name="Table1.A1" office:value-type="string">
            <text:p text:style-name="P3">ποτὲ δέ γραῦς τραχὺ βλέπουσα καί πράσινα ἐνδεδυμένη τὰ πάντα ἐν λεωφορείῳ ἐχειρονόμησεν ὥσπερ φιλοφρονησομένη αὐτόν. πρώην δ ’ αὖ ἄνθρωπός τις φαλακρὸς μέχρι τῶν σφυρῶν <text:soft-page-break/>πορφυρίδα σύρων περιέπλεξε μὲν αὑτὸν ἐν τῇ ὁδῷ, ἀπέβη δὲ οὐδὲν φθεγξάμενος.</text:p>
          </table:table-cell>
          <table:table-cell table:style-name="Table1.A1" office:value-type="string">
            <text:p text:style-name="P3">"I'm not having one in the house, Petunia! Didn't we swear when we took him in we'd stamp out that dangerous nonsense?" </text:p>
          </table:table-cell>
        </table:table-row>
        <table:table-row table:style-name="TableLine2100154227104">
          <table:table-cell table:style-name="Table1.A1" office:value-type="string">
            <text:p text:style-name="P3">πρᾶγμα δέ παραδοξότατον ἦν τὸ εὐθὺς ἀφανισθῆναι ἑκάστοτε τοὺς τοιούτους ὅταν ὁ ’Άρειος ἐπιχειροίη ὁμιλῆσαι μετ’ αὐτῶν.</text:p>
          </table:table-cell>
          <table:table-cell table:style-name="Table1.A1" office:value-type="string">
            <text:p text:style-name="P3">That evening when he got back from work, Uncle Vernon did something he'd never done before; he visited Harry in his cupboard. </text:p>
          </table:table-cell>
        </table:table-row>
        <table:table-row table:style-name="TableLine2100154234992">
          <table:table-cell table:style-name="Table1.A1" office:value-type="string">
            <text:p text:style-name="P3"/>
          </table:table-cell>
          <table:table-cell table:style-name="Table1.A1" office:value-type="string">
            <text:p text:style-name="P3"/>
          </table:table-cell>
        </table:table-row>
        <table:table-row table:style-name="TableLine2100154227376">
          <table:table-cell table:style-name="Table1.A1" office:value-type="string">
            <text:p text:style-name="P3">ΠΕΡΙ ΤΗΣ ΥΑΛΟΥ ΤΗΣ ΗΦΑΝῙΣΜΕΝΗΣ 23</text:p>
          </table:table-cell>
          <table:table-cell table:style-name="Table1.A1" office:value-type="string">
            <text:p text:style-name="P3"/>
          </table:table-cell>
        </table:table-row>
        <table:table-row table:style-name="TableLine2100154227920">
          <table:table-cell table:style-name="Table1.A1" office:value-type="string">
            <text:p text:style-name="P3">ἐν δέ τῷ διδασκαλείῳ οὐδεὶς παρίστατο τῷ Ἁρείῳ. πάντες γὰρ οἷ φοιτῶντες ᾔδεσαν τοὺς ἀμφὶ τὸν Δούδλιον μισοῦντας ἐκεῖνον τὸν ἱμάτιά τε μείζω ὑπερ τὰ νόμιμα ἔχοντα καὶ διερρηγμένα τὰ δίοπ-τρα· καί μὴν οὐδεὶς ἤθελεν ἀπᾴδειν ἀπ’ ἐκείνων.</text:p>
          </table:table-cell>
          <table:table-cell table:style-name="Table1.A1" office:value-type="string">
            <text:p text:style-name="P3">"Where's my letter?" said Harry, the moment Uncle Vernon had squeezed through the door. "Who's writing to me?" </text:p>
            <text:p text:style-name="P3">"No one. it was addressed to you by mistake," said Uncle Vernon shortly. </text:p>
          </table:table-cell>
        </table:table-row>
        <table:table-row table:style-name="TableLine2100154228192">
          <table:table-cell table:style-name="Table1.A1" office:value-type="string">
            <text:p text:style-name="P3">ΑΙ ΑΠ’ ΟΥΔΕΝΟΣ ΕΠΙΣΤΟΛΑΙ</text:p>
          </table:table-cell>
          <table:table-cell table:style-name="Table1.A1" office:value-type="string">
            <text:p text:style-name="P3"/>
          </table:table-cell>
        </table:table-row>
        <table:table-row table:style-name="TableLine2100154228464">
          <table:table-cell table:style-name="Table1.A1" office:value-type="string">
            <text:p text:style-name="P3">κόλασιν τοίνυν ἐκ τῆς τοῦ δράκοντος τοῦ Βρασιλικοῦ διαφυγῆς ἀπέλαυσε μακροτέραν ὁ ’Άρειος ἢ πρὸ τοῦ· λυθεὶς δέ τέλος ἀπὸ τοῦ σκευοφυλακίου, θέρους ἤδη μεσοῦντος τούς ἑτέρους μαθητὰς κατέλαβεν σχολάζοντας.</text:p>
          </table:table-cell>
          <table:table-cell table:style-name="Table1.A1" office:value-type="string">
            <text:p text:style-name="P3">"I have burned it." "It was not a mistake," said Harry angrily, "it had my cupboard on it." </text:p>
          </table:table-cell>
        </table:table-row>
        <table:table-row table:style-name="TableLine2100154230640">
          <table:table-cell table:style-name="Table1.A1" office:value-type="string">
            <text:p text:style-name="P3">ἀτὰρ καὶ τὰ τοῦ Δουδλίου τὰ νεωστὶ κεκτημένα ἐπεπόνθειν ἤδη ὦδε· τοῦτο μὲν τὴν κάμεραν κινη-ματογραφικὴν καί τὸ ἀεροσκάφος τηλεχειριστέον ἔπραξεν ὥστε κατεαγέναι, τοῦτο δ’ ἐπὶ τοῦ δικύκλου ἀγωνιστικοῦ τὸ πρῶτον ἡνιοχήσας κατέβαλε τὴν Συκέαν αὐτοῖς τοῖς σκήπτροις χωλὴν ἔτ’ οὖσαν διὰ τὴν τῶν μυρσίνων ὁδὸν προβαίνουσαν.</text:p>
          </table:table-cell>
          <table:table-cell table:style-name="Table1.A1" office:value-type="string">
            <text:p text:style-name="P3">"SILENCE!" yelled Uncle Vernon, and a couple of spiders fell from the ceiling. He took a few deep breaths and then forced his face into a smile, which looked quite painful. "Er -- yes, Harry -- about this cupboard. Your aunt and I have been thinking... you're really getting a bit big for it... we think it might be nice if you moved into Dudley's second bedroom. </text:p>
            <text:p text:style-name="P3">"Why?" said Harry. </text:p>
            <text:p text:style-name="P3">"Don't ask questions!" snapped his uncle. "Take this stuff upstairs, now." </text:p>
          </table:table-cell>
        </table:table-row>
        <table:table-row table:style-name="TableLine2100154231456">
          <table:table-cell table:style-name="Table1.A1" office:value-type="string">
            <text:p text:style-name="P3">ἡδὺ δ’ οὖν τὸ μήκετι εἷς διδασκαλεῖον, ὅμως δ’ ἀηδίαν ἀνείχετο ὁ Ἄρειος καθ’ ἡμέραν πρὸς τῶν περὶ τὸν Δούδλιον ἀεὶ ἐν τῇ οἰκίᾳ διατριβόντων, Πιαρὸν λέγω καὶ Δέννον καί Μαλακὸν καὶ Γοργ-ωπόν, ἐπίσημον ὄντα ἕκαστον διὰ πάχος τε τῆς <text:s/>σαρκὸς καὶ βλακείαν τῶν φρενῶν. ὥστε ὁ Δούδλιος μὲν ἅτε πάντων παχύτατος καὶ βλακότατος πεφυκὼς εἰκότως ἐστρατηλάτει, οἷ δ’ ἕτεροι συνακολουθοῦντες ἥδοντο μετ’ αὐτοῦ διατρίβην <text:soft-page-break/>ἀσκοῦντες ἣν περὶ πλείστου ἐποιεῖτο, τὴν ἁρειοκυνηγίαν λέγω.</text:p>
          </table:table-cell>
          <table:table-cell table:style-name="Table1.A1" office:value-type="string">
            <text:p text:style-name="P3">The Dursleys' house had four bedrooms: one for Uncle Vernon and Aunt Petunia, one for visitors (usually Uncle Vernon's sister, Marge), one where Dudley slept, and one where Dudley kept all the toys and things that wouldn't fit into his first bedroom. It only took Harry one trip upstairs to move everything he owned from the cupboard to this room. He sat down on the bed and stared around him. Nearly everything in here was broken. <text:soft-page-break/>The month-old video camera was lying on top of a small, working tank Dudley had once driven over the next door neighbor's dog; in the corner was Dudley's first-ever television set, which he'd put his foot through when his favorite program had been canceled; there was a large birdcage, which had once held a parrot that Dudley had swapped at school for a real air rifle, which was up on a shelf with the end all bent because Dudley had sat on it. Other shelves were full of books. They were the only things in the room that looked as though they'd never been touched. </text:p>
          </table:table-cell>
        </table:table-row>
        <table:table-row table:style-name="TableLine2100154234720">
          <table:table-cell table:style-name="Table1.A1" office:value-type="string">
            <text:p text:style-name="P3">ἀνθ’ ὧν ὁ Ἄρειος ἀπεδήμει ἐφ’ ὅσον ἐδύνατο ἀπὸ τῆς οἰκίας πόρρω περιπλανώμενος καὶ φροντίζων τὰ μετὰ τὸ θέρος. </text:p>
          </table:table-cell>
          <table:table-cell table:style-name="Table1.A1" office:value-type="string">
            <text:p text:style-name="P3"/>
          </table:table-cell>
        </table:table-row>
        <table:table-row table:style-name="TableLine2100154231728">
          <table:table-cell table:style-name="Table1.A1" office:value-type="string">
            <text:p text:style-name="P3">ἐλπίδος γὰρ καί σμικρᾶς δὴ τόθ’ ὑποφαινούσης ᾔσθετο. τοῦ γὰρ ἔτους πρὸς μετόπωρον γενομένου ἀπὸ τοῦ Δουδλίου τὸ πρῶτον τοῦ βίου ἀπέσεσθαι φοιτῶν πρὸς φροντιστήριον. </text:p>
          </table:table-cell>
          <table:table-cell table:style-name="Table1.A1" office:value-type="string">
            <text:p text:style-name="P3"/>
          </table:table-cell>
        </table:table-row>
        <table:table-row table:style-name="TableLine2100154236352">
          <table:table-cell table:style-name="Table1.A1" office:value-type="string">
            <text:p text:style-name="P3">τοῦτον γὰρ ἕνα γεγράφθαι τῶν μαθητῶν τοῦ πατρῴου φροντιστηρίου ἐκείνου, Σμέλτιγξ καλουμένου - τοῦτ’ ἐστὶν ἑλληνιστὶ Χωνεύσεις. καί τὸν Πιαρὸν Πολυχοῦν αὐτόσε φοιτήσειν. μαθητεύσειν δ’ αὐτὸς τοῖς τῆς Στωνουάλλης - αὕτη δ’ ἑλληνιστὶ Κώλυσις καλεῖται, οὖσα οἷον σχολεῖον μονοτόιξιον καλοῦσιν οἱ νῦν, ὡς τῶν μαθητῶν οὐδαμῶς ἐξαιρέτων ὄντων φοιτᾶν δ’ ἐξὸν τῶ βουλομένῳ. τοῦτο δ’ ε”δοξε τῷ γε Δουδλίῳ γελοῖόν τι.</text:p>
          </table:table-cell>
          <table:table-cell table:style-name="Table1.A1" office:value-type="string">
            <text:p text:style-name="P3">From downstairs came the sound of Dudley bawling at his mother, I don't want him in there... I need that room... make him get out...." </text:p>
            <text:p text:style-name="P3"/>
            <text:p text:style-name="P3">Harry sighed and stretched out on the bed. Yesterday he'd have given anything to be up here. Today he'd rather be back in his cupboard with that letter than up here without it. </text:p>
          </table:table-cell>
        </table:table-row>
        <table:table-row table:style-name="TableLine2100154236624">
          <table:table-cell table:style-name="Table1.A1" office:value-type="string">
            <text:p text:style-name="P3">Τοὺς γὰρ νέον εἷς τὸ σχολεῖον ἐκεῖνο ἐπελθόντας, ἔφη, βρέχουσιν αὐτίκα ὤσαντες πρανεῖς εἷς τὴν ἄφοδον - τὸν γὰρ κοπρῶνα ᾐσχύνετο φθεγγόμενος. ἆρα δοκεῖ σοι ἐπάνω ἐλθόντι γυμνάζεσθαι περὶ ταῦτα;</text:p>
          </table:table-cell>
          <table:table-cell table:style-name="Table1.A1" office:value-type="string">
            <text:p text:style-name="P3">Next morning at breakfast, everyone was rather quiet. Dudley was in shock. He'd screamed, whacked his father with his Smelting stick, been sick on purpose, kicked his mother, and thrown his tortoise through the greenhouse roof, and he still didn't have his room back. Harry was thinking about this time yesterday and bitterly wishing he'd opened the letter in the hall. Uncle Vernon and Aunt Petunia kept looking at each other darkly. </text:p>
          </table:table-cell>
        </table:table-row>
        <table:table-row table:style-name="TableLine2100154236896">
          <table:table-cell table:style-name="Table1.A1" office:value-type="string">
            <text:p text:style-name="P3">ΑΙΑΠὌΥΔΕΝΟΣ ΕΠΙΣΤΟΛΑΙ 25</text:p>
          </table:table-cell>
          <table:table-cell table:style-name="Table1.A1" office:value-type="string">
            <text:p text:style-name="P3"/>
          </table:table-cell>
        </table:table-row>
        <table:table-row table:style-name="TableLine2100154242336">
          <table:table-cell table:style-name="Table1.A1" office:value-type="string">
            <text:p text:style-name="P3">’Ἡκιστά γ’, ἦ δ’ ὅς. ἀθλία γοῦν ἡ ἄφοδος δεινότερον <text:soft-page-break/>οὐπώποτε παθοῦσα ἢ τὸ τὴν κεφαλήν σου δέξασθαι, εἰκότως ναυτιᾶν κινδ-υνεύσει.</text:p>
          </table:table-cell>
          <table:table-cell table:style-name="Table1.A1" office:value-type="string">
            <text:p text:style-name="P3">When the mail arrived, Uncle Vernon, who seemed <text:soft-page-break/>to be trying to be nice to Harry, made Dudley go and get it. They heard him banging things with his Smelting stick all the way down the hall. Then he shouted, "There's another one! 'Mr. H. Potter, The Smallest Bedroom, 4 Privet Drive --'“ </text:p>
          </table:table-cell>
        </table:table-row>
        <table:table-row table:style-name="TableLine2100154246416">
          <table:table-cell table:style-name="Table1.A1" office:value-type="string">
            <text:p text:style-name="P3"/>
          </table:table-cell>
          <table:table-cell table:style-name="Table1.A1" office:value-type="string">
            <text:p text:style-name="P3"/>
          </table:table-cell>
        </table:table-row>
        <table:table-row table:style-name="TableLine2100154249680">
          <table:table-cell table:style-name="Table1.A1" office:value-type="string">
            <text:p text:style-name="P3"><text:s/>ταῦτ’ εἶπῶν ἀπέδραμε πρὶν ἐκεῖνον λογίσασθαι τί εἴρηκεν.</text:p>
          </table:table-cell>
          <table:table-cell table:style-name="Table1.A1" office:value-type="string">
            <text:p text:style-name="P3"/>
          </table:table-cell>
        </table:table-row>
        <table:table-row table:style-name="TableLine2100154246688">
          <table:table-cell table:style-name="Table1.A1" office:value-type="string">
            <text:p text:style-name="P3"/>
          </table:table-cell>
          <table:table-cell table:style-name="Table1.A1" office:value-type="string">
            <text:p text:style-name="P3"/>
          </table:table-cell>
        </table:table-row>
        <table:table-row table:style-name="TableLine2100154257840">
          <table:table-cell table:style-name="Table1.A1" office:value-type="string">
            <text:p text:style-name="P3">μῆνος δ’ οὖν τοῦ Ἰουλίου ἡ Πετουνία, δέον ἀγαγεῖν τὸν Δούδλιον Λονὸίνονδε ὠνησόμενον τὴν πρὸς Χωνεύσεις στολήν, ε”λιπε τὸν Ἄρειον παρὰ τῇ Συκέα. ἡ δ’ ἐδόκει φιλικώτερον διακεῖσθαι πρὸς αὐτὸν ἦ τὸ πρίν. ὑπεσκελισμένη γὰρ, ὡς τὸ πρᾶγμα ἀπέβη, ὑφ’ ἑνὸς τῶν αἰλούρων, οὐκέτι ὡσαύτως φιλαίλουρος ἦν. καὶ γὰρ οὐ μόνον εἴασεν αὐτὸν κατὰ γνώμην τηλεορᾶν, ἀλλὰ καί ἔδωκεν αὐτῷ πλα-κοῦντος σοκολάτου’ γευσαμένος δέ ὁ ’Άρειος εἴκασε τεθησαυρισμυ ένον αὐτὸν πόλλ’ ἔτη.</text:p>
          </table:table-cell>
          <table:table-cell table:style-name="Table1.A1" office:value-type="string">
            <text:p text:style-name="P3">With a strangled cry, Uncle Vernon leapt from his seat and ran down the hall, Harry right behind him. Uncle Vernon had to wrestle Dudley to the ground to get the letter from him, which was made difficult by the fact that Harry had grabbed Uncle Vernon around the neck from behind. After a minute of confused fighting, in which everyone got hit a lot by the Smelting stick, Uncle Vernon straightened up, gasping for breath, with Harry's letter clutched in his hand. </text:p>
          </table:table-cell>
        </table:table-row>
        <table:table-row table:style-name="TableLine2100154247776">
          <table:table-cell table:style-name="Table1.A1" office:value-type="string">
            <text:p text:style-name="P3">ἐπειδὴ δ’ ἑσπέρα ἐγένετο, ὁ Δούδλιος ἐπίδειξιν ἐποιήσατο τοῖς Δουρσλείοις τῆς καινῆς στολῆς. οἷ γὰρ μαθηταὶ οἶ τῶν Χωνεύσεων ἀμπέχονται ὧδε· φορεῖ ἕκαστος φοινικῆν τ’ ἐφεστρίδα θωρακοειδῆ</text:p>
          </table:table-cell>
          <table:table-cell table:style-name="Table1.A1" office:value-type="string">
            <text:p text:style-name="P3">"Go to your cupboard -- I mean, your bedroom," he wheezed at Harry. "Dudley -- go -- just go." </text:p>
          </table:table-cell>
        </table:table-row>
        <table:table-row table:style-name="TableLine2100154254576">
          <table:table-cell table:style-name="Table1.A1" office:value-type="string">
            <text:p text:style-name="P3">ἐκτεταμένην πρὸς τὸ ὀπίσω εἰς οὐράν τινα - ὃ καὶ οἱ ἐπιχώριοι τάϊλκωτ καλοῦσι ”- καὶ θυλάκους κροκωτούς - τοῦτο δέ νικήβροχον - καί πέτασον ἐκ καλάμης ἐσκευασμένον - καὶ τοῦτο ναυτικόν – καὶ δὴ καί βάκτρον τι ὀζῶδες. πρόχειρα γὰρ τὰ βάκτρα παρέχουσι ταῦτα ἵνα ῥαπίζωσιν ἀλλήλους λαθόντες τοὺς διδασκάλους.</text:p>
          </table:table-cell>
          <table:table-cell table:style-name="Table1.A1" office:value-type="string">
            <text:p text:style-name="P3">Harry walked round and round his new room. Someone knew he had moved out of his cupboard and they seemed to know he hadn't received his first letter. Surely that meant they'd try again? And this time he'd make sure they didn't fail. He had a plan. </text:p>
          </table:table-cell>
        </table:table-row>
        <table:table-row table:style-name="TableLine2100154251856">
          <table:table-cell table:style-name="Table1.A1" office:value-type="string">
            <text:p text:style-name="P3"><text:s/>Ἀλλὰ γὰρ ὁμολογεῖται τοῦτο παίδευσιν εἶναι χρηστὴν πρὸς τούπίον αὐτοῖς εἰς ἄνδρας τελοῦσιν.</text:p>
          </table:table-cell>
          <table:table-cell table:style-name="Table1.A1" office:value-type="string">
            <text:p text:style-name="P3">The repaired alarm clock rang at six o'clock the next morning. Harry turned it off quickly and dressed silently. He mustn't wake the Dursleys. He stole downstairs without turning on any of the lights. </text:p>
          </table:table-cell>
        </table:table-row>
        <table:table-row table:style-name="TableLine2100154256752">
          <table:table-cell table:style-name="Table1.A1" office:value-type="string">
            <text:p text:style-name="P3">βλεπόντων τοίνυν ἁπάντων πρὸς ἐκεῖνον τοὺς καινοὺς θυλά-κους ἀμπεχόμενον, ὁ Δούρσλειος μεγαλαυχούμενος μὲν ὀλίγον δέ φθέγγεσθαι δυνάμενος οὐκ ἔφη λαμπροτέραν ἑωρακέναι ἡμέραν <text:soft-page-break/>ἐν φάει ὤν’ ἡ δέ γυνὴ δακρυρροοῦσα οὐκ ἔφη τοῖς ὄμμασι πίστιν ἔχειν ὁρῶσα τὸ βρεφύλλιον αὐτῆς Δουδλιδιδίον νεανίαν ἐκτελῆ γεγενημ-ένον καί ὡραῖον ὡς σφόδρα· ὁ δ’ αὖ “Ἀρειος οῦκ ἐτόλμα φάναι ὁτιοῦν ὡς η”δη κατεαγώς που δύο τῶν πλευρῶν διὰ τὸ μὴ ἀνέδην ἀνακαγχάσαι.</text:p>
          </table:table-cell>
          <table:table-cell table:style-name="Table1.A1" office:value-type="string">
            <text:p text:style-name="P3">He was going to wait for the postman on the corner of Privet Drive and get the letters for number four first. His heart hammered as he crept across the dark hall toward the front door -- Harry leapt into <text:soft-page-break/>the air; he'd trodden on something big and squashy on the doormat -- something alive! Lights clicked on upstairs and to his horror Harry realized that the big, squashy something had been his uncle's face. Uncle Vernon had been lying at the foot of the front door in a sleeping bag, clearly making sure that Harry didn't do exactly what he'd been trying to do. He shouted at Harry for about half an hour and then told him to go and make a cup of tea. Harry shuffled miserably off into the kitchen and by the time he got back, the mail had arrived, right into Uncle Vernon's lap. </text:p>
          </table:table-cell>
        </table:table-row>
        <table:table-row table:style-name="TableLine2100154249952">
          <table:table-cell table:style-name="Table1.A1" office:value-type="string">
            <text:p text:style-name="P3">τῇ δ’ ὑστεραίᾳ εἷς τούπτάνιον ἐλθὼν ἀριστοποιησάμενος, πάνυ ἐμυσάχθη δυσοσμίας αἰσθόμενος, ὡς ᾤετο, ἐκ μεγάλου χαλκίου ἐν τῷ πλυνῷ κειμένου, καί ἐμπεπλημένου - τοῦτο γὰρ φανερὸν ἐγένετο αὐτῷ ἀκριβέστερον σκοποῦντι - ῥάκεσι ῥυπάροις ἐν ὕδατι θολερῷ νηχομένοις.</text:p>
          </table:table-cell>
          <table:table-cell table:style-name="Table1.A1" office:value-type="string">
            <text:p text:style-name="P3">Harry could see three letters addressed in green ink. </text:p>
            <text:p text:style-name="P3">I want --" he began, but Uncle Vernon was tearing the letters into pieces before his eyes. Uncle Vernon didnt go to work that day. He stayed at home and nailed up the mail slot. </text:p>
          </table:table-cell>
        </table:table-row>
        <table:table-row table:style-name="TableLine2100154248592">
          <table:table-cell table:style-name="Table1.A1" office:value-type="string">
            <text:p text:style-name="P3">Τί δαὶ τοῦτο, ἔφη.</text:p>
          </table:table-cell>
          <table:table-cell table:style-name="Table1.A1" office:value-type="string">
            <text:p text:style-name="P3">"See," he explained to Aunt Petunia through a mouthful of nails, "if they can't deliver them they'll just give up." "I'm not sure that'll work, Vernon." </text:p>
          </table:table-cell>
        </table:table-row>
        <table:table-row table:style-name="TableLine2100154250768">
          <table:table-cell table:style-name="Table1.A1" office:value-type="string">
            <text:p text:style-name="P3">ἡ δέ Πετουνία ὥσπερ τὸ ε”θος χείλη μύσασα ὡς ἀγανακτοῦσα αὐτῷ τολμήσαντι προτεῖναι ἐρώτημά τι Αὕτη γε, ἔφη, ἡ σὴ στολὴ ἡ πρὸς παιδείαν καινή.</text:p>
          </table:table-cell>
          <table:table-cell table:style-name="Table1.A1" office:value-type="string">
            <text:p text:style-name="P3">"Oh, these people's minds work in strange ways, Petunia, they're not like you and me," said Uncle Vernon, trying to knock in a nail with the piece of fruitcake Aunt Petunia had just brought him. </text:p>
          </table:table-cell>
        </table:table-row>
        <table:table-row table:style-name="TableLine2100154242064">
          <table:table-cell table:style-name="Table1.A1" office:value-type="string">
            <text:p text:style-name="P3">26 ΑΡΕιοΣ ΠοΤΗΡ</text:p>
          </table:table-cell>
          <table:table-cell table:style-name="Table1.A1" office:value-type="string">
            <text:p text:style-name="P3"/>
          </table:table-cell>
        </table:table-row>
        <table:table-row table:style-name="TableLine2100154243424">
          <table:table-cell table:style-name="Table1.A1" office:value-type="string">
            <text:p text:style-name="P3">ὁ δὲ Ἄρειος Ἀλλ’ οῦκ ἠξίουν, ἀπεκρίνατο, δεῖν αὐτὴν οὕτως ὑγρὰν γενέσθαι.</text:p>
          </table:table-cell>
          <table:table-cell table:style-name="Table1.A1" office:value-type="string">
            <text:p text:style-name="P3">On Friday, no less than twelve letters arrived for Harry. As they couldn't go through the mail slot they had been pushed under the door, slotted through the sides, and a few even forced through the small window in the downstairs bathroom. </text:p>
          </table:table-cell>
        </table:table-row>
        <table:table-row table:style-name="TableLine2100154255120">
          <table:table-cell table:style-name="Table1.A1" office:value-type="string">
            <text:p text:style-name="P3"/>
          </table:table-cell>
          <table:table-cell table:style-name="Table1.A1" office:value-type="string">
            <text:p text:style-name="P3"/>
          </table:table-cell>
        </table:table-row>
        <table:table-row table:style-name="TableLine2100154254032">
          <table:table-cell table:style-name="Table1.A1" office:value-type="string">
            <text:p text:style-name="P3">χαλεπαίνουσα δέ Μὴ φλυαρήσῃς, ἔφη. ἐγὼ γὰρ βάπτω σοι ε”νια τῶν περιττῶν τοῦ Δουδλίου ἱματίων φαιὰ ποιησομένη ἵνα μὴ φανερὸς ᾗς τὸ σχῆμα σύ διαφέρων τῶν πολλῶν.</text:p>
          </table:table-cell>
          <table:table-cell table:style-name="Table1.A1" office:value-type="string">
            <text:p text:style-name="P3">Uncle Vernon stayed at home again. After burning all the letters, he got out a hammer and nails and boarded up the cracks around the front and back doors so no one could go out. He hummed "Tiptoe Through the Tulips" </text:p>
            <text:p text:style-name="P3"/>
            <text:p text:style-name="P3"><text:soft-page-break/>as he worked, and jumped at small noises. </text:p>
          </table:table-cell>
        </table:table-row>
        <table:table-row table:style-name="TableLine2100154257568">
          <table:table-cell table:style-name="Table1.A1" office:value-type="string">
            <text:p text:style-name="P3">ἀλλὰ περὶ τοῦτο σφόδρ’ ἠπίστει μὲν οὗτος, ἔδοξε δ’ ὅμως μηδὲν ἀντειπεῖν. καθήμενος οὖν παρὰ τὴν τράπεζαν ἐπειρᾶτο μὴ βαρύν-εσθαι ἐνθυμούμενος τὰ τῆς πρώτης ἐν Κωλύσει ἡμέρας εἴ γ’ ἄρα γέλωτ’ ὀφλήσει ἀμπεχόμενος δοκοῦντα περιτμήματα ἢ καττύματα ἐξ ἐλέφαντος σύφαρος πεποιημένα.</text:p>
          </table:table-cell>
          <table:table-cell table:style-name="Table1.A1" office:value-type="string">
            <text:p text:style-name="P3">On Saturday, things began to get out of hand. Twenty-four letters to Harry found their way into the house, rolled up and hidden inside each of the two dozen eggs that their very confused milkman had handed Aunt Petunia through the living room window. While Uncle Vernon made furious telephone calls to the post office and the dairy trying to find someone to complain to, Aunt Petunia shredded the letters in her food processor. </text:p>
          </table:table-cell>
        </table:table-row>
        <table:table-row table:style-name="TableLine2100154257024">
          <table:table-cell table:style-name="Table1.A1" office:value-type="string">
            <text:p text:style-name="P3">εἰσελθόντων δέ τοῦ Δουρσλείου καί τοῦ Δουδλίου τὰς ῥῖνας ἀνασπώντων διὰ τὸ μὴ μύρου πνεῖν τὰ πλυνόμενα, ὁ μὲν ὅλος περὶ τὴν ἐφημερίδα ἧν, ὁ δέ συνεχῶς τῷ χωνευτικῴ βάκτρῳ τὴν τράπε-ζαν ἔκοπτε - τοῦτο γὰρ πανταχοῦ ἐφόρει. καὶ ἥκουσαν τότε μὲν κτύπον τοῦ γραμματοκιβωτίου τότε δέ δοῦπον τῶν ἐπιστολῶν πρὸς τοῦδαφος πιπτουσῶν.</text:p>
          </table:table-cell>
          <table:table-cell table:style-name="Table1.A1" office:value-type="string">
            <text:p text:style-name="P3">"Who on earth wants to talk to you this badly?" Dudley asked Harry in amazement. On Sunday morning, Uncle Vernon sat down at the breakfast table looking tired and rather ill, but happy. "No post on Sundays," he reminded them cheerfully as he spread marmalade on his newspapers, "no damn letters today --" Something came whizzing down the kitchen chimney as he spoke and caught him sharply on the back of the head. Next moment, thirty or forty letters came pelting out of the fireplace like bullets. The Dursleys ducked, but Harry leapt into the air trying to catch one. </text:p>
          </table:table-cell>
        </table:table-row>
        <table:table-row table:style-name="TableLine2100154247232">
          <table:table-cell table:style-name="Table1.A1" office:value-type="string">
            <text:p text:style-name="P3">ἐκεῖνος δέ τὴν ἐφημερίδα ε”τι προβαλλόμενος ’Ένεγκέ μοι, ἔφη, τὰς ἐπιστολάς, ὦ Δούδλιε.</text:p>
          </table:table-cell>
          <table:table-cell table:style-name="Table1.A1" office:value-type="string">
            <text:p text:style-name="P3">"Out! OUT!" Uncle Vernon seized Harry around the waist and threw him into the hall. </text:p>
          </table:table-cell>
        </table:table-row>
        <table:table-row table:style-name="TableLine2100154251312">
          <table:table-cell table:style-name="Table1.A1" office:value-type="string">
            <text:p text:style-name="P3">ὁ δ’ ὑπολαβὼν Πρᾶξαι σύ, ἔφη, ὅπως ’Άρειος οἴσεται.</text:p>
          </table:table-cell>
          <table:table-cell table:style-name="Table1.A1" office:value-type="string">
            <text:p text:style-name="P3">When Aunt Petunia and Dudley had run out with their arms over their faces, Uncle Vernon slammed the door shut. They could hear the letters still streaming into the room, bouncing off the walls and floor. </text:p>
          </table:table-cell>
        </table:table-row>
        <table:table-row table:style-name="TableLine2100154255664">
          <table:table-cell table:style-name="Table1.A1" office:value-type="string">
            <text:p text:style-name="P3">ἐκεῖνος δ’ αὖ ’Ἐνεγκέ μοι, ἔφη, τὰς ἐπιστολάς, ῶ ’Ἀρειέ ὁ δ’ Ἄρειος Πρᾶξαι σύ, ἔφη, ὅπως Δούδλιος οἴσεται.</text:p>
          </table:table-cell>
          <table:table-cell table:style-name="Table1.A1" office:value-type="string">
            <text:p text:style-name="P3">"That does it," said Uncle Vernon, trying to speak calmly but pulling great tufts out of his mustache at the same time. I want you all back here in five minutes ready to leave. We're going away. Just pack some clothes. No arguments!" </text:p>
          </table:table-cell>
        </table:table-row>
        <table:table-row table:style-name="TableLine2100154255936">
          <table:table-cell table:style-name="Table1.A1" office:value-type="string">
            <text:p text:style-name="P3">κάκεῖνος Σκάλευ’ αὐτὸν τῶ χωνευτικῷ, ὦ Δούδλιε.</text:p>
          </table:table-cell>
          <table:table-cell table:style-name="Table1.A1" office:value-type="string">
            <text:p text:style-name="P3"/>
          </table:table-cell>
        </table:table-row>
        <table:table-row table:style-name="TableLine2100154250224">
          <table:table-cell table:style-name="Table1.A1" office:value-type="string">
            <text:p text:style-name="P3">καὶ τοῦτο μὲν ἀπαμυνάμενος ὁ “Αρειος μετελθὼν δέ τὰς ἐπισ-τολάς, τρία ἐπὶ τῷ φορμῷ κείμενα εἶδε· τὸ μὲν παρὰ τῆς Μάργης τῆς ἀδελφῆς τοῦ Δουρσλείου τότε ἐν τῇ Οῦέκτει ἀποδημούσης δελ-τάριον ὃν <text:soft-page-break/>ἐπιστολικόν, τὸ δέ ξανθόν τι περιβολάδιον ἐν ὅτῳ εἰκότως γράμματα εὕροις ἂν ἀργυρίου ἀπόδοσιν ἀπαιτοῦντα, τρίτον δέ, τὸ καινότατον, ἐπιστολὴν πρὸς ἑαυτὸν διαπεμφθεῖσαν. ἀναλαβὼν γοῦν ἀτενίζει πρὸς αὐτήν, ψαλλομένης δὴ τῆς καρδίας καθάπερ εἰ ταινίαν τις κόμμι ἐλαστικοῦ μεγάλην ἔκρουσεν.</text:p>
          </table:table-cell>
          <table:table-cell table:style-name="Table1.A1" office:value-type="string">
            <text:p text:style-name="P3">He looked so dangerous with half his mustache missing that no one dared argue. Ten minutes later they had wrenched their way through the boarded-up doors and were in the car, speeding toward the <text:soft-page-break/>highway. </text:p>
            <text:p text:style-name="P3">Dudley was sniffling in the back seat; his father had hit him round the head for holding them up while he tried to pack his television, VCR, and computer in his sports bag. </text:p>
          </table:table-cell>
        </table:table-row>
        <table:table-row table:style-name="TableLine2100154241248">
          <table:table-cell table:style-name="Table1.A1" office:value-type="string">
            <text:p text:style-name="P3"><text:s/>οὐδεὶς γὰρ δι’ ὅλου τοῦ βίου ἐπιστολὴν ε”γραψεν αὐτῷ, οὐδὲ συνῄδει οὐδενὶ γράψαι ἂν βουλομένῳ, οὐχ ὑπαρχόντων οὔτε ἑταίρων οὔτε συγγενῶν.</text:p>
          </table:table-cell>
          <table:table-cell table:style-name="Table1.A1" office:value-type="string">
            <text:p text:style-name="P3">They drove. And they drove. Even Aunt Petunia didn't dare ask where they were going. Every now and then Uncle Vernon would take a sharp turn and drive in the opposite direction for a while. "Shake'em off... shake 'em off," he would mutter whenever he did this. </text:p>
          </table:table-cell>
        </table:table-row>
        <table:table-row table:style-name="TableLine2100154243696">
          <table:table-cell table:style-name="Table1.A1" office:value-type="string">
            <text:p text:style-name="P3"><text:s/>οὐδ’ αὖ ἐπιστόλιόν τι ἐδέξατο τοιοῦτο οἷον οἱ σκαιοὶ τῶν βιβλιοφυλάκων πέμπουσιν ἀπαιτήσοντες βιβλίον, ὡς βιβλία δὴ οὗ χρησάμενός ποτε ἀπὸ τῆς δημοσίας βιβλιοθήκης.</text:p>
          </table:table-cell>
          <table:table-cell table:style-name="Table1.A1" office:value-type="string">
            <text:p text:style-name="P3">They didn't stop to eat or drink all day. By nightfall Dudley was howling. He'd never had such a bad day in his life. He was hungry, he'd missed five television programs he'd wanted to see, and he'd never gone so long without blowing up an alien on his computer. </text:p>
          </table:table-cell>
        </table:table-row>
        <table:table-row table:style-name="TableLine2100154241520">
          <table:table-cell table:style-name="Table1.A1" office:value-type="string">
            <text:p text:style-name="P3">ἰδοὺ πρόκειται ἐπιστολὴ εὔστοχον δὴ ἐπιγραφὴν παρέχουσα εἰς τοσοῦτο ἀκριβείας γεγραμμένην ὥστε μηδαμῶς ἁμαρτεῖν· πρὸς τὸν ’Ἀρειον Ποτῆρα, τὸ ὑπὸ κλίμακι σκευοφυλάκιον, ὁδὸς τῶν μυρσίνων δ’, Λίτελ Οὐίντζιγκ, Σοῦρι τὸ δέ περιβολάδιον παχύ τ’ ἦν καῖ βαρύ, ὡς ἐκ <text:s/>διφθέρας παρα-σκευασμένον, καὶ ὑπόξανθον.</text:p>
          </table:table-cell>
          <table:table-cell table:style-name="Table1.A1" office:value-type="string">
            <text:p text:style-name="P3">Uncle Vernon stopped at last outside a gloomy-looking hotel on the outskirts of a big city. Dudley and Harry shared a room with twin beds and damp, musty sheets. Dudley snored but Harry stayed awake, sitting on the windowsill, staring down at the lights of passing cars and wondering.... </text:p>
          </table:table-cell>
        </table:table-row>
        <table:table-row table:style-name="TableLine2100154243968">
          <table:table-cell table:style-name="Table1.A1" office:value-type="string">
            <text:p text:style-name="P3">ΑΙ ΑΠ’ ΟΥΔΕΝΟΣ ΕΠΙΣΤΟΛΑΙ 27</text:p>
          </table:table-cell>
          <table:table-cell table:style-name="Table1.A1" office:value-type="string">
            <text:p text:style-name="P3"/>
          </table:table-cell>
        </table:table-row>
        <table:table-row table:style-name="TableLine2100154242608">
          <table:table-cell table:style-name="Table1.A1" office:value-type="string">
            <text:p text:style-name="P3">οἱ δέ τῶν γραμμάτων χαρακτῆρες καλάῖνοι.</text:p>
          </table:table-cell>
          <table:table-cell table:style-name="Table1.A1" office:value-type="string">
            <text:p text:style-name="P3">They ate stale cornflakes and cold tinned tomatoes on toast for breakfast the next day. They had just finished when the owner of the hotel came over to their table. </text:p>
          </table:table-cell>
        </table:table-row>
        <table:table-row table:style-name="TableLine2100154250496">
          <table:table-cell table:style-name="Table1.A1" office:value-type="string">
            <text:p text:style-name="P3"><text:s/>γραμματόσημον μὲν οὐδέν, πορφυροῦν δέ σφράγισμα κήρινον - τοῦτο γὰρ εἶδεν ἀναστρέψας αὐτὴν τῶν χερῶν τρεμουσῶν -ἐν ᾧ τετυπουμένοι λέων καῖ ἀετὸς καὶ ὄφις καὶ γαλῆ καὶ ἐν μέσῳ γράμμα τι μέγα οἷον τὸ ὖ ψιλόν.</text:p>
          </table:table-cell>
          <table:table-cell table:style-name="Table1.A1" office:value-type="string">
            <text:p text:style-name="P3">"'Scuse me, but is one of you Mr. H. Potter? Only I got about an 'undred of these at the front desk." </text:p>
            <text:p text:style-name="P3">She held up a letter so they could read the green ink address: Mr. H. Potter Room 17 Railview Hotel Cokeworth Harry made a grab for the letter but Uncle Vernon knocked his hand out of the way. The woman stared. </text:p>
          </table:table-cell>
        </table:table-row>
        <table:table-row table:style-name="TableLine2100154251040">
          <table:table-cell table:style-name="Table1.A1" office:value-type="string">
            <text:p text:style-name="P3">ὁ δέ Δούρσλειος ἀπὸ τοῦ ὀπτανίου βοῶν Σπεῦδε, <text:soft-page-break/>ἔφη, ὦ παῖ, καὶ γελῶτα παρασχὼν ἑαυτῷ Τί πράττεις,· ἢ περὶ ἐπιστολῆς πυρο-φόρου πολυπραγμονεῖς;</text:p>
          </table:table-cell>
          <table:table-cell table:style-name="Table1.A1" office:value-type="string">
            <text:p text:style-name="P3">"I'll take them," said Uncle Vernon, standing up <text:soft-page-break/>quickly and following her from the dining room. </text:p>
          </table:table-cell>
        </table:table-row>
        <table:table-row table:style-name="TableLine2100154245872">
          <table:table-cell table:style-name="Table1.A1" office:value-type="string">
            <text:p text:style-name="P3">ἐκεῖνος δ’ ἐπὶ τὸ ὀπτάνιον ἐπανῆλθεν, ἀτενίζων ἕτι πρὸς τὴν ἑαυτοῦ ἐπιστολήν.</text:p>
          </table:table-cell>
          <table:table-cell table:style-name="Table1.A1" office:value-type="string">
            <text:p text:style-name="P3"/>
          </table:table-cell>
        </table:table-row>
        <table:table-row table:style-name="TableLine2100154258384">
          <table:table-cell table:style-name="Table1.A1" office:value-type="string">
            <text:p text:style-name="P3">καί τὰ μὲν - λέγω γὰρ τὸ δελτάριον ἐπιστολικὸν καὶ τὸ ξανθὸν περιβολάδιον - τῷ Δουρσλείῳ παρέδωκε, τὸ δ’ ἑαυτοῦ καθήμενος πάλιν ὡρμήθη βραδέως ἀνοῖξαι.</text:p>
          </table:table-cell>
          <table:table-cell table:style-name="Table1.A1" office:value-type="string">
            <text:p text:style-name="P3">Wouldn't it be better just to go home, dear?" Aunt Petunia suggested timidly, hours later, but Uncle Vernon didn't seem to hear her. Exactly what he was looking for, none of them knew. He drove them into the middle of a forest, got out, looked around, shook his head, got back in the car, and off they went again. The same thing happened in the middle of a plowed field, halfway across a suspension bridge, and at the top of a multilevel parking garage. </text:p>
          </table:table-cell>
        </table:table-row>
        <table:table-row table:style-name="TableLine2100154252128">
          <table:table-cell table:style-name="Table1.A1" office:value-type="string">
            <text:p text:style-name="P3"/>
          </table:table-cell>
          <table:table-cell table:style-name="Table1.A1" office:value-type="string">
            <text:p text:style-name="P3"/>
          </table:table-cell>
        </table:table-row>
        <table:table-row table:style-name="TableLine2100154252400">
          <table:table-cell table:style-name="Table1.A1" office:value-type="string">
            <text:p text:style-name="P3">ὁ δέ ἕτερον μέν - τὸ γὰρ ξανθὸν τοῦτ’ ἔτυχεν ὅν - σχίσας τε καὶ ἀνοίξας ἐβδελύχθη, ἕτερον δέ ἀνατρεψάμενος (Η Μάργη, ἔφη, μαλακῶς ε”χει κόγχην καταπιοῦσα κακήν.</text:p>
          </table:table-cell>
          <table:table-cell table:style-name="Table1.A1" office:value-type="string">
            <text:p text:style-name="P3">"Daddy's gone mad, hasn't he?" Dudley asked Aunt Petunia dully late that afternoon. Uncle Vernon had parked at the coast, locked them all inside the car, and disappeared. </text:p>
          </table:table-cell>
        </table:table-row>
        <table:table-row table:style-name="TableLine2100154251584">
          <table:table-cell table:style-name="Table1.A1" office:value-type="string">
            <text:p text:style-name="P3">ὁ δέ Δούδλιος ἐξαίφνης Ὦ πάτερ, ε”φη παππίζων, ὦ πατρίδιον, Ἄρειος ε”χει τι.</text:p>
          </table:table-cell>
          <table:table-cell table:style-name="Table1.A1" office:value-type="string">
            <text:p text:style-name="P3">It started to rain. Great drops beat on the roof of the car. Dud ley sniveled. "It's Monday," he told his mother. "The Great Humberto's on tonight. I want to stay somewhere with a television. “ </text:p>
          </table:table-cell>
        </table:table-row>
        <table:table-row table:style-name="TableLine2100154253216">
          <table:table-cell table:style-name="Table1.A1" office:value-type="string">
            <text:p text:style-name="P3">τὸν δ’ ἔτι μέλλοντα διαπτύξαι τὴν αὑτοῦ ἐπιστολήν – πεποιημένη γὰρ ἔτυχε τῆς αὐτῆς διφθέρας τῷ περιβολαδίῳ - ε”φθασεν ἐκ χερῶν τραχέως ἀφαρπάσας ὁ Δούρσλειος. ὁ δέ πάλιν ἁρπάσαι ἐπιχειρήσας Ἐμόν, ἔφη, τοῦτο.</text:p>
          </table:table-cell>
          <table:table-cell table:style-name="Table1.A1" office:value-type="string">
            <text:p text:style-name="P3">Monday. This reminded Harry of something. If it was Monday -- and you could usually count on Dudley to know the days the week, because of television -- then tomorrow, Tuesday, was Harry's eleventh birthday. Of course, his birthdays were never exactly fun -- last year, the Dursleys had given him a coat hanger and a pair of Uncle Vernon's old socks. </text:p>
          </table:table-cell>
        </table:table-row>
        <table:table-row table:style-name="TableLine2100154246960">
          <table:table-cell table:style-name="Table1.A1" office:value-type="string">
            <text:p text:style-name="P3">ἀλλ’ ἐκεῖνος μυκτηρίζων Τίς γὰρ σοί, ἔφη, γράψαι βούλοιτ’ ἅν,·τὴν γοῦν ἐπιστολὴν σείσας καὶ μίᾳ χειρὶ ἀπλώσας παρέβλεψεν.</text:p>
          </table:table-cell>
          <table:table-cell table:style-name="Table1.A1" office:value-type="string">
            <text:p text:style-name="P3">Still, you weren't eleven every day. Uncle Vernon was back and he was smiling. He was also carrying a long, thin package and didn't answer Aunt Petunia when she asked what he'd bought. </text:p>
          </table:table-cell>
        </table:table-row>
        <table:table-row table:style-name="TableLine2100154248864">
          <table:table-cell table:style-name="Table1.A1" office:value-type="string">
            <text:p text:style-name="P3">μεταβολὴν δέ τοῦ προσώπου εἶδες ἂν θάττω ἐξ ἐρυθροῦ εἰς χλωρὸν τῆς τῶν ἐν λεωφόρῳ φαναρίων. ἀλλ’ οῦκ ἀπέχρησε τοῦτό γε· διὰ μικροῦ γὰρ <text:soft-page-break/>τοσοῦτο ὠχριακῶς ὥστε καί ὀλίγον διενεγκεῖν πτισάνης πάνυ ἠμελημένης, τὴν γυναῖκα μόλις ἐπωνόμασεν ὀτοτύζων.</text:p>
          </table:table-cell>
          <table:table-cell table:style-name="Table1.A1" office:value-type="string">
            <text:p text:style-name="P3">"Found the perfect place!" he said. "Come on! Everyone out!" It was very cold outside the car. Uncle Vernon was pointing at what looked like a <text:soft-page-break/>large rock way out at sea. Perched on top of the rock was the most miserable little shack you could imagine. One thing was certain, there was no television in there. </text:p>
          </table:table-cell>
        </table:table-row>
        <table:table-row table:style-name="TableLine2100154249408">
          <table:table-cell table:style-name="Table1.A1" office:value-type="string">
            <text:p text:style-name="P3">Δούδλιον δὲ ἐξαρπάσαι ἐπιχειροῦντα ἐκώλυσε κρατῆσαι μετ-έωρον αὐτὴν φυλαττόμενος.</text:p>
          </table:table-cell>
          <table:table-cell table:style-name="Table1.A1" office:value-type="string">
            <text:p text:style-name="P3">"Storm forecast for tonight!" said Uncle Vernon gleefully, clapping his hands together. "And this gentleman's kindly agreed to lend us his boat!" </text:p>
          </table:table-cell>
        </table:table-row>
        <table:table-row table:style-name="TableLine2100154256208">
          <table:table-cell table:style-name="Table1.A1" office:value-type="string">
            <text:p text:style-name="P3"><text:s/>ἡ δέ Πετουνία τί ποτ’ εἴη θαυμάσασα ἐλάβετο μὲν αὐτῆς, στίχον δέ πρῶτον ἀναγνοῦσα, ὀλίγου ἐδέησε</text:p>
          </table:table-cell>
          <table:table-cell table:style-name="Table1.A1" office:value-type="string">
            <text:p text:style-name="P3">A toothless old man came ambling up to them, pointing, with a rather wicked grin, at an old rowboat bobbing in the iron-gray water below them. </text:p>
          </table:table-cell>
        </table:table-row>
        <table:table-row table:style-name="TableLine2100154244240">
          <table:table-cell table:style-name="Table1.A1" office:value-type="string">
            <text:p text:style-name="P3">παραχρῆμα ὑπ’ ἰλίγγου καταπεσεῖν. ἐπιθεὶς δέ τὴν χεῖρα τῴ τραχήλῳ, καὶ φωνὴν ἀφιεῖσα ὀξεῖαν ὡς ἀποπνιγησομένη Οἴμοι, ἔφη, ὦ Φέρνιον, οἴμοι τάλαινα.</text:p>
          </table:table-cell>
          <table:table-cell table:style-name="Table1.A1" office:value-type="string">
            <text:p text:style-name="P3">"I've already got us some rations," said Uncle Vernon, "so all aboard!" It was freezing in the boat. Icy sea spray and rain crept down their necks and a chilly wind whipped their faces. After what seemed like hours they reached the rock, where Uncle Vernon, slipping and sliding, led the way to the broken-down house. </text:p>
          </table:table-cell>
        </table:table-row>
        <table:table-row table:style-name="TableLine2100154252672">
          <table:table-cell table:style-name="Table1.A1" office:value-type="string">
            <text:p text:style-name="P3">28 ΑΡΕιοΣ Πο ΤΗΡ</text:p>
          </table:table-cell>
          <table:table-cell table:style-name="Table1.A1" office:value-type="string">
            <text:p text:style-name="P3"/>
          </table:table-cell>
        </table:table-row>
        <table:table-row table:style-name="TableLine2100154241792">
          <table:table-cell table:style-name="Table1.A1" office:value-type="string">
            <text:p text:style-name="P3">ἔβλεπον δέ συνεχῶς πρὸς ἀλλήλους ὡσπερεὶ ἐπιλελησμένοι τῶν παίδων ε”τι παρόντων. ὁ δέ Δούδλιος τῷ οὕτως ὀλιγωρεῖσθαι οὐ συνήθης ὢν, ἐρράπισε τὴν τοῦ πατρὸς κεφαλὴν τῷ χωνευτικῲ λέγων ὅτι Ἐγὼ μάλα βουλοίμην ἂν ἀναγνῶναι ἐκείνην τὴν ἐπιστολήν.</text:p>
          </table:table-cell>
          <table:table-cell table:style-name="Table1.A1" office:value-type="string">
            <text:p text:style-name="P3">The inside was horrible; it smelled strongly of seaweed, the wind whistled through the gaps in the wooden walls, and the fireplace was damp and empty. There were only two rooms. </text:p>
          </table:table-cell>
        </table:table-row>
        <table:table-row table:style-name="TableLine2100154252944">
          <table:table-cell table:style-name="Table1.A1" office:value-type="string">
            <text:p text:style-name="P3">ὁ δ”Ἀρειος ’Έγωγε μάλιστα βούλομαι· ἐμὴ γάρ ἐστιν.</text:p>
          </table:table-cell>
          <table:table-cell table:style-name="Table1.A1" office:value-type="string">
            <text:p text:style-name="P3">Uncle Vernon's rations turned out to be a bag of chips each and four bananas. He tried to start a fire but the empty chip bags just smoked and shriveled up. </text:p>
          </table:table-cell>
        </table:table-row>
        <table:table-row table:style-name="TableLine2100154253488">
          <table:table-cell table:style-name="Table1.A1" office:value-type="string">
            <text:p text:style-name="P3">ἀλλ’ οὖν ὁ Δούρσλειος Ἄπιτ’ ἄμφω, ε”φη ὠθῶν τὴν ἐπιστολὴν πάλιν εἰς τὸ περιβολάδιον. ’Ἁρειος ἐκινήθη μὲν οὔ, βοῶν δ’ εἱστήκει·</text:p>
          </table:table-cell>
          <table:table-cell table:style-name="Table1.A1" office:value-type="string">
            <text:p text:style-name="P3">"Could do with some of those letters now, eh?" he said cheerfully. He was in a very good mood. </text:p>
          </table:table-cell>
        </table:table-row>
        <table:table-row table:style-name="TableLine2100154248048">
          <table:table-cell table:style-name="Table1.A1" office:value-type="string">
            <text:p text:style-name="P3">Ἐγὼ τὴν ἐμὴν, ἔφη, αἰτῶ ἐπιστολήν.</text:p>
          </table:table-cell>
          <table:table-cell table:style-name="Table1.A1" office:value-type="string">
            <text:p text:style-name="P3">Obviously he thought nobody stood a chance of reaching them here in a storm to deliver mail. Harry privately agreed, though the thought didn't cheer him up at all. </text:p>
          </table:table-cell>
        </table:table-row>
        <table:table-row table:style-name="TableLine2100154242880">
          <table:table-cell table:style-name="Table1.A1" office:value-type="string">
            <text:p text:style-name="P3">ὁ δέ Δούδλιος ἅμα Πάρες ἔμοιγε ἰδεῖν.</text:p>
          </table:table-cell>
          <table:table-cell table:style-name="Table1.A1" office:value-type="string">
            <text:p text:style-name="P3">As night fell, the promised storm blew up around them. Spray from the high waves splattered the <text:soft-page-break/>walls of the hut and a fierce wind rattled the filthy windows. Aunt Petunia found a few moldy blankets in the second room and made up a bed for Dudley on the moth-eaten sofa. She and Uncle Vernon went off to the lumpy bed next door, and Harry was left to find the softest bit of floor he could and to curl up under the thinnest, most ragged blanket. </text:p>
          </table:table-cell>
        </table:table-row>
        <table:table-row table:style-name="TableLine2100154248320">
          <table:table-cell table:style-name="Table1.A1" office:value-type="string">
            <text:p text:style-name="P3">ὁ δ’ αὖ Δούρσλειος Οὐκ ἐρρήσετε, ε”φη ἀναβοῶν, καὶ ἄμφω τοῦ αὐχένος λαβὼν καὶ εἰς τὴν αὐλὴν ἐκβαλὼν τὴν θύραν ἐπήραξεν.</text:p>
          </table:table-cell>
          <table:table-cell table:style-name="Table1.A1" office:value-type="string">
            <text:p text:style-name="P3"/>
          </table:table-cell>
        </table:table-row>
        <table:table-row table:style-name="TableLine2100154249136">
          <table:table-cell table:style-name="Table1.A1" office:value-type="string">
            <text:p text:style-name="P3"/>
          </table:table-cell>
          <table:table-cell table:style-name="Table1.A1" office:value-type="string">
            <text:p text:style-name="P3"/>
          </table:table-cell>
        </table:table-row>
        <table:table-row table:style-name="TableLine2100154245056">
          <table:table-cell table:style-name="Table1.A1" office:value-type="string">
            <text:p text:style-name="P3">οἱ δ’ εὐθὺς σιωπῇ μὲν σπουδαίως δ’ ὅμως προσεπάλαιον ἀλλήλοις. </text:p>
          </table:table-cell>
          <table:table-cell table:style-name="Table1.A1" office:value-type="string">
            <text:p text:style-name="P3"/>
          </table:table-cell>
        </table:table-row>
        <table:table-row table:style-name="TableLine2100154244512">
          <table:table-cell table:style-name="Table1.A1" office:value-type="string">
            <text:p text:style-name="P3">ἑκάτερος γὰρ ἠθέλησεν αὐτὸς διὰ τοῦ κλειθριδίου ἀκοῦσαι.</text:p>
          </table:table-cell>
          <table:table-cell table:style-name="Table1.A1" office:value-type="string">
            <text:p text:style-name="P3"/>
          </table:table-cell>
        </table:table-row>
        <table:table-row table:style-name="TableLine2100154253760">
          <table:table-cell table:style-name="Table1.A1" office:value-type="string">
            <text:p text:style-name="P3"><text:s/>νικήσαντος δέ τοῦ Δουδλίου, ὁ ’Άρειος, τῶν διόπτρων ἐξ ἑνὸς ῶτός ἐξαρτωμένων, πρανὴς ἔκειτο χαμαὶ ἐκτεταμένος ὡς δέον ἀκοῦσαι διὰ τὸ διεστηκὸς τὸ μεταξὺ τῆς θύρας καί τοῦ ἐδάφους. ἥκουσαν δέ τάδε τῆς Πετουνίας τρομερᾷ τῇ φωνῇ φθεγγομένης</text:p>
          </table:table-cell>
          <table:table-cell table:style-name="Table1.A1" office:value-type="string">
            <text:p text:style-name="P3">The storm raged more and more ferociously as the night went on. Harry couldn't sleep. He shivered and turned over, trying to get comfortable, his stomach rumbling with hunger. Dudley's snores were drowned by the low rolls of thunder that started near midnight. The lighted dial of Dudley's watch, which was dangling over the edge of the sofa on his fat wrist, told Harry he'd be eleven in ten minutes' time. He lay and watched his birthday tick nearer, wondering if the Dursleys would remember at all, wondering where the letter writer was now. </text:p>
          </table:table-cell>
        </table:table-row>
        <table:table-row table:style-name="TableLine2100154257296">
          <table:table-cell table:style-name="Table1.A1" office:value-type="string">
            <text:p text:style-name="P3">’Ὴν βλέψον μοι, ἔφη, εἰς τὰ τῆς ἐπιγραφῆς πῶς γὰρ εἶχον ἂν ἀκριβῶς εἰδέναι ὅπου καθεύδει, ὦ Φέρνιον, εἰπέ μοι· ἆρα μὴ τηροῦσι τὴν οἰκίαν,·Ἐξόν γε τηρεῖν ἐφορᾶν ἰχνεύειν ἡμᾶς, ἦ δ’ ὅς εἰκῇ μύζων.</text:p>
          </table:table-cell>
          <table:table-cell table:style-name="Table1.A1" office:value-type="string">
            <text:p text:style-name="P3">Five minutes to go. Harry heard something creak outside. He hoped the roof wasn't going to fall in, although he might be warmer if it did. </text:p>
          </table:table-cell>
        </table:table-row>
        <table:table-row table:style-name="TableLine2100154245328">
          <table:table-cell table:style-name="Table1.A1" office:value-type="string">
            <text:p text:style-name="P3">ἡ δέ Οἴμοι τί δραστέον,· ἔφη. ἦ ἀποκρινώμεθα πρὸς αὐτούς,’ ἀντιγράψον δὴ τάδε ὅτι οὐ βουλόμεθα ἐν δέ τούτῳ ὁ “Αρειος ἑώρα τὰς ἀρβύλας</text:p>
          </table:table-cell>
          <table:table-cell table:style-name="Table1.A1" office:value-type="string">
            <text:p text:style-name="P3">Four minutes to go. Maybe the house in Privet Drive would be so full of letters when they got back that he'd be able to steal one somehow. </text:p>
          </table:table-cell>
        </table:table-row>
        <text:soft-page-break/>
        <table:table-row table:style-name="TableLine2100154247504">
          <table:table-cell table:style-name="Table1.A1" office:value-type="string">
            <text:p text:style-name="P3"><text:s/>μελαναυγεῖς τὰς τοῦ Δουρσλείου ἄνω κάτω ἐν τῷ ὀπτανίῳ περιπατοῦντος. τέλος δὴ ἤκουσε τοῦ Δουρσλείου τάδε· ’Ήκιστα, ἔφη, ἥκιστά γε. χαιρέτω ταῦτα. ἐὰν δέ μὴ ἀντεπιθῶμεν ἐπιστολήν ναί. τοῦτο γὰρ βέλτιστον, τὸ ἀμελῆσαι πάντα.</text:p>
          </table:table-cell>
          <table:table-cell table:style-name="Table1.A1" office:value-type="string">
            <text:p text:style-name="P3">Three minutes to go. Was that the sea, slapping hard on the rock like that? And (two minutes to go) what was that funny crunching noise? Was the rock crumbling into the sea? One minute to go and he'd be eleven. Thirty seconds... twenty ... ten... </text:p>
          </table:table-cell>
        </table:table-row>
        <table:table-row table:style-name="TableLine2100154258112">
          <table:table-cell table:style-name="Table1.A1" office:value-type="string">
            <text:p text:style-name="P3">τῆς δὲ γυναικὸς μελλούσης ἀντιφθέγξεσθαί τι ὑπολαβὼν Οὐκ ἐθέλω, ἔφη, ὦ γύναι, ξενίσαι οὐδένα τῶν τοιούτων ἐν τῇ οἰκίᾳ.</text:p>
          </table:table-cell>
          <table:table-cell table:style-name="Table1.A1" office:value-type="string">
            <text:p text:style-name="P3">nine -- maybe he'd wake Dudley up, just to annoy him -- three... two... one... BOOM. </text:p>
          </table:table-cell>
        </table:table-row>
        <table:table-row table:style-name="TableLine2100154254304">
          <table:table-cell table:style-name="Table1.A1" office:value-type="string">
            <text:p text:style-name="P3">οὔκουν τότε δὴ ἐφθάνομεν ἐπομοσάμενοι ἐπεὶ τὸν παῖδα ἀνειλόμεθα ἦ μὴν καθαιρήσειν τὸ ἀλιτήριον τοῦτο καὶ τὴν βωμολοχίαν, περὶ ἑσπέραν δέ ἀπὸ τοῦ ἐργαστηρίου ἐπανελθὼν καινότατόν τι ε”παθεν οῖον πρότερον οὐδέποτέ πρὸς γὰρ τὸν Ἄρειον ἐν αὐτῳ τῷ σκευοφυλακίῳ ἔβη. καὶ τεθλιμμένος περ ταῖς φλιαῖς μόλις εἰσῆλθεν.</text:p>
          </table:table-cell>
          <table:table-cell table:style-name="Table1.A1" office:value-type="string">
            <text:p text:style-name="P3">The whole shack shivered and Harry sat bolt upright, staring at the door. Someone was outside, knocking to come in. </text:p>
          </table:table-cell>
        </table:table-row>
        <table:table-row table:style-name="TableLine2100154243152">
          <table:table-cell table:style-name="Table1.A1" office:value-type="string">
            <text:p text:style-name="P3">καί ὁ ’Άρειος παραχρῆμα Ποῦ ἐστὶν ἡ ἐμὴ ἐπιστολή; ἔφη. τίς ε”στιν ὃς ἐπιστέλλει μοι ἐπιστολήν;</text:p>
          </table:table-cell>
          <table:table-cell table:style-name="Table1.A1" office:value-type="string">
            <text:p text:style-name="P3"/>
          </table:table-cell>
        </table:table-row>
        <table:table-row table:style-name="TableLine2100154244784">
          <table:table-cell table:style-name="Table1.A1" office:value-type="string">
            <text:p text:style-name="P3">ΑΙ ΑΠ’ ΟΥΔΕΝΟΣ ΕΠΙΣΤΟΛΑΙ 29</text:p>
          </table:table-cell>
          <table:table-cell table:style-name="Table1.A1" office:value-type="string">
            <text:p text:style-name="P3">CHAPTER FOUR THE KEEPER OF THE KEYS </text:p>
          </table:table-cell>
        </table:table-row>
        <table:table-row table:style-name="TableLine2100154255392">
          <table:table-cell table:style-name="Table1.A1" office:value-type="string">
            <text:p text:style-name="P3">ἐκεῖνος δέ βραχεῖ λόγῳ Οὐδείς, ἀπεκρίνατο. αὕτη γὰρ ἐπεστάλη σοι δι’ ἁμαρτήματος. διὸ κατακέκαυκα αὐτήν.</text:p>
          </table:table-cell>
          <table:table-cell table:style-name="Table1.A1" office:value-type="string">
            <text:p text:style-name="P3">BOOM. They knocked again. Dudley jerked awake. "Where's the cannon?" he said stupidly. </text:p>
          </table:table-cell>
        </table:table-row>
        <table:table-row table:style-name="TableLine2100154254848">
          <table:table-cell table:style-name="Table1.A1" office:value-type="string">
            <text:p text:style-name="P3">ἀλλ’ ὁ Ἄρειος μάλα λυπούμενος Ἁμάρτημα δ’ οὐκ ἦν, ἔφη, ἐγέγραπτο γὰρ ἐν αὐτῇ τὸ σκευοφυλάκιόν μου.</text:p>
          </table:table-cell>
          <table:table-cell table:style-name="Table1.A1" office:value-type="string">
            <text:p text:style-name="P3">There was a crash behind them and Uncle Vernon came skidding into the room. He was holding a rifle in his hands -- now they knew what had been in the long, thin package he had brought with them. </text:p>
          </table:table-cell>
        </table:table-row>
        <table:table-row table:style-name="TableLine2100154245600">
          <table:table-cell table:style-name="Table1.A1" office:value-type="string">
            <text:p text:style-name="P3">ὁ δέ Δούρσλειος τόν γε παῖδα εὐφημεῖν κελεύων τοσοῦτον αὐτὸς ἀνέκραγεν ὥστε ἀράχνας οὐκ ὀλίγας ἀπ’ ὀροφῆς καταπεσεῖν.</text:p>
          </table:table-cell>
          <table:table-cell table:style-name="Table1.A1" office:value-type="string">
            <text:p text:style-name="P3">"Who's there?" he shouted. "I warn you -- I'm armed!" There was a pause. Then – SMASH! </text:p>
          </table:table-cell>
        </table:table-row>
        <table:table-row table:style-name="TableLine2100154246144">
          <table:table-cell table:style-name="Table1.A1" office:value-type="string">
            <text:p text:style-name="P3">καὶ διὰ μικροῦ ἀσθμαίνειν τι ἔδει, ε”πειτα δὲ ὑπεγέλα, τὸ πρόσωπον μόλις εἷς τὸ φαιδρὸν ἀναγκάσας, τοῦτό γε, ὡς ε’ὀικε, χαλεπώτατον ὅν.</text:p>
          </table:table-cell>
          <table:table-cell table:style-name="Table1.A1" office:value-type="string">
            <text:p text:style-name="P3">The door was hit with such force that it swung clean off its hinges and with a deafening crash landed flat on the floor. </text:p>
          </table:table-cell>
        </table:table-row>
        <table:table-row table:style-name="TableLine2100154256480">
          <table:table-cell table:style-name="Table1.A1" office:value-type="string">
            <text:p text:style-name="P3">Εἶὲν, ἔφη. περὶ δέ τοῦτο ἡμεῖς τὸ σκευοφυλάκιον ἐνενοησάμεθα -μικρὸν μὲν γὰρ αὐτό, μακρότερος δέ σὺ γεγένησαι – ἐννοησάμενοι δὴ ὅπως σου μάλιστα κηδώμεθα, ἐγνώκαμεν ὅτι ἡδὺ ἔσται σοί ἐνθένδε μεταστῆναι εἷς τὸ τοῦ Δουδλίου δώματιον τὸ ἕτερον.</text:p>
          </table:table-cell>
          <table:table-cell table:style-name="Table1.A1" office:value-type="string">
            <text:p text:style-name="P3">A giant of a man was standing in the doorway. His face was almost completely hidden by a long, shaggy mane of hair and a wild, tangled beard, but you could make out his eyes, glinting like black beetles under all the hair. </text:p>
          </table:table-cell>
        </table:table-row>
        <table:table-row table:style-name="TableLine2100154268720">
          <table:table-cell table:style-name="Table1.A1" office:value-type="string">
            <text:p text:style-name="P3">Διὰ τί; ἔφη.</text:p>
          </table:table-cell>
          <table:table-cell table:style-name="Table1.A1" office:value-type="string">
            <text:p text:style-name="P3"/>
          </table:table-cell>
        </table:table-row>
        <table:table-row table:style-name="TableLine2100154273072">
          <table:table-cell table:style-name="Table1.A1" office:value-type="string">
            <text:p text:style-name="P3">ἐκεῖνος δέ Μήδεν ἱστορεῖν. ἅγε δή· ε”νεγκε πάντα <text:soft-page-break/>ἐπάνω τὰ σκεύη ταῦτα εἷς τὸ ὑπερῷον.</text:p>
          </table:table-cell>
          <table:table-cell table:style-name="Table1.A1" office:value-type="string">
            <text:p text:style-name="P3">The giant squeezed his way into the hut, stooping <text:soft-page-break/>so that his head just brushed the ceiling. He bent down, picked up the door, and fitted it easily back into its frame. The noise of the storm outside dropped a little. He turned to look at them all. </text:p>
          </table:table-cell>
        </table:table-row>
        <table:table-row table:style-name="TableLine2100154273344">
          <table:table-cell table:style-name="Table1.A1" office:value-type="string">
            <text:p text:style-name="P3">εἶχε δέ τοῖς Δουρσλείοις οὕτω τοῦ ὑπερῴου ἡ θέσις. </text:p>
          </table:table-cell>
          <table:table-cell table:style-name="Table1.A1" office:value-type="string">
            <text:p text:style-name="P3">"Couldn't make us a cup o' tea, could yeh? It's not been an easy journey..." He strode over to the sofa where Dudley sat frozen with fear. </text:p>
          </table:table-cell>
        </table:table-row>
        <table:table-row table:style-name="TableLine2100154273616">
          <table:table-cell table:style-name="Table1.A1" office:value-type="string">
            <text:p text:style-name="P3">Δωματίων γὰρ τεττάρων ὑπαρχόντων, τὸ μὲν πρῶτον ἐκείνοις ἦν εὐνατήριον, τὸ δέ δεύτερον λόγῳ μὲν ξένιον ε”ργῳ δέ ὡς ἐπὶ πολὺ τῇ Μάργῃ ἐξαίρετον τῇ τοῦ Δουρσλείου ἀδελφῇ, τὸ δέ τρίτον καὶ τὸ τέταρτον τῷ γε Δουδλίῳ“ ἐν μὲν γὰρ ἑτέρῳ ἐκάθευδεν, ἑτέρῳ δέ τά τε παίγ-νια κατέθηκε καί τὰ ἄλλα σκεύη περιττὰ ὅσα ὁ θάλαμος μὴ χωροίη.</text:p>
          </table:table-cell>
          <table:table-cell table:style-name="Table1.A1" office:value-type="string">
            <text:p text:style-name="P3">"Budge up, yeh great lump," said the stranger. Dudley squeaked and ran to hide behind his mother, who was crouching, terrified, behind Uncle Vernon. "An' here's Harry!" said the giant. Harry looked up into the fierce, wild, shadowy face and saw that the beetle eyes were crinkled in a smile. </text:p>
          </table:table-cell>
        </table:table-row>
        <table:table-row table:style-name="TableLine2100154269264">
          <table:table-cell table:style-name="Table1.A1" office:value-type="string">
            <text:p text:style-name="P3">ὁ δ’ Ἄρειος ἅπαξ ἀναβὰς τὰ ἑαυτοῦ πάντα μετήνεγκεν ἀπὸ τοῦ σκευοφυλακίου εἷς τὸ δωμάτιον. καῖ ἐπὶ τῇ κοίτῃ καθήμενος παν-ταχόσε περιέβλεπεν. </text:p>
          </table:table-cell>
          <table:table-cell table:style-name="Table1.A1" office:value-type="string">
            <text:p text:style-name="P3">"Las' time I saw you, you was only a baby," said the giant. "Yeh look a lot like yet dad, but yeh've got yet mom's eyes." </text:p>
          </table:table-cell>
        </table:table-row>
        <table:table-row table:style-name="TableLine2100154268992">
          <table:table-cell table:style-name="Table1.A1" office:value-type="string">
            <text:p text:style-name="P3">εἶδε γὰρ πάντα ὡς εἰπεῖν διεφθαρμένα· οἷον τὸ τέχνημα κινηματογραφικόν τό μηνιαῖον ε”κειτο ὑπὲρ ἅρματος μάχης μικροῦ - τούτῳ γὰρ χρησάμενός ποτε ὁ Δούδλιος κατέβαλε τὸν τοῦ παροικοῦντος κύνα. καὶ ἐν γωνίᾳ εἶδε τὸ σκεῦος τηλεοπτικὸν τὸ πρῶτον δεδωρημένον ὅπερ διέφθειρεν ἐκεῖνος λακτίσας, τοῦ προ-γράμματος τοῦ μάλιστ’ ἐρωμένου ἀναιρεθέντος.</text:p>
          </table:table-cell>
          <table:table-cell table:style-name="Table1.A1" office:value-type="string">
            <text:p text:style-name="P3">Uncle Vernon made a funny rasping noise. I demand that you leave at once, sit!" he said. "You are breaking and entering!" "Ah, shut up, Dursley, yeh great prune," said the giant; he reached over the back of the sofa, jerked the gun out of Uncle Vernon's hands, bent it into a knot as easily as if it had been made of rubber, and threw it into a corner of the room. </text:p>
          </table:table-cell>
        </table:table-row>
        <table:table-row table:style-name="TableLine2100154270624">
          <table:table-cell table:style-name="Table1.A1" office:value-type="string">
            <text:p text:style-name="P3">οἷκίσκος δ’ ἦν ὀρνίθειος μέγας ἔνθα ψιττακὸς διέτριβέ ποτε. τὸ δ’ ὀρνίθιον ἀντέδωκέ ποτε ἀνθ’ ὅπλου τινὸς ἀεροβόλου, ὃ ἐπὶ σανιδίῳ διεστραμ-μένον καὶ ἀνωφελές ε”κειτο ἐξ οὗ ἐκεῖνος κατ’ αὐτὸ ἐκάθισεν ἑαυτόν.</text:p>
          </table:table-cell>
          <table:table-cell table:style-name="Table1.A1" office:value-type="string">
            <text:p text:style-name="P3">Uncle Vernon made another funny noise, like a mouse being trodden on. "Anyway -- Harry," said the giant, turning his back on the Dursleys, "a very happy birthday to yeh. Got summat fer yeh here -- I mighta sat on it at some point, but it'll taste all right." </text:p>
          </table:table-cell>
        </table:table-row>
        <table:table-row table:style-name="TableLine2100154264640">
          <table:table-cell table:style-name="Table1.A1" office:value-type="string">
            <text:p text:style-name="P3">εἶδε δ’ αὖ βιβλία πολλὰ ἐπ’ ἄλλοις σανιδίοις κείμενα· ταῦτα μέντοι μόνα τῶν ἐν τῷ δωματίῳ ἀκέραια ἐδόκει.</text:p>
          </table:table-cell>
          <table:table-cell table:style-name="Table1.A1" office:value-type="string">
            <text:p text:style-name="P3">From an inside pocket of his black overcoat he pulled a slightly squashed box. Harry opened it with trembling fingers. Inside was a large, sticky chocolate cake with Happy Birthday Harry written on it in green icing. </text:p>
          </table:table-cell>
        </table:table-row>
        <table:table-row table:style-name="TableLine2100154275520">
          <table:table-cell table:style-name="Table1.A1" office:value-type="string">
            <text:p text:style-name="P3"/>
          </table:table-cell>
          <table:table-cell table:style-name="Table1.A1" office:value-type="string">
            <text:p text:style-name="P3"/>
          </table:table-cell>
        </table:table-row>
        <table:table-row table:style-name="TableLine2100154275248">
          <table:table-cell table:style-name="Table1.A1" office:value-type="string">
            <text:p text:style-name="P3">κάτωθεν δ’ ἤκουσε τοῦ Δουδλίου πρὸς τὴν μητέρα βοῶντος, μᾶλλον δέ ὑλακτοῦντος. ὁ δέ ’Έγωγ’ οὐκ <text:soft-page-break/>ἐθέλω ἐκεῖνον ἐνεῖναι αὐτόθι, ἔφη. ἐγὼ γὰρ δέομαι τοῦ δωματίου αὐτός. πρᾶξαί μοι ὅπως ἄπεισιν.</text:p>
          </table:table-cell>
          <table:table-cell table:style-name="Table1.A1" office:value-type="string">
            <text:p text:style-name="P3">Harry looked up at the giant. He meant to say thank you, but the words got lost on the way to his <text:soft-page-break/>mouth, and what he said instead was, "Who are you?" </text:p>
          </table:table-cell>
        </table:table-row>
        <table:table-row table:style-name="TableLine2100154260016">
          <table:table-cell table:style-name="Table1.A1" office:value-type="string">
            <text:p text:style-name="P3"/>
          </table:table-cell>
          <table:table-cell table:style-name="Table1.A1" office:value-type="string">
            <text:p text:style-name="P3"/>
          </table:table-cell>
        </table:table-row>
        <table:table-row table:style-name="TableLine2100154269808">
          <table:table-cell table:style-name="Table1.A1" office:value-type="string">
            <text:p text:style-name="P3">στενάξας δὲ ὁ “Αρειος ἐξέτεινεν ἑαυτὸν ε’πί τῇ κοίτῃ, πολλὰ ιλοσοφῶν. χθές μὲν γὰρ ἐβούλετ’ ἂν οὐδέν μᾶλλον ἢ τὸ ἐνταῦθα καθεστηκέναι· τήμερον δὲ προείλετ’ ἂν καί ἐν τῷ σκευοφυλακίῳ</text:p>
          </table:table-cell>
          <table:table-cell table:style-name="Table1.A1" office:value-type="string">
            <text:p text:style-name="P3">The giant chuckled. </text:p>
            <text:p text:style-name="P3">"True, I haven't introduced meself. Rubeus Hagrid, Keeper of Keys and Grounds at Hogwarts." </text:p>
            <text:p text:style-name="P3">He held out an enormous hand and shook Harry's whole arm. </text:p>
            <text:p text:style-name="P3">"What about that tea then, eh?" he said, rubbing his hands together. </text:p>
            <text:p text:style-name="P3">"I'd not say no ter summat stronger if yeh've got it, mind." </text:p>
          </table:table-cell>
        </table:table-row>
        <table:table-row table:style-name="TableLine2100154272528">
          <table:table-cell table:style-name="Table1.A1" office:value-type="string">
            <text:p text:style-name="P3">φ</text:p>
          </table:table-cell>
          <table:table-cell table:style-name="Table1.A1" office:value-type="string">
            <text:p text:style-name="P3"/>
          </table:table-cell>
        </table:table-row>
        <table:table-row table:style-name="TableLine2100154274704">
          <table:table-cell table:style-name="Table1.A1" office:value-type="string">
            <text:p text:style-name="P3">30 ΑΡΕιοΣ Πο ΤΗΡ</text:p>
          </table:table-cell>
          <table:table-cell table:style-name="Table1.A1" office:value-type="string">
            <text:p text:style-name="P3"/>
          </table:table-cell>
        </table:table-row>
        <table:table-row table:style-name="TableLine2100154262464">
          <table:table-cell table:style-name="Table1.A1" office:value-type="string">
            <text:p text:style-name="P3">μένειν ἐφ’ ᾧτε ε”χειν τήν γ’ ἐπιστολὴν πρὸ τοῦ δεῦρο μεθεστηκέναι μὴ ἔχοντα.</text:p>
          </table:table-cell>
          <table:table-cell table:style-name="Table1.A1" office:value-type="string">
            <text:p text:style-name="P3"/>
          </table:table-cell>
        </table:table-row>
        <table:table-row table:style-name="TableLine2100154267360">
          <table:table-cell table:style-name="Table1.A1" office:value-type="string">
            <text:p text:style-name="P3">τῇ δ’ ὑστεραίᾳ, ἐπειδὴ καιρὸς ἦν τοῦ ἀρίστου, πάντες σώφρονας καὶ μετρίους παρεῖχον ἑαυτούς. ὁ μέν γὰρ Δούδλιος παντοῖος ἐγεγένητο· ἐβόησεν, ὕβρισε τὸν πατέρα τῷ χωνευτικῴ, ἤμεσεν ἐκ παρασκευῆς, ἐλάκτισε τὴν μήτερα, κατέρρηξε τὸ τοῦ θερμοκηπίου στέγος τῆν χελώνην ῥίψας εἷς αὐτό· ἀλλ’ οὐχ οὕτω τοῦ δωματίου πάλιν εἰλήχει.</text:p>
          </table:table-cell>
          <table:table-cell table:style-name="Table1.A1" office:value-type="string">
            <text:p text:style-name="P3">His eyes fell on the empty grate with the shriveled chip bags in it and he snorted. He bent down over the fireplace; they couldn't see what he was doing but when he drew back a second later, there was a roaring fire there. It filled the whole damp hut with flickering light and Harry felt the warmth wash over him as though he'd sunk into a hot bath. </text:p>
          </table:table-cell>
        </table:table-row>
        <table:table-row table:style-name="TableLine2100154274976">
          <table:table-cell table:style-name="Table1.A1" office:value-type="string">
            <text:p text:style-name="P3"/>
          </table:table-cell>
          <table:table-cell table:style-name="Table1.A1" office:value-type="string">
            <text:p text:style-name="P3"/>
          </table:table-cell>
        </table:table-row>
        <table:table-row table:style-name="TableLine2100154267088">
          <table:table-cell table:style-name="Table1.A1" office:value-type="string">
            <text:p text:style-name="P3"><text:s/>τῷ δ’ Ἁρείῳ μεμνημένῳ τὰ χθές ὅπως ἀπέβη,σφόδρα δὴ μετέμελε τοῦ μὴ ἐν θυρῶνι ἀνοῖξαι τὴν ἐπιστολήν. οἱ δ’αὖ Δούρσλειοι δριμύ ε”βλεπον πρὸς ἀλλήλους.</text:p>
          </table:table-cell>
          <table:table-cell table:style-name="Table1.A1" office:value-type="string">
            <text:p text:style-name="P3">The giant sat back down on the sofa, which sagged under his weight, and began taking all sorts of things out of the pockets of his coat: a copper kettle, a squashy package of sausages, a poker, a teapot, several chipped mugs, and a bottle of some amber liquid that he took a swig from before starting to make tea. Soon the hut was full of the sound and smell of sizzling sausage. Nobody said a thing while the giant was working, but as he slid the first six fat, juicy, slightly burnt sausages from the poker, Dudley fidgeted a little. Uncle Vernon said sharply, "Don't touch anything he gives you, Dudley." </text:p>
          </table:table-cell>
        </table:table-row>
        <text:soft-page-break/>
        <table:table-row table:style-name="TableLine2100154259472">
          <table:table-cell table:style-name="Table1.A1" office:value-type="string">
            <text:p text:style-name="P3"/>
          </table:table-cell>
          <table:table-cell table:style-name="Table1.A1" office:value-type="string">
            <text:p text:style-name="P3"/>
          </table:table-cell>
        </table:table-row>
        <table:table-row table:style-name="TableLine2100154260832">
          <table:table-cell table:style-name="Table1.A1" office:value-type="string">
            <text:p text:style-name="P3">ἐπειδὴ δέ ἧκεν ὁ ἐπ’ ἐπιστολῶν, ὁ Δούρσλειος, ὡς τὸν ’Ἀρειον φιλοφρονούμενος, Δούδλιον ἐκέλευσεν ἐνεγκεῖν αὐτάς. ἤκουσας δ ’ ἂναὐτοῦ ἀνὰ τὸν θυρῶνα βαδίζοντος τῴ χωνευτικῷ κρούοντος τὰ ἐκεῖ.</text:p>
          </table:table-cell>
          <table:table-cell table:style-name="Table1.A1" office:value-type="string">
            <text:p text:style-name="P3">The giant chuckled darkly. </text:p>
            <text:p text:style-name="P3">"Yet great puddin' of a son don' need fattenin' anymore, Dursley, don' worry." </text:p>
            <text:p text:style-name="P3">He passed the sausages to Harry, who was so hungry he had never tasted anything so wonderful, but he still couldn't take his eyes off the giant. Finally, as nobody seemed about to explain anything, he said, "I'm sorry, but I still don't really know who you are." </text:p>
          </table:table-cell>
        </table:table-row>
        <table:table-row table:style-name="TableLine2100154272800">
          <table:table-cell table:style-name="Table1.A1" office:value-type="string">
            <text:p text:style-name="P3"/>
          </table:table-cell>
          <table:table-cell table:style-name="Table1.A1" office:value-type="string">
            <text:p text:style-name="P3"/>
          </table:table-cell>
        </table:table-row>
        <table:table-row table:style-name="TableLine2100154269536">
          <table:table-cell table:style-name="Table1.A1" office:value-type="string">
            <text:p text:style-name="P3">ἀλλ’ ἄφνω ἐβόησε λέγων ὅτι Καινή τίς ἐστιν ἐπιστολή πρὸς τὸν ’Ἀρειον Ποτῆρα, τό στενότατον δωμάτιον, ὁδὸς τῶν μυρσίνων δ’ ἐκεῖνος δέ φωνῇ ὥσπερ ἀποπνιγομένου του μόλις φθεγξάμενος,</text:p>
          </table:table-cell>
          <table:table-cell table:style-name="Table1.A1" office:value-type="string">
            <text:p text:style-name="P3">The giant took a gulp of tea and wiped his mouth with the back of his hand. </text:p>
            <text:p text:style-name="P3">"Call me Hagrid," he said, "everyone does. An' like I told yeh, I'm Keeper of Keys at Hogwarts -- yeh'll know all about Hogwarts, o' course. </text:p>
            <text:p text:style-name="P3">"Er -- no," said Harry. </text:p>
            <text:p text:style-name="P3">Hagrid looked shocked. </text:p>
          </table:table-cell>
        </table:table-row>
        <table:table-row table:style-name="TableLine2100154267904">
          <table:table-cell table:style-name="Table1.A1" office:value-type="string">
            <text:p text:style-name="P3"/>
          </table:table-cell>
          <table:table-cell table:style-name="Table1.A1" office:value-type="string">
            <text:p text:style-name="P3"/>
          </table:table-cell>
        </table:table-row>
        <table:table-row table:style-name="TableLine2100154270896">
          <table:table-cell table:style-name="Table1.A1" office:value-type="string">
            <text:p text:style-name="P3"/>
          </table:table-cell>
          <table:table-cell table:style-name="Table1.A1" office:value-type="string">
            <text:p text:style-name="P3"/>
          </table:table-cell>
        </table:table-row>
        <table:table-row table:style-name="TableLine2100154264912">
          <table:table-cell table:style-name="Table1.A1" office:value-type="string">
            <text:p text:style-name="P3">καὶ ἀπὸ τοῦ δίφρου ἀναπηδήσας, ἔδραμεν ἀνὰ τὸν θυρῶνα ὀλίγον φθάσας τὸν ’Ἀρειον ἀλλ’ ἐδέησεν αὐτὸν ὑποσκελίσαι τὸν Δούδλιον ἵνα κρατήσῃ τῆς ἐπιστολῆς· τοῦτο δέ χαλεπώτερον ἐγένετο τοῦ</text:p>
          </table:table-cell>
          <table:table-cell table:style-name="Table1.A1" office:value-type="string">
            <text:p text:style-name="P3">"Sorry," Harry said quickly. </text:p>
            <text:p text:style-name="P3">"Sony?" barked Hagrid, turning to stare at the Dursleys, who shrank back into the shadows. "It' s them as should be sorry! I knew yeh weren't gettin' yer letters but I never thought yeh wouldn't even know abou' Hogwarts, fer cryin' out loud! Did yeh never wonder where yet parents learned it all?" </text:p>
          </table:table-cell>
        </table:table-row>
        <table:table-row table:style-name="TableLine2100154271168">
          <table:table-cell table:style-name="Table1.A1" office:value-type="string">
            <text:p text:style-name="P3">Ἁρείου ἐκ τοῦπισθεν λαβόντος αὐτὸν τοῦ αὐχένος, δι ’ ὀλίγου μὲν οὖν ἅπαντα συνεχύθη, διαπολεμούντων αὐτῶν ἀλλήλοις καὶ πολι) τῷ χωνευτικῴ ῥαπιζομένων, τέλος δέ ὁ Δούρσλειος ἀσθμαίνων περ ἀνέστη ἴσχων τῇ δεξιᾷ τὴν τοῦ Ἀρείου ἐπιστολήν. καί τῷ μὲν Ἀρείῳ</text:p>
          </table:table-cell>
          <table:table-cell table:style-name="Table1.A1" office:value-type="string">
            <text:p text:style-name="P3">"All what?" asked Harry. </text:p>
            <text:p text:style-name="P3">"ALL WHAT?" Hagrid thundered. "Now wait jus' one second!" </text:p>
            <text:p text:style-name="P3">He had leapt to his feet. In his anger he seemed to fill the whole hut. </text:p>
            <text:p text:style-name="P3">The Dursleys were cowering against the wall. </text:p>
            <text:p text:style-name="P3">"Do you mean ter tell me," he growled at the Dursleys, "that this boy -- this boy! -- knows <text:soft-page-break/>nothin' abou' -- about ANYTHING?" </text:p>
            <text:p text:style-name="P3">Harry thought this was going a bit far. He had been to school, after all, and his marks weren't bad. </text:p>
            <text:p text:style-name="P3">"I know some things," he said. "I can, you know, do math and stuff." But Hagrid simply waved his hand and said, "About our world, I mean. Your world. My world. Yer parents' world." </text:p>
            <text:p text:style-name="P3">"What world?" </text:p>
          </table:table-cell>
        </table:table-row>
        <table:table-row table:style-name="TableLine2100154271440">
          <table:table-cell table:style-name="Table1.A1" office:value-type="string">
            <text:p text:style-name="P3">’Ἁπιθι, ἔφη, ἄπιθι πρὸς τὸ σκευοφυλάκιον, πρὸς τὸ δωμάτιον λέγω, τῷ δέ Δουδλίῳ ’Ἁπιθι ἀτεχνῶς.</text:p>
          </table:table-cell>
          <table:table-cell table:style-name="Table1.A1" office:value-type="string">
            <text:p text:style-name="P3"/>
          </table:table-cell>
        </table:table-row>
        <table:table-row table:style-name="TableLine2100154271984">
          <table:table-cell table:style-name="Table1.A1" office:value-type="string">
            <text:p text:style-name="P3">ἐν δέ τῷ καινῷ δωματίῳ ἄνω καὶ κάτω περιπατῶν ὁ ’Ἁρειος ἐλογίζετο τάδε· εἶναι γὰρ οἵτινες ᾔδεσαν οὐ μόνον μεταστάντα αὐτὸν ἐκ τοῦ σκευοφυλακίου ἀλλὰ καὶ τὴν προτέραν ἐπιστολὴν οὐ λαβόντα. πῶς γὰρ τοὺς τοιούτους οὐ τὸ αὐτὸ αὖθις ἐπιχειρήσειν; μηχανήσεσθαι οὖν αὐτὸς βουλευσάμενος βούλευμα τι καίριον ὅπως μὴ σφαλήσονται.</text:p>
          </table:table-cell>
          <table:table-cell table:style-name="Table1.A1" office:value-type="string">
            <text:p text:style-name="P3">Hagrid looked as if he was about to explode. </text:p>
            <text:p text:style-name="P3">"DURSLEY!" he boomed. </text:p>
            <text:p text:style-name="P3">Uncle Vernon, who had gone very pale, whispered something that sounded like "Mimblewimble." Hagrid stared wildly at Harry. </text:p>
            <text:p text:style-name="P3">"But yeh must know about yet mom and dad," he said. "I mean, they're famous. You're famous." </text:p>
          </table:table-cell>
        </table:table-row>
        <table:table-row table:style-name="TableLine2100154274160">
          <table:table-cell table:style-name="Table1.A1" office:value-type="string">
            <text:p text:style-name="P3">&gt;κ</text:p>
          </table:table-cell>
          <table:table-cell table:style-name="Table1.A1" office:value-type="string">
            <text:p text:style-name="P3"/>
          </table:table-cell>
        </table:table-row>
        <table:table-row table:style-name="TableLine2100154273888">
          <table:table-cell table:style-name="Table1.A1" office:value-type="string">
            <text:p text:style-name="P3">τῇ δέ ὑστεραίᾳ ἐπειδὴ κατ’ ὄρθρον τὸ ἐγερτήριον ὡρολόγιον ἐσάλ-πιγξεν ἡμέραν, ὁ ’Άρειος εὐθὺς κατασιωπήσας αὐτὸ ὅπως μὴ ἐγείρῃ τοὺς Δουρσλείους καὶ ἀψοφητὶ τὰ ἐσθήματα περιβαλ-όμενος, καί λύχνον οὐκ ἀνάψας λάθρᾳ ε”βη κάτω.</text:p>
          </table:table-cell>
          <table:table-cell table:style-name="Table1.A1" office:value-type="string">
            <text:p text:style-name="P3">"What? My -- my mom and dad weren't famous, were they?" </text:p>
            <text:p text:style-name="P3">"Yeh don' know... yeh don' know..." Hagrid ran his fingers through his hair, fixing Harry with a bewildered stare. </text:p>
            <text:p text:style-name="P3">"Yeh don' know what yeh are?" he said finally. </text:p>
            <text:p text:style-name="P3">Uncle Vernon suddenly found his voice. </text:p>
            <text:p text:style-name="P3">"Stop!" he commanded. "Stop right there, sit! I forbid you to tell the boy anything!" </text:p>
            <text:p text:style-name="P3">A braver man than Vernon Dursley would have quailed under the furious look Hagrid now gave him; when Hagrid spoke, his every syllable trembled with rage. </text:p>
          </table:table-cell>
        </table:table-row>
        <table:table-row table:style-name="TableLine2100154260288">
          <table:table-cell table:style-name="Table1.A1" office:value-type="string">
            <text:p text:style-name="P3">ἤλπιζε γὰρ περὶ τὸ ἔσχατον τῆς μυρσίνων ὁδοῦ καθιστάμενος καί τηρῶν τὸν ἐπ’ ἐπιστολῶν φθάσας λήψεσθαι τὰ γράμματα. Καὶ πάνυ ἤδη ἀναπτοήμενος εἷρπε σκοταῖος ἐπὶ τὴν αὔλειον. </text:p>
          </table:table-cell>
          <table:table-cell table:style-name="Table1.A1" office:value-type="string">
            <text:p text:style-name="P3">"You never told him? Never told him what was in the letter Dumbledore left fer him? I was there! I saw Dumbledore leave it, Dursley! An' you've kept it from him all these years?" </text:p>
            <text:p text:style-name="P3"><text:soft-page-break/>"Kept what from me?" said Harry eagerly. </text:p>
            <text:p text:style-name="P3">"STOP! I FORBID YOU!" yelled Uncle Vernon in panic. </text:p>
          </table:table-cell>
        </table:table-row>
        <table:table-row table:style-name="TableLine2100154265184">
          <table:table-cell table:style-name="Table1.A1" office:value-type="string">
            <text:p text:style-name="P3">Ἐξαίφνης δέ Παπαπαπαῖ εἶπε βοῶν, ἅμα δέ μετέωρος ἀνεπήδησεν. </text:p>
          </table:table-cell>
          <table:table-cell table:style-name="Table1.A1" office:value-type="string">
            <text:p text:style-name="P3">Aunt Petunia gave a gasp of horror. </text:p>
            <text:p text:style-name="P3">"Ah, go boil yet heads, both of yeh," said Hagrid. "Harry -- yet a wizard." </text:p>
          </table:table-cell>
        </table:table-row>
        <table:table-row table:style-name="TableLine2100154271712">
          <table:table-cell table:style-name="Table1.A1" office:value-type="string">
            <text:p text:style-name="P3">ΑΙ ΑΠ’ ΟΥΔΕΝΟΣ ΕΠΙΣΤΟΛΑΙ 31</text:p>
          </table:table-cell>
          <table:table-cell table:style-name="Table1.A1" office:value-type="string">
            <text:p text:style-name="P3"/>
          </table:table-cell>
        </table:table-row>
        <table:table-row table:style-name="TableLine2100154263824">
          <table:table-cell table:style-name="Table1.A1" office:value-type="string">
            <text:p text:style-name="P3"/>
          </table:table-cell>
          <table:table-cell table:style-name="Table1.A1" office:value-type="string">
            <text:p text:style-name="P3"/>
          </table:table-cell>
        </table:table-row>
        <table:table-row table:style-name="TableLine2100154270080">
          <table:table-cell table:style-name="Table1.A1" office:value-type="string">
            <text:p text:style-name="P3">ξυνῄδει γὰρ ἐαυτῷ πατοῦντι μέγα τι ἐπὶ τῷ φορμῷ κείμενον καί μαλακὸν δὴ καὶ ἔμψυχον. λύχνον δέ τινος τῶν ἐπάνω ἀνάψαντος, ἐπὶ τῷδε εἶδε τὸ μαλακὸν ἐκεῖνον χρῆμα πρόσωπον ἄρ’ ὃν τὸ τοῦ θείου, ὁ δ ’ ἐν ὑπνοσάκῳ ἀπόκοιτος ε”κειτο πρὸ τῆς αὐλείου, ὡς φυλαξάμενος τὸν Ἄρειον μὴ ποιήσει ὃ καὶ τότ’ ἐποίει. προπηλακίσας δ’ αὐτὸν ἐπὶ μήκιστον ἐκέλευσεν ἐνεγκεῖν οἱ τέϊου πιεῖν, ταλαιπωρῶν οῦν οὗτος εἰς τούπτάνιον ἀκούσιος ἀπέβη. ἐπανελθὼν δ’ εἶδε τὰς ἐπιστολὰς κεκομισμένας καὶ ἐπὶ γόνασι τοῦ Δουρσλείου ἥδη κειμένας, τρεῖς δ’ αὐτῶν καλαῖνοις τοῖς γράμμασιν ἐγκεχαραγμένας.</text:p>
          </table:table-cell>
          <table:table-cell table:style-name="Table1.A1" office:value-type="string">
            <text:p text:style-name="P3">There was silence inside the hut. Only the sea and the whistling wind could be heard. </text:p>
            <text:p text:style-name="P3">"-- a what?" gasped Harry. </text:p>
          </table:table-cell>
        </table:table-row>
        <table:table-row table:style-name="TableLine2100154274432">
          <table:table-cell table:style-name="Table1.A1" office:value-type="string">
            <text:p text:style-name="P3">Βούλομαι ἔλεγεν, ἀλλ’ ἶδοῦ ἐκεῖνος μανικῶς σπαράσσει τὰς ἐπιστολὰς ἐπ’ ὀφθαλμῶν αὐτοῦ ε”τι λέγοντος τὸ βούλομαι.</text:p>
          </table:table-cell>
          <table:table-cell table:style-name="Table1.A1" office:value-type="string">
            <text:p text:style-name="P3">"A wizard, o' course," said Hagrid, sitting back down on the sofa, which groaned and sank even lower, "an' a thumpin' good'un, I'd say, once yeh've been trained up a bit. With a mum an' dad like yours, what else would yeh be? An' I reckon it's abou' time yeh read yer letter." </text:p>
          </table:table-cell>
        </table:table-row>
        <table:table-row table:style-name="TableLine2100154270352">
          <table:table-cell table:style-name="Table1.A1" office:value-type="string">
            <text:p text:style-name="P3">ε”δοξε δέ τῷ θείῳ ταύτῃ τῇ ἡμέρᾳ μὴ φοιτῆσαι εἷς τὴν ἀγοράν.</text:p>
          </table:table-cell>
          <table:table-cell table:style-name="Table1.A1" office:value-type="string">
            <text:p text:style-name="P3"/>
          </table:table-cell>
        </table:table-row>
        <table:table-row table:style-name="TableLine2100154272256">
          <table:table-cell table:style-name="Table1.A1" office:value-type="string">
            <text:p text:style-name="P3">μείνας οὖν οἴκοι τὸ γραμματοκιβώτιον συνέκλῃσε γόμφους καθηλώσας ἰσχυρούς.</text:p>
          </table:table-cell>
          <table:table-cell table:style-name="Table1.A1" office:value-type="string">
            <text:p text:style-name="P3"/>
          </table:table-cell>
        </table:table-row>
        <table:table-row table:style-name="TableLine2100154275792">
          <table:table-cell table:style-name="Table1.A1" office:value-type="string">
            <text:p text:style-name="P3"/>
          </table:table-cell>
          <table:table-cell table:style-name="Table1.A1" office:value-type="string">
            <text:p text:style-name="P3"/>
          </table:table-cell>
        </table:table-row>
        <table:table-row table:style-name="TableLine2100154258656">
          <table:table-cell table:style-name="Table1.A1" office:value-type="string">
            <text:p text:style-name="P3">Ἰδού, ἔφη, τοῦργον μηνύσας τῇ γυναικὶ πολλοὺς ε”τι γόμφους ἐν τῷ στόματι ἔχων. ἀδύνατον γὰρ αὐτοῖς προσκομίσαι τὰς ἐπισ-τολάς, παυστέον ἄρα δηλονότι τῆς ὁρμῆς.</text:p>
          </table:table-cell>
          <table:table-cell table:style-name="Table1.A1" office:value-type="string">
            <text:p text:style-name="P3"/>
          </table:table-cell>
        </table:table-row>
        <table:table-row table:style-name="TableLine2100154267632">
          <table:table-cell table:style-name="Table1.A1" office:value-type="string">
            <text:p text:style-name="P3">ἡ δέ γυνή Ἀλλ’ ε”γωγε ού πάνυ πέπεισμαι, ἔφη, ὦ ἄνερ.</text:p>
          </table:table-cell>
          <table:table-cell table:style-name="Table1.A1" office:value-type="string">
            <text:p text:style-name="P3"/>
          </table:table-cell>
        </table:table-row>
        <text:soft-page-break/>
        <table:table-row table:style-name="TableLine2100154259744">
          <table:table-cell table:style-name="Table1.A1" office:value-type="string">
            <text:p text:style-name="P3">Δούρσλειος δέ Θάρρει, ἔφη, γύναι, οἱ γὰρ τοιοῦτοι οὐ φρονοῦσι τὰ καθ’ ἡμᾶς, μάλ’ ἀνόμοιοι πεφυκότες, ἐπιχειρῶν ἅμα γόμφον ε’μπῆξαι τόμῳ πλακοῦντος ὃν ἄρτι ἐδέξατο παρ’ αὐτῆς.</text:p>
          </table:table-cell>
          <table:table-cell table:style-name="Table1.A1" office:value-type="string">
            <text:p text:style-name="P3"/>
          </table:table-cell>
        </table:table-row>
        <table:table-row table:style-name="TableLine2100154261104">
          <table:table-cell table:style-name="Table1.A1" office:value-type="string">
            <text:p text:style-name="P3">&gt;κ</text:p>
          </table:table-cell>
          <table:table-cell table:style-name="Table1.A1" office:value-type="string">
            <text:p text:style-name="P3"/>
          </table:table-cell>
        </table:table-row>
        <table:table-row table:style-name="TableLine2100154258928">
          <table:table-cell table:style-name="Table1.A1" office:value-type="string">
            <text:p text:style-name="P3">τῇ δ’ ὑστεραίᾳ - τῇ Παρασκευῇ καλουμένῃ πρὸς τῶν νῦν – δώδεκα δὴ ἐπιστολαὶ Ἁρείου ὄνομα ἐγγεγραμμέναι ἐκομίσθησαν· γραμ-ματοκιβωτίῳ δέ οὐκ ἐξὸν χρῆσθαι, ὁ κομίζων ε”ωσέ τε ὑπό τῆς θύρας καὶ ἐβιάσατο παρὰ τὰς θύρας καί δὴ καί ἐνέβαλεν ἐνίας διὰ τὴν φωταγωγόν τὴν τοῦ βαλανείου στενήν περ οὖσαν.</text:p>
          </table:table-cell>
          <table:table-cell table:style-name="Table1.A1" office:value-type="string">
            <text:p text:style-name="P3">Harry stretched out his hand at last to take the yellowish envelope, addressed in emerald green to Mr. H. Potter, The Floor, Hut-on-the-Rock, The Sea. He pulled out the letter and read: HOGWARTS SCHOOL of WITCHCRAFT and WIZARDRY Headmaster: ALBUS DUMBLEDORE (Order of Merlin, First Class, Grand Sorc., Chf. Warlock, Supreme Mugwump, International Confed. of Wizards) Dear Mr. Potter, We are pleased to inform you that you have been accepted at Hogwarts School of Witchcraft and Wizardry. Please find enclosed a list of all necessary books and equipment. </text:p>
          </table:table-cell>
        </table:table-row>
        <table:table-row table:style-name="TableLine2100154259200">
          <table:table-cell table:style-name="Table1.A1" office:value-type="string">
            <text:p text:style-name="P3">Δούρσλειος οὖν οἴκοι αὖθις ἔμεινεν. καὶ ἐπειδὴ κατέκαυσε τὰς ἐπιστολάς, τυπάδα καί γόμφους ἐνεγκὼν πάντα τὰ περὶ τὰς θύρας ξύλῳ συνέκλῃσεν ὥστε μηδένα ἐξιέναι. καί σπουδάζων πολὺ ᾄδει μέν τέως μινυρόμενος τό ’Άκροισι διαβὰς λείρινον γύην ποσίν, ἀναπηδᾷ δ’ ἀκούσας ψόφου καὶ λεπτοῦ τινός.</text:p>
          </table:table-cell>
          <table:table-cell table:style-name="Table1.A1" office:value-type="string">
            <text:p text:style-name="P3">Term begins on September 1. We await your owl by no later than July 31. </text:p>
            <text:p text:style-name="P3">Yours sincerely, Minerva McGonagall, Deputy Headmistress Questions exploded inside Harry's head like fireworks and he couldn't decide which to ask first. After a few minutes he stammered, "What does it mean, they await my owl?" </text:p>
          </table:table-cell>
        </table:table-row>
        <table:table-row table:style-name="TableLine2100154260560">
          <table:table-cell table:style-name="Table1.A1" office:value-type="string">
            <text:p text:style-name="P3">τῇ δ’ ὑστεραίᾳ - τῇ Σαββάτῳ καλουμένῃ - τὰ πράγματα ἐπὶ τὸ πλέον ἀκολασίας ἀφίκετο· καὶ γὰρ εἴκοσι καὶ τέτταρες ἐπιστολαὶ πρὸς ’Άρειον πεπεμμέναι εἷς τὴν οἰκίαν ἀπεδόθησαν. Κεκρυμμέναι γὰρ ἦσαν καὶ συνεπτυγμέναι, τὸ καινότατον, μία ἐντὸς ἑκάστου τῶν ᾠῶν τῶν εἴκοσι τεττάρων ἃ ὁ ἐπὶ γάλακτος διὰ τῆς φωταγωγοῦ παρέδωκε τῇ Πετουνία μάλα τεταραγμένος. μετὰ δέ ταῦτα ὁ μὲν Δούρσλειος ἐν νῴ ε”χων κακῶς λέγειν τινὰ ἐτηλεφώνησε τό τε ταχυδρομεῖον καὶ τὸ γαλακτοπωλεῖον, ἡ δέ τέως ἐτεμάχισε τὰς ἐπιστολὰς ἐν τῷ μίξερ - τοῦτο γὰρ ὄργανόν τί ἐστι τοῖς νῦν μαγείρ-οις χρήσιμον πρὸς τὸ ὡς τάχιστα τεμαχίζειν τᾶλλά τε καὶ τὰ λάχανα.</text:p>
          </table:table-cell>
          <table:table-cell table:style-name="Table1.A1" office:value-type="string">
            <text:p text:style-name="P3">"Gallopin' Gorgons, that reminds me," said Hagrid, clapping a hand to his forehead with enough force to knock over a cart horse, and from yet another pocket inside his overcoat he pulled an owl -- a real, live, rather ruffled-looking owl -- a long quill, and a roll of parchment. </text:p>
            <text:p text:style-name="P3">With his tongue between his teeth he scribbled a note that Harry could read upside down: Dear Professor Dumbledore, Given Harry his letter. </text:p>
          </table:table-cell>
        </table:table-row>
        <text:soft-page-break/>
        <table:table-row table:style-name="TableLine2100154261376">
          <table:table-cell table:style-name="Table1.A1" office:value-type="string">
            <text:p text:style-name="P3">32 ΑΡΕιοΣ ΠοΤΗΡ</text:p>
          </table:table-cell>
          <table:table-cell table:style-name="Table1.A1" office:value-type="string">
            <text:p text:style-name="P3"/>
          </table:table-cell>
        </table:table-row>
        <table:table-row table:style-name="TableLine2100154265456">
          <table:table-cell table:style-name="Table1.A1" office:value-type="string">
            <text:p text:style-name="P3">καὶ ὁ Δούδλιος ταῦτα σφόδρα θαυμάζων Ποῖός τις ἄν, ἐφη, μετὰ σοῦ γε, ὦ ’Ἀρειε, διαλέγεσθαι οὕτω σπουδάζοι, τῇ δ’ αὖ ὑστεραίᾳ, ἢν Κυριακὴν καλοῦσιν, ὁ Δούρσλειος πρὸς τὸ ἄριστον κατεκλίνατο τετρυχωμένος μὲν δοκῶν, εὔθυμος δ’ ὅμως.</text:p>
          </table:table-cell>
          <table:table-cell table:style-name="Table1.A1" office:value-type="string">
            <text:p text:style-name="P3">Taking him to buy his things tomorrow. </text:p>
            <text:p text:style-name="P3">Weather's horrible. Hope you're Well. </text:p>
            <text:p text:style-name="P3">Hagrid Hagrid rolled up the note, gave it to the owl, which clamped it in its beak, went to the door, and threw the owl out into the storm. Then he came back and sat down as though this was as normal as talking on the telephone. </text:p>
          </table:table-cell>
        </table:table-row>
        <table:table-row table:style-name="TableLine2100154261648">
          <table:table-cell table:style-name="Table1.A1" office:value-type="string">
            <text:p text:style-name="P3"/>
          </table:table-cell>
          <table:table-cell table:style-name="Table1.A1" office:value-type="string">
            <text:p text:style-name="P3"/>
          </table:table-cell>
        </table:table-row>
        <table:table-row table:style-name="TableLine2100154261920">
          <table:table-cell table:style-name="Table1.A1" office:value-type="string">
            <text:p text:style-name="P3">Τῇ γοῦν Κυριακῇ, ε”φη πολλῆς μετ’ εὐθυμίας, οὐ νόμιμον ἀποδ-ιδόναι τὰς ἐπιστολάς, ἀλείφων ἅμα τάς γ’ ἐφημερίδας ἀντὶ τῶν ἀρτων τῷ γλυκυπίκρῳ οἷον οἱ νῦν μαρμελάδαν καλοῦσι. Μὰ Δί’ ἀλλ’ οῦ μὴ κομίσῃ τήμερον οὐδεὶς ἐπιστολὴν οὐδεμίαν.</text:p>
          </table:table-cell>
          <table:table-cell table:style-name="Table1.A1" office:value-type="string">
            <text:p text:style-name="P3">Harry realized his mouth was open and closed it quickly. </text:p>
            <text:p text:style-name="P3">"Where was I?" said Hagrid, but at that moment, Uncle Vernon, still ashen-faced but looking very angry, moved into the firelight. </text:p>
            <text:p text:style-name="P3">"He's not going," he said. </text:p>
            <text:p text:style-name="P3">Hagrid grunted. </text:p>
            <text:p text:style-name="P3">"I'd like ter see a great Muggle like you stop him," he said. </text:p>
            <text:p text:style-name="P3">"A what?" said Harry, interested. </text:p>
            <text:p text:style-name="P3">"A Muggle," said Hagrid, "it's what we call nonmagic folk like thern. </text:p>
          </table:table-cell>
        </table:table-row>
        <table:table-row table:style-name="TableLine2100154262192">
          <table:table-cell table:style-name="Table1.A1" office:value-type="string">
            <text:p text:style-name="P3">ε”τι δέ λέγοντα τάδε, ᾆσσόν τι διὰ τῆς καπνοδόχης τὸν αὐχένα ἐκ τοῦ κάτοπιν ἐπάταξε. καὶ γὰρ ῶς τετταράκοντα ἐπιστολαὶ ἐκ τῆς ἐσχάρας ἐπέτοντο ὥσπερ ἀπὸ σφενδόνης ἐκριπιζόμεναι. κεκυφότων μὲν οὖν κάτω τῶν Δουρσλείων, τοῦ δ’ Ἀρείου ἀναπηδῶντος εἴ πως ξυλλάβοιτο καὶ μιᾶς γε, ἐκεῖνος πόλλ’ ἤδη σκορακίζων ἐξιέναι ἐκέλευσεν αὐτῷ.</text:p>
          </table:table-cell>
          <table:table-cell table:style-name="Table1.A1" office:value-type="string">
            <text:p text:style-name="P3">An' it's your bad luck you grew up in a family o' the biggest Muggles I ever laid eyes on." </text:p>
            <text:p text:style-name="P3">"We swore when we took him in we'd put a stop to that rubbish," said Uncle Vernon, "swore we'd stamp it out of him! Wizard indeed!" </text:p>
            <text:p text:style-name="P3">"You knew?" said Harry. "You knew I'm a -- a wizard?" </text:p>
          </table:table-cell>
        </table:table-row>
        <table:table-row table:style-name="TableLine2100154268176">
          <table:table-cell table:style-name="Table1.A1" office:value-type="string">
            <text:p text:style-name="P3">μέσον δ’ ε”χων τὸν ’Ἀρειον ἐξέβαλεν εἷς τὸν θυρῶνα. Καὶ ἐπειδὴ τάχιστα ἡ Πετουνία καὶ ὁ Δούδλιος τὸ πρόσωπον ταῖν χεροῖν καλύψαντες ἐξέδραμον, ἐπεσπάσατο τὴν θύραν. Ἀκροᾶσθαι δ’ ἦν ὅμως τὰς ἐπιστολὰς ἀεὶ εἷς τὸ δωμάτιον ἐπιρρεούσας καὶ ἁλλομένας ἀπὸ τῶν τε τοίχων καὶ τοῦ ἐδάφους.</text:p>
          </table:table-cell>
          <table:table-cell table:style-name="Table1.A1" office:value-type="string">
            <text:p text:style-name="P3">"Knew!" shrieked Aunt Petunia suddenly. "Knew! Of course we knew! How could you not be, my dratted sister being what she was? Oh, she got a letter just like that and disappeared off to that-that school-and came home every vacation with her pockets full of frog spawn, turning teacups into rats. I was the only one who saw her for what she was -- a freak! But for my mother and father, oh no, <text:soft-page-break/>it was Lily this and Lily that, they were proud of having a witch in the family!" </text:p>
          </table:table-cell>
        </table:table-row>
        <table:table-row table:style-name="TableLine2100154262736">
          <table:table-cell table:style-name="Table1.A1" office:value-type="string">
            <text:p text:style-name="P3">Οὐ γὰρ ἀλλ’ ὑπερβάλλει τάδε, ἔφη ἐλπίζων κοσμίως λέγειν, ἀποτίλλων δέ τέως τρίχας ἀπὸ τοῦ μύστακος πυκνάς. κελεύσας δέ αὐτούς ταχέως ηὐτρεπισμένους εἶναι ὡς εὐθὺς ὁρμὴν ποιησομένους, Δεῖ ὑμᾶς, ἔφη, τὰ ἱμάτια μόνον συσκευάσασθαι, ἀποδημήσομεν γὰρ. οὐ μὴ ἀμφισβητήσετε.</text:p>
          </table:table-cell>
          <table:table-cell table:style-name="Table1.A1" office:value-type="string">
            <text:p text:style-name="P3">She stopped to draw a deep breath and then went ranting on. It seemed she had been wanting to say all this for years. </text:p>
            <text:p text:style-name="P3">"Then she met that Potter at school and they left and got married and had you, and of course I knew you'd be just the same, just as strange, just as -- as -- abnormal -- and then, if you please, she went and got herself blown up and we got landed with you!" </text:p>
          </table:table-cell>
        </table:table-row>
        <table:table-row table:style-name="TableLine2100154263008">
          <table:table-cell table:style-name="Table1.A1" office:value-type="string">
            <text:p text:style-name="P3">καὶ οὕτω χαλεπὸς βλέπεται ἐφ’ ἡμιτελεῖ τῷ μύστακι ὥστ’ οὐδεὶς ἀντεῖπεν. ἀλλ’ οὖ πολλῷ ὕστερον τὰς θύρας τὰς ἄρτι συγ-κεκλῃμένας μόλις ἀνοίξαντες, εἰσβάντες δέ εἷς τὸ ὄχημα ἠπείγοντο ἀνὰ τὴν λεωφόρον· ὁ δέ Δούδλιος πόλλ’ ἐκνυζεῖτο ὅς γε κατὰ κόρρης ἐπλάγη ὑπὸ τοῦ πατρὸς κωλύσαντος αὐτὸν τῷ γεμίζειν εἰς σάκον τὰ κτημάτα οἷα τὸ τηλεοπτικὸν τὸ βίντεο τὸν ὑπολογιστήν.</text:p>
          </table:table-cell>
          <table:table-cell table:style-name="Table1.A1" office:value-type="string">
            <text:p text:style-name="P3">Harry had gone very white. As soon as he found his voice he said, "Blown up? You told me they died in a car crash!" </text:p>
            <text:p text:style-name="P3">"CAR CRASH!" roared Hagrid, jumping up so angrily that the Dursleys scuttled back to their corner. "How could a car crash kill Lily an' James Potter? It's an outrage! A scandal! Harry Potter not knowin' his own story when every kid in our world knows his name!" "But why? What happened?" Harry asked urgently. </text:p>
          </table:table-cell>
        </table:table-row>
        <table:table-row table:style-name="TableLine2100154263280">
          <table:table-cell table:style-name="Table1.A1" office:value-type="string">
            <text:p text:style-name="P3">καί ὁ Δούρσλειος πόλλ’ ἄναντα κάταντα πάραντα ἤλαυνεν· ὅποι δ ’ ἄγοι αὐτοὺς οὐδ’ ἡ Πετουνία ἐτόλμα ἐρέσθαι. ἐνίοτε γὰρ ἀνα-στρέψας τὸ ὄχημα εἷς τὸ ἔμπαλιν ἄψορρον ἕβη, καὶ μύζων ἑκάστοτ’ ἔλεγεν ὅτι Σφαλῆναι δέον αὐτούς, ε”γωγε σφῆλαι ὀφείλω.</text:p>
          </table:table-cell>
          <table:table-cell table:style-name="Table1.A1" office:value-type="string">
            <text:p text:style-name="P3">The anger faded from Hagrid's face. He looked suddenly anxious. </text:p>
            <text:p text:style-name="P3">"I never expected this," he said, in a low, worried voice. "I had no idea, when Dumbledore told me there might be trouble gettin' hold of yeh, how much yeh didn't know. Ah, Harry, I don' know if I'm the right person ter tell yeh -- but someone 3 s gotta -- yeh can't go off ter Hogwarts not knowin'." </text:p>
          </table:table-cell>
        </table:table-row>
        <table:table-row table:style-name="TableLine2100154263552">
          <table:table-cell table:style-name="Table1.A1" office:value-type="string">
            <text:p text:style-name="P3">ΑΙ ΑΠ’ ΟΥΔΕΝΟΣ ΕΠΙΣΤΟΛΑΙ 33</text:p>
          </table:table-cell>
          <table:table-cell table:style-name="Table1.A1" office:value-type="string">
            <text:p text:style-name="P3"/>
          </table:table-cell>
        </table:table-row>
        <text:soft-page-break/>
        <table:table-row table:style-name="TableLine2100154264096">
          <table:table-cell table:style-name="Table1.A1" office:value-type="string">
            <text:p text:style-name="P3">ἀλλ’ οὐδέν ἐπαύσαντο τῆς ὁδοῦ ὅλην τὴν ἡμέραν οὕτε πιόμενοι οὔτ’ ἐδόμενοι, ὥστε περὶ δείλην ὀψίαν Δούδλιον πάνυ κεκλαυμένον γενέσθαι. οὐπώποτε γὰρ τηλικαῦτα ἀνὰ πάντα τὸν βίον κακὰ ὑπέμεινεν ὅσα τήμερόν γε· τοῦτο μὲν τηλεορᾶν οὐκ ἐξὸν πέντε ὧν ἰδεῖν ἐγλίχετο προγραμμάτων ἤδη ἥμαρτεν· τοῦτο δέ τοσοῦτον χρόνον οὐπώποτ’ ἀπέσχε τοῦ μὴ ἐξαλεῖψαι ἐξωγήῖνον. οὗτος γάρ ἐστιν ἀνθρωποειδές τι οῖον παίζοντες φονεύειν δοκοῦσιν οἱ ἐφ’ ὑπολογιστῶν ἠλεκτρονικῶν.</text:p>
          </table:table-cell>
          <table:table-cell table:style-name="Table1.A1" office:value-type="string">
            <text:p text:style-name="P3">He threw a dirty look at the Dursleys. </text:p>
            <text:p text:style-name="P3">"Well, it's best yeh know as much as I can tell yeh -- mind, I can't tell yeh everythin', it's a great myst'ry, parts of it...." </text:p>
            <text:p text:style-name="P3">He sat down, stared into the fire for a few seconds, and then said, "It begins, I suppose, with -- with a person called -- but it's incredible yeh don't know his name, everyone in our world knows --" </text:p>
          </table:table-cell>
        </table:table-row>
        <table:table-row table:style-name="TableLine2100154268448">
          <table:table-cell table:style-name="Table1.A1" office:value-type="string">
            <text:p text:style-name="P3">τέλος δ’ ἐπεστάθησαν πρὸ οἶκήματός του, πανδοκεῖον γὰρ τοῦτ’ ε”τυχεν ὅν, ἀτερπές δέ ἰδεῖν ἐν προαστείῳ κείμενον καὶ πόλεως οὐ πόρρω μεγάλης. καί οἱ παῖδες δωμάτιον μὲν εἶχον κοινόν, κοίτας δε ι’δίας, μυδαλέων ὄντων τῶν στρώματων ἑκατέροις καὶ ἀκαθάρτων.</text:p>
          </table:table-cell>
          <table:table-cell table:style-name="Table1.A1" office:value-type="string">
            <text:p text:style-name="P3">"Who? “ </text:p>
            <text:p text:style-name="P3">"Well -- I don' like sayin' the name if I can help it. No one does." </text:p>
            <text:p text:style-name="P3">"Why not?" </text:p>
            <text:p text:style-name="P3">"Gulpin' gargoyles, Harry, people are still scared. Blimey, this is difficult. See, there was this wizard who went... bad. As bad as you could go. Worse. Worse than worse. His name was..." </text:p>
          </table:table-cell>
        </table:table-row>
        <table:table-row table:style-name="TableLine2100154265728">
          <table:table-cell table:style-name="Table1.A1" office:value-type="string">
            <text:p text:style-name="P3">μετὰ δ’ οὐ πολὺ ὁ μὲν Δούδλιος εἷς ὕπνον πεσὼν ἤδη ἕρρεγκεν, ὁ δέ ἕτερος ἀγρυπνῶν ἐκαθίζετο παρὰ τῇ θυρίδι, καί ἀτενέσι τοῖς ὀφθαλμοῖς ε”βλεπε κάτω πρὸς τὰ λαμπρὰ τὰ τῶν αὖτοκινήτων ἀεὶ παρελθόντων, πολλὰ πρὸς ἑαυτὸν ἐνθυμούμενος.</text:p>
          </table:table-cell>
          <table:table-cell table:style-name="Table1.A1" office:value-type="string">
            <text:p text:style-name="P3">Hagrid gulped, but no words came out. </text:p>
            <text:p text:style-name="P3">"Could you write it down?" Harry suggested. </text:p>
          </table:table-cell>
        </table:table-row>
        <table:table-row table:style-name="TableLine2100154264368">
          <table:table-cell table:style-name="Table1.A1" office:value-type="string">
            <text:p text:style-name="P3">τῇ δ’ ὑστεραίᾳ ἠρίστησαν τὰ δημητριακὰ σαπρὰ καὶ τὰς ἐν κύτει τεταριχευμένας τομάτας ψυχρὰς μετ’ ἄρτου πεφρυγμένου. ἠρισ- τοποιήκεσαν δέ σχέδον καί ἡ πανδοκεύτρια πρὸς τὴν τράπεζαν ἐλθοῦσα Συγγνώμην ε”χετέ μοι, ἔφη. ἆρ’ εἷς τις ὑμῶν ἐστὶν ’Ἀρειος Ποτήρ; τῶν γὰρ τοιῶνδε ε”χω ὡς ἕκατον παρὰ τῷ γραμματεῖ κειμ-ένας. καὶ ἐπιστολὴν ἅνω προσείουσα ἐδείκνυ ὥστε <text:s/>πάντες ἀνέγν- ωσαν τάδε χαρακτῆρσι καλαΐνοις ἐπιγεγραμμένα Πρὸς τὸν ’Ἀρειον Ποτῆρα Δωμάτιον ιζ’ Πανδοκεῖον τοῦ Σιδηροδρομοθεατοῦ Κωκυτόπολις ὁ δέ συνελάβετ’ ἂν αὐτῆς εἰ μὴ ὁ θεῖος ἔφθασε τὴν δεξιὰν ἐκ· κρούσας αὐτοῦ. ἡ δέ γυνὴ τέθηπεν ἰδοῦσα. ὁ δέ Δούρσλειος φάσκων αὐτὸς λήψεσθαι, ἀναστὰς ἕσπετο ἐξιούσῃ ἀπὸ τοῦ ἑστιατορίου.</text:p>
          </table:table-cell>
          <table:table-cell table:style-name="Table1.A1" office:value-type="string">
            <text:p text:style-name="P3">"Nah -can't spell it. All right -- Voldemort. " Hagrid shuddered. "Don' make me say it again. Anyway, this -- this wizard, about twenty years ago now, started lookin' fer followers. Got 'em, too -- some were afraid, some just wanted a bit o' his power, 'cause he was gettin' himself power, all right. Dark days, Harry. Didn't know who ter trust, didn't dare get friendly with strange wizards or witches... terrible things happened. He was takin' over. 'Course, some stood up to him -- an' he killed 'em. Horribly. One o' the only safe places left was Hogwarts. Reckon Dumbledore's the only one You-Know-Who was afraid of. </text:p>
          </table:table-cell>
        </table:table-row>
        <table:table-row table:style-name="TableLine2100154266000">
          <table:table-cell table:style-name="Table1.A1" office:value-type="string">
            <text:p text:style-name="P3">ηε <text:s/>πολλῷ δ’ ὕστερον ἡ Πετουνία φόβου μεστή <text:soft-page-break/>Οὔκουν ἄμεινον ἂν εἴη, ἔφη, ἀτεχνῶς οἴκαδε κατελθεῖν; ἐκεῖνος δ’ οὐκ ἀκοῦσαι ἐδόκει.</text:p>
          </table:table-cell>
          <table:table-cell table:style-name="Table1.A1" office:value-type="string">
            <text:p text:style-name="P2">Didn't dare try takin' the school, not jus' then, <text:soft-page-break/>anyway. </text:p>
            <text:p text:style-name="P2">"Now, yer mum an' dad were as good a witch an' wizard as I ever knew. </text:p>
            <text:p text:style-name="P2">Head boy an' girl at Hogwarts in their day! Suppose the myst'ry is why You-Know-Who never tried to get 'em on his side before... probably knew they were too close ter Dumbledore ter want anythin' ter do with the Dark Side. </text:p>
          </table:table-cell>
        </table:table-row>
        <table:table-row table:style-name="TableLine2100154266272">
          <table:table-cell table:style-name="Table1.A1" office:value-type="string">
            <text:p text:style-name="P3">ἔργον γὰρ ἦν πᾶσιν ἐπίστασθαι ποῖόν τι ἀνερευνᾷ. ἀλλ’ ἑκάστοτε εἶδες ἂν αὐτὸ ἑξῆς καταβαίνοντα, περισκοποῦντα, ἀνανεύοντα, ἐμβαίνοντα, ἀποχωροῦντα εἴτ’ εἷς ὕλην ἤγαγεν αὐτοὺς εἴτ’ εἷς ἄρουραν εἴτε κατὰ μέσην γέφυραν εἴτ’ ἐπ’ ἄκρον πολυόροφον. τοῦτο γὰρ καλοῦσιν οἱ νῦν πύργον τινὰ πολύστεγον οὗπερ τοὺς ἀγοράζον-τας δεῖ καταλιπεῖν τὰ αὐτοκίνητα ἥν ποτε βούλωνται ποσὶ βαδίζειν εἷς τὴν ἀγοράν.</text:p>
          </table:table-cell>
          <table:table-cell table:style-name="Table1.A1" office:value-type="string">
            <text:p text:style-name="P3">"Maybe he thought he could persuade 'em... maybe he just wanted 'em outta the way. All anyone knows is, he turned up in the village where you was all living, on Halloween ten years ago. You was just a year old. </text:p>
            <text:p text:style-name="P3">He came ter yer house an' -- an' --" </text:p>
            <text:p text:style-name="P3">Hagrid suddenly pulled out a very dirty, spotted handkerchief and blew his nose with a sound like a foghorn. </text:p>
          </table:table-cell>
        </table:table-row>
        <table:table-row table:style-name="TableLine2100154266544">
          <table:table-cell table:style-name="Table1.A1" office:value-type="string">
            <text:p text:style-name="P3">34 ΑΡΕιοΣ Πο ΤΗΡ</text:p>
          </table:table-cell>
          <table:table-cell table:style-name="Table1.A1" office:value-type="string">
            <text:p text:style-name="P3"/>
          </table:table-cell>
        </table:table-row>
        <table:table-row table:style-name="TableLine2100154266816">
          <table:table-cell table:style-name="Table1.A1" office:value-type="string">
            <text:p text:style-name="P3">Δούδλιος δέ πολλῆς μετ’ ἀθυμίας Μαίνεται δήπου, ἔφη, ὁ ἐμὸς πατήρ;</text:p>
          </table:table-cell>
          <table:table-cell table:style-name="Table1.A1" office:value-type="string">
            <text:p text:style-name="P3">"Sorry," he said. "But it's that sad -- knew yer mum an' dad, an' nicer people yeh couldn't find -- anyway..." </text:p>
          </table:table-cell>
        </table:table-row>
        <table:table-row table:style-name="TableLine2100154285584">
          <table:table-cell table:style-name="Table1.A1" office:value-type="string">
            <text:p text:style-name="P3"/>
          </table:table-cell>
          <table:table-cell table:style-name="Table1.A1" office:value-type="string">
            <text:p text:style-name="P3"/>
          </table:table-cell>
        </table:table-row>
        <table:table-row table:style-name="TableLine2100154291024">
          <table:table-cell table:style-name="Table1.A1" office:value-type="string">
            <text:p text:style-name="P3">καί ἐντεῦθεν περὶ δείλην ἑσπέραν ἐκεῖνος ἐν τῇ παραλίᾳ σταθμοῦ τυχῶν ἐντὸς δέ τοῦ αὐτοκινήτου πάντας καταλιπὼν συγκεκλῃμ-ένους ἀπῆλθεν. ὑετοῦ δέ γενομένου, καὶ ὄμβρου κροτοῦντος πολλοῦ κατὰ τὸ τοῦ ὀχήματος τέγος, ὁ Δούδλιος ἦρχε κνυζούμενος.</text:p>
          </table:table-cell>
          <table:table-cell table:style-name="Table1.A1" office:value-type="string">
            <text:p text:style-name="P3">"You-Know-Who killed 'em. An' then -- an' this is the real myst'ry of the thing -- he tried to kill you, too. Wanted ter make a clean job of it, I suppose, or maybe he just liked killin' by then. But he couldn't do it. Never wondered how you got that mark on yer forehead? That was no ordinary cut. That's what yeh get when a Powerful, evil curse touches yeh -- took care of yer mum an' dad an' yer house, even -- but it didn't work on you, an' that's why yer famous, Harry. No one ever lived after he decided ter kill 'em, no one except you, an' he'd killed some o' the best witches an' wizards of the age -- the McKinnons, the Bones, the Prewetts -- an' you was only a baby, an' you lived." </text:p>
          </table:table-cell>
        </table:table-row>
        <table:table-row table:style-name="TableLine2100154285856">
          <table:table-cell table:style-name="Table1.A1" office:value-type="string">
            <text:p text:style-name="P3">Δευτέρα, ἔφη, ἡ τήμερον ἡμέρα. πᾶσ’ οῦν ἀνάγκη καταλῦσαι παρά τινος τηλεοπτικὸν ἔχοντος. ἐπεί, <text:soft-page-break/>φέρε, πῶς ἴδω τὸν θαυ-μαστὸν (Υπέρτονον; ἀκούσας δέ τὸ Δευτέρα, ὁ Ἄρειος ἐμέμνητό τι· τῆσδε γὰρ τῆς ἡμέρας Δευτέρας οὔσης, αὔριον αὐτὸς ἄξειν τὰ γενέθλια τὰ ἑνδέκατα. ἀκριβῶς γὰρ τὸν Δούδλιον δύνασθαι ἂν διορίζειν τὰς ἡμέρας τηλεοράσεως ἕνεκα δήπου. οὐ μὴν οὐδὲ τὰ γενέθλια κατ’ ἐνιαυτὸν ψιλὴν ὅλως παρέχειν ψυχαγωγίαν· πέρυσι γὰρ δέξασθαι δῶρα παρὰ τῶν Δουρσλείων κρεμάστραν καὶ ποδεῖα παλαιὰ τῷ θείῳ ἀποβεβλημένα. ἀλλ’ οὗ καθ’ ἡμέραν συμβαίνει τινὶ τὸ ἕνδεκα ε”τη γεγονέναι.</text:p>
          </table:table-cell>
          <table:table-cell table:style-name="Table1.A1" office:value-type="string">
            <text:p text:style-name="P3">Something very painful was going on in Harry's mind. As Hagrid's story came to a close, he saw <text:soft-page-break/>again the blinding flash of green light, more clearly than he had ever remembered it before -- and he remembered something else, for the first time in his life: a high, cold, cruel laugh. </text:p>
            <text:p text:style-name="P3">Hagrid was watching him sadly. </text:p>
            <text:p text:style-name="P3">"Took yeh from the ruined house myself, on Dumbledore's orders. Brought yeh ter this lot..." </text:p>
            <text:p text:style-name="P3">"Load of old tosh," said Uncle Vernon. Harry jumped; he had almost forgotten that the Dursleys were there. Uncle Vernon certainly seemed to have got back his courage. He was glaring at Hagrid and his fists were clenched. </text:p>
          </table:table-cell>
        </table:table-row>
        <table:table-row table:style-name="TableLine2100154290208">
          <table:table-cell table:style-name="Table1.A1" office:value-type="string">
            <text:p text:style-name="P3">ἐπανῆλθε τοίνυν ὁ Δούρσλειος μετὰ γέλωτος συγκεκαλυμμένον τι φέρων δολιχὸν καὶ λεπτόν, ἀλλ’ οὐδὲ τῇ γυναικὶ ἐρομένῃ τί πέπρακεν ἀπεκρίνατο οὐδέν.</text:p>
          </table:table-cell>
          <table:table-cell table:style-name="Table1.A1" office:value-type="string">
            <text:p text:style-name="P3">"Now, you listen here, boy," he snarled, "I accept there's something strange about you, probably nothing a good beating wouldn't have cured -- and as for all this about your parents, well, they were weirdos, no denying it, and the world's better off without them in my opinion -- asked for all they got, getting mixed up with these wizarding types -- just what I expected, always knew they'd come to a sticky end --" </text:p>
          </table:table-cell>
        </table:table-row>
        <table:table-row table:style-name="TableLine2100154292928">
          <table:table-cell table:style-name="Table1.A1" office:value-type="string">
            <text:p text:style-name="P3">Ηῦρηκα, ἔφη, τὸ χωρίον τὸ βέλτιστον. ἄγε δή, ἐκβῆναι δεῖ πάντας.</text:p>
          </table:table-cell>
          <table:table-cell table:style-name="Table1.A1" office:value-type="string">
            <text:p text:style-name="P3"/>
          </table:table-cell>
        </table:table-row>
        <table:table-row table:style-name="TableLine2100154282592">
          <table:table-cell table:style-name="Table1.A1" office:value-type="string">
            <text:p text:style-name="P3">ἐκβάντες δέ μάλιστ’ ἐψύχοντο. ἐκεῖνος δέ ἐδείκνυ νησίδιον τραχὺ καὶ θαλαττόπλαγκτον καί ἐπ’ αὐτῷ καλύβην ἧς φαυλοτέραν οὐδαμοῦ κατὰ φαντασίαν ἂν εἶδες. ἀλλ’ οὐδέν βέβαιον ἂν ε”χοις πλὴν ἕν· πρὸς τὸ ἀκίνδυνον παντελῶς τὸ τηλεοπτικοῦ ἐκεῖ τυχεῖν.</text:p>
          </table:table-cell>
          <table:table-cell table:style-name="Table1.A1" office:value-type="string">
            <text:p text:style-name="P3">But at that moment, Hagrid leapt from the sofa and drew a battered pink umbrella from inside his coat. Pointing this at Uncle Vernon like a sword, he said, "I'm warning you, Dursley -I'm warning you -- one more word... “ </text:p>
          </table:table-cell>
        </table:table-row>
        <table:table-row table:style-name="TableLine2100154291296">
          <table:table-cell table:style-name="Table1.A1" office:value-type="string">
            <text:p text:style-name="P3">ἐκεῖνος δέ μὴ ὅτι ἀθυμῶν θαρρῶν μὲν οὖν ’Ἠγγελται, ἔφη, ὁ χειμὼν ε”τι πλείων νυκτὸς γενήσεσθαι, καὶ οὑτοσὶ ἄσμενος ὑπέσ-χετο τὴν ἑαυτοῦ ναῦν δώσειν ἡμῖν.</text:p>
          </table:table-cell>
          <table:table-cell table:style-name="Table1.A1" office:value-type="string">
            <text:p text:style-name="P3">In danger of being speared on the end of an umbrella by a bearded giant, Uncle Vernon's courage failed again; he flattened himself against the wall and fell silent. </text:p>
          </table:table-cell>
        </table:table-row>
        <table:table-row table:style-name="TableLine2100154291568">
          <table:table-cell table:style-name="Table1.A1" office:value-type="string">
            <text:p text:style-name="P3">ἅνθρωπος γάρ τις γέρων καί νωδὸς ἐβάδιζε πρὸς αὐτοὺς καὶ πάνυ μειδιάσας ἐδείκνυ λέμβον τινὰ ἀρχαιότατον ἐπ’ ἀγκυρῶν σαλεύοντα πολιᾶς παρὰ θῖνα θαλάττης.</text:p>
          </table:table-cell>
          <table:table-cell table:style-name="Table1.A1" office:value-type="string">
            <text:p text:style-name="P3">"That's better," said Hagrid, breathing heavily and sitting back down on the sofa, which this time sagged right down to the floor. </text:p>
            <text:p text:style-name="P3">Harry, meanwhile, still had questions to ask, hundreds of them. </text:p>
            <text:p text:style-name="P3"><text:soft-page-break/>"But what happened to Vol--, sorry -- I mean, You-Know-Who?" </text:p>
          </table:table-cell>
        </table:table-row>
        <table:table-row table:style-name="TableLine2100154293200">
          <table:table-cell table:style-name="Table1.A1" office:value-type="string">
            <text:p text:style-name="P3">ἀλλ’ ἐκεῖνος ἀναλαβὼν ’Έγωγε, ἔφη, τὰ ἐπιτήδεια ἤδη προκε-χείρισμαι. ἐμβῆτε πάντες δῆτα τῇ νηΐ.</text:p>
          </table:table-cell>
          <table:table-cell table:style-name="Table1.A1" office:value-type="string">
            <text:p text:style-name="P3">"Good question, Harry. Disappeared. Vanished. Same night he tried ter kill you. Makes yeh even more famous. That's the biggest myst'ry, see... </text:p>
          </table:table-cell>
        </table:table-row>
        <table:table-row table:style-name="TableLine2100154278512">
          <table:table-cell table:style-name="Table1.A1" office:value-type="string">
            <text:p text:style-name="P3">ἐμβάντες δ’ εἷς τὸν λέμβον ε”τι μᾶλλον ἐψύχοντο, χαλεπῶς γὰρ τὸ ψυχρὸν ἔφερον, τοῦτο μὲν διὰ τὸ ἀφρὸν καὶ ὄμβρον ἀεὶ λείβεσθαι περὶ τὸν αὐχένα, τοῦτο δέ πρὸς τὸ τραχέως ἐπιπνεῖν αὐτοῖς τὸν ἄνεμον κατὰ πρόσωπον. ἐπειδὴ δέ διὰ πολλῶν ὡρῶν ὡς δοκεῖν τέλος ἀφίκοντο πρὸς τὸ νησίδιον, ἡγήσατο αὐτοῖς ὁ Δούρσλειος μετ’ οὐκ ὀλίγων πταισμάτων καὶ σφαλμάτων πρὸς τὰ ἐρείπια τῆς καλύβης.</text:p>
          </table:table-cell>
          <table:table-cell table:style-name="Table1.A1" office:value-type="string">
            <text:p text:style-name="P3">he was gettin' more an' more powerful -- why'd he go? "Some say he died. Codswallop, in my opinion. Dunno if he had enough human left in him to die. Some say he's still out there, bidin' his time, like, but I don' believe it. People who was on his side came back ter ours. Some of 'em came outta kinda trances. Don~ reckon they could've done if he was comin' back. </text:p>
          </table:table-cell>
        </table:table-row>
        <table:table-row table:style-name="TableLine2100154290752">
          <table:table-cell table:style-name="Table1.A1" office:value-type="string">
            <text:p text:style-name="P3">ΑΙ ΑΠ’ ΟΥΔΕΝΟΣ ΕΠΙΣΤΟΛΑΙ 35</text:p>
          </table:table-cell>
          <table:table-cell table:style-name="Table1.A1" office:value-type="string">
            <text:p text:style-name="P3"/>
          </table:table-cell>
        </table:table-row>
        <table:table-row table:style-name="TableLine2100154282048">
          <table:table-cell table:style-name="Table1.A1" office:value-type="string">
            <text:p text:style-name="P3">τὰ δ’ ε”νδον αὐχμηρὰ καὶ μάλα δυσώδη φυκίων ὄζοντα ἄνεμος δέ σφοδρὸς καὶ μάλιστα χειμερινὸς διέπνει τὰ διεστῶτα τῶν κατὰ τοὺς τοίχους σανιδωμάτων. ἡ δ’ ἐσχάρα κενὴ καὶ νοτερά. δωμάτια δ’ ἐνῆν δύο μόνον.</text:p>
          </table:table-cell>
          <table:table-cell table:style-name="Table1.A1" office:value-type="string">
            <text:p text:style-name="P3">"Most of us reckon he's still out there somewhere but lost his powers. </text:p>
            <text:p text:style-name="P3">Too weak to carry on. 'Cause somethin' about you finished him, Harry. </text:p>
            <text:p text:style-name="P3">There was somethin' goin' on that night he hadn't counted on -- I dunno what it was, no one does -- but somethin' about you stumped him, all right." </text:p>
          </table:table-cell>
        </table:table-row>
        <table:table-row table:style-name="TableLine2100154284768">
          <table:table-cell table:style-name="Table1.A1" office:value-type="string">
            <text:p text:style-name="P3">τὰ δέ τοῦ Δουρσλείου ἐπιτήδεια ἦν ἄρα, ὡς ἀπέβη, τέτταρα σακία πατατακίων καὶ βανάνας τέτταρας. ὁ δ’ οὖν Δούρσλειος ὡς πῦρ ἀνάψων τοῖς σακίοις ἐχρῆτο φρυγάνοις· τὰ δέ σμικρὸν μὲν ἐτύφετο, ταχὺ δέ κατέσβη.</text:p>
          </table:table-cell>
          <table:table-cell table:style-name="Table1.A1" office:value-type="string">
            <text:p text:style-name="P3"/>
          </table:table-cell>
        </table:table-row>
        <table:table-row table:style-name="TableLine2100154292656">
          <table:table-cell table:style-name="Table1.A1" office:value-type="string">
            <text:p text:style-name="P3">θαρρῶν δ’ ε”τι ’Άλλο τι ἦ νῦν δὴ ἐπιστολῶν δεόμεθα, ἔφη, ἐκείνων, μάλιστα μὲν γὰρ εὐφραίνετο νομίζων οὐδένα δύνασθαι ἂν δεῦρο ἐπιστολὴν κομίσαι οὐδεμίαν. ὁ δέ Ἄρειος καθ’ ἑαυτὸν ταύτὰ λογισάμενος οὐδέν ηὐφράνθη.</text:p>
          </table:table-cell>
          <table:table-cell table:style-name="Table1.A1" office:value-type="string">
            <text:p text:style-name="P3"/>
          </table:table-cell>
        </table:table-row>
        <table:table-row table:style-name="TableLine2100154276064">
          <table:table-cell table:style-name="Table1.A1" office:value-type="string">
            <text:p text:style-name="P3">νυκτὸς δ’ ἐπιούσης ὁ τυφὼς ὡς ἠγγέλθη δεινὰ ἐφύσα περὶ τὸ οἴκημα· ἀφρὸς δέ πολὺς ἐξ ἀθρόου κλυδωνίου ἐμπεσὼν διέβρεχε τοὺς τοίχους, καὶ ἄνεμοι ἐξῶσται ε”σειον τὰ οὐκέτι διαφανῆ τῶν θυρίδων. ἀλλ’ἢ Πετουνία ὀλίγων τυχοῦσα στρωμάτων ἐν τῷ ἑτέρῳ δωματίῳ, τούτοις σαθροῖς περ οὖσι χρωμένη κλίνην που ἐσκευ-άσατο τῷ <text:soft-page-break/>Δουδλίῳ ἐν χαμεύνῃ σητοβρώτῳ. καὶ αὕτη καὶ ὁ ἀνὴρ ἑτέρωθι ἐνυκτέρευον δυσχερῶς ἀλλ’ ἐν κοίτῃ. τὸν ’Ἀρειον μέντοι ἔδει τὸ ἁπαλώτατον τοῦ ἐδάφους ἑλόμενον κλίνεσθαι ἐν λακίσιν ὑφάσματος δυσπινεστάτοις.</text:p>
          </table:table-cell>
          <table:table-cell table:style-name="Table1.A1" office:value-type="string">
            <text:p text:style-name="P3">Hagrid looked at Harry with warmth and respect blazing in his eyes, but Harry, instead of feeling pleased and proud, felt quite sure there had been a horrible mistake. A wizard? Him? How could he possibly be? He'd spent his life being clouted by Dudley, and bullied by Aunt Petunia and Uncle Vernon; if he was really a wizard, why hadn't they <text:soft-page-break/>been turned into warty toads every time they'd tried to lock him in his cupboard? If he'd once defeated the greatest sorcerer in the world, how come Dudley had always been able to kick him around like a football? "Hagrid," he said quietly, "I think you must have made a mistake. I don't think I can be a wizard." </text:p>
          </table:table-cell>
        </table:table-row>
        <table:table-row table:style-name="TableLine2100154289392">
          <table:table-cell table:style-name="Table1.A1" office:value-type="string">
            <text:p text:style-name="P3">προβαινούσης δέ τῆς νυκτὸς ὁ τυφὼς ἐγίγνετο οὐδενὶ κοσμῴ.</text:p>
          </table:table-cell>
          <table:table-cell table:style-name="Table1.A1" office:value-type="string">
            <text:p text:style-name="P3">To his surprise, Hagrid chuckled. </text:p>
            <text:p text:style-name="P3">"Not a wizard, eh? Never made things happen when you was scared or angry?" </text:p>
          </table:table-cell>
        </table:table-row>
        <table:table-row table:style-name="TableLine2100154290480">
          <table:table-cell table:style-name="Table1.A1" office:value-type="string">
            <text:p text:style-name="P3">Ἄρειος δέ ἀγρυπνῶν τε καί ῥιγῶν καίπερ πολλὰ στρεψάμενος ἡσύχως ἔχειν οὔπω οἷός τ’ ἦν, τῆς γαστρὸς τέως διὰ βουλιμίας βρεμούσης. ἀλλ’ οὐ κατήκουσε γοῦν τὸ τοῦ Δουδλίου ῥέγκος, ἀντιπαταγοῦντων κατὰ τὸ μεσονύκτιον βροντημάτων πολλῶν.</text:p>
          </table:table-cell>
          <table:table-cell table:style-name="Table1.A1" office:value-type="string">
            <text:p text:style-name="P3">Harry looked into the fire. Now he came to think about it... every odd thing that had ever made his aunt and uncle furious with him had happened when he, Harry, had been upset or angry... chased by Dudley's gang, he had somehow found himself out of their reach... dreading going to school with that ridiculous haircut, he'd managed to make it grow back... and the very last time Dudley had hit him, hadn't he got his revenge, without even realizing he was doing it? Hadn't he set a boa constrictor on him? Harry looked back at Hagrid, smiling, and saw that Hagrid was positively beaming at him. </text:p>
          </table:table-cell>
        </table:table-row>
        <table:table-row table:style-name="TableLine2100154278784">
          <table:table-cell table:style-name="Table1.A1" office:value-type="string">
            <text:p text:style-name="P3">βλέψας δέ πρὸς τὸ τούτου ὡρολόγιον - τὸν γὰρ καρπὸν παχὺν ὄντα ἦν ἰδεῖν εἷς τοσοῦτον ἐκτὸς τῶν στρωμάτων κρεμαστὸν ὥστε τὸ λαμπρὸν τὸ τῶν ἐν τῷ ὡρολογίῳ ἀριθμῶν πάνυ φαίν-εσθαι - βλέψας δ’ οὖν ἐκεῖσε λογίσασθαι ἐδύνατο ὅτι δέκα λεπτὰ μείνας ἑνδεκαέτης ἔσται. κατακλινόμενος οὖν ε”τι πρὸς τὸ ὡρολ-όγιον ἔβλεπε, προσερπούσης ἀεὶ κατὰ μικρὸν τῆς τῶν γενεθλίων εὐκαιρίας. καὶ ἐσκοπεῖτο πρὸς ἑαυτὸν εἴ γ’ ἄρα τῶν γενεθλίων μνησθήσονται οἱ Δούρσλειοι, ἢ ὅπου ἐστὶ νῦν ὁ τὰς ἐπιστολὰς γράψας.</text:p>
          </table:table-cell>
          <table:table-cell table:style-name="Table1.A1" office:value-type="string">
            <text:p text:style-name="P3">"See?" said Hagrid. "Harry Potter, not a wizard -- you wait, you'll be right famous at Hogwarts." </text:p>
            <text:p text:style-name="P3">But Uncle Vernon wasn't going to give in without a fight. </text:p>
            <text:p text:style-name="P3">"Haven't I told you he's not going?" he hissed. "He's going to Stonewall High and he'll be grateful for it. I've read those letters and he needs all sorts of rubbish -- spell books and wands and --" </text:p>
            <text:p text:style-name="P3">"If he wants ter go, a great Muggle like you won't stop him," growled Hagrid. "Stop Lily an' James Potter' s son goin' ter Hogwarts! Yer mad. </text:p>
          </table:table-cell>
        </table:table-row>
        <table:table-row table:style-name="TableLine2100154277968">
          <table:table-cell table:style-name="Table1.A1" office:value-type="string">
            <text:p text:style-name="P3">36 ΑΡΕιοΣ Πο ΤΗΡ</text:p>
          </table:table-cell>
          <table:table-cell table:style-name="Table1.A1" office:value-type="string">
            <text:p text:style-name="P3"/>
          </table:table-cell>
        </table:table-row>
        <table:table-row table:style-name="TableLine2100154278240">
          <table:table-cell table:style-name="Table1.A1" office:value-type="string">
            <text:p text:style-name="P3">ἐπειδὴ δέ πέντε ἔτι ἔδει λεπτῶν, ψόφου τινὸς ἔξωθεν ἀκούσας, ἐφοβήθη μέν μὴ τὸ στέγος πέσοι, πεσόντος δ’ αὐτοῦ, ὡς ᾤετο, τὰ εἴσω θερμότερα τάχ’ ἂν <text:soft-page-break/>γένοιτο.</text:p>
          </table:table-cell>
          <table:table-cell table:style-name="Table1.A1" office:value-type="string">
            <text:p text:style-name="P3">His name's been down ever since he was born. He's off ter the finest school of witchcraft and wizardry in the world. Seven years there and he won't know <text:soft-page-break/>himself. He'll be with youngsters of his own sort, fer a change, an' he'll be under the greatest headmaster Hogwarts ever had Albus Dumbled--" </text:p>
          </table:table-cell>
        </table:table-row>
        <table:table-row table:style-name="TableLine2100154281232">
          <table:table-cell table:style-name="Table1.A1" office:value-type="string">
            <text:p text:style-name="P3">καὶ ἐπειδὴ τεττάρων λεπτῶν μόνον ἔδει, ἐσκοπεῖτο τὰ οἴκαδε εἶ πάντων δεῦρ’ ἐπανελθόντων καί ἐπιστολῶν πάνυ μεστὴν τὴν οἰκίαν εὑρόντων, τάχ’ ἂν δύναιτο αὐτὸς μίαν γε κλέψαι, τρία λεπτὰ τὰ λοιπὰ καὶ ἐσκοπεῖτο εἶ τῷ ὄντι ἡ θάλαττα οὕτως ἐκρότει τὰς πέτρας τύπτουσα.</text:p>
          </table:table-cell>
          <table:table-cell table:style-name="Table1.A1" office:value-type="string">
            <text:p text:style-name="P3">"I AM NOT PAYING FOR SOME CRACKPOT OLD FOOL To TEACH HIM MAGIC TRICKS!" </text:p>
            <text:p text:style-name="P3">yelled Uncle Vernon. </text:p>
            <text:p text:style-name="P3">But he had finally gone too far. Hagrid seized his umbrella and whirled it over his head, "NEVER," he thundered, "- INSULT- ALBUS- DUMBLEDOREIN- FRONT- OF- ME!" </text:p>
          </table:table-cell>
        </table:table-row>
        <table:table-row table:style-name="TableLine2100154283136">
          <table:table-cell table:style-name="Table1.A1" office:value-type="string">
            <text:p text:style-name="P3">δύο δέ τὰ λοιπά. ποῖον κτυπόν ἥκουσεν,· ἦ καὶ τοῦ νησιδίου εἷς θάλατταν διαπιπτόντος,· ἓν δ’ αὖ λεπτὸν μείνας, ἑνδεκαέτης γενήσ-εσθαι, κᾶπειτα δευτερολεπτὰ λείπεται τριάκοντα - ταῦτα γὰρ ε”στιν ἥμισυ λεπτοῦ - καὶ δευτερολεπτὰ εἴκοσι, δέκα, ἐννέα - ἐν δέ τούτῳ ἐνοήσατο τὸν Δούδλιον ἐγείρειν ὡς πράγματα παρασχήσων αὐτῷ -καὶ τρία, δύο, ἕν -μέγα δὴ ἐβόμβησέ τι.</text:p>
          </table:table-cell>
          <table:table-cell table:style-name="Table1.A1" office:value-type="string">
            <text:p text:style-name="P3">He brought the umbrella swishing down through the air to point at Dudley -- there was a flash of violet light, a sound like a firecracker, a sharp squeal, and the next second, Dudley was dancing on the spot with his hands clasped over his fat bottom, howling in pain. When he turned his back on them, Harry saw a curly pig's tail poking through a hole in his trousers. </text:p>
          </table:table-cell>
        </table:table-row>
        <table:table-row table:style-name="TableLine2100154291840">
          <table:table-cell table:style-name="Table1.A1" office:value-type="string">
            <text:p text:style-name="P3">σειομένου δέ τοῦ οἰκήματος Ἄρειος ὀρθὸς ἀνέστη διατελῶς ἀτενίζων πρὸς τὴν θύραν, ε”ξω γὰρ ἦν ὅστις ἔκοπτεν αὐτὴν ἵνα εἰσέλθῃ.</text:p>
          </table:table-cell>
          <table:table-cell table:style-name="Table1.A1" office:value-type="string">
            <text:p text:style-name="P3">Uncle Vernon roared. Pulling Aunt Petunia and Dudley into the other room, he cast one last terrified look at Hagrid and slammed the door behind them. </text:p>
            <text:p text:style-name="P3">Hagrid looked down at his umbrella and stroked his beard. </text:p>
          </table:table-cell>
        </table:table-row>
        <table:table-row table:style-name="TableLine2100154287488">
          <table:table-cell table:style-name="Table1.A1" office:value-type="string">
            <text:p text:style-name="P3">βόμβον δέ δεύτερον ῆν ἀκοῦσαι, κόψαντος πάλιν τοῦ ἀοράτου τὴν θύραν. ὁ δέ Δούδλιος ἐξαίφνης ἐξεγερθεὶς ἄφρων ε”τι Ποῦ τὸ τηλεβόλον; ἔφη.</text:p>
          </table:table-cell>
          <table:table-cell table:style-name="Table1.A1" office:value-type="string">
            <text:p text:style-name="P3">"Shouldn'ta lost me temper," he said ruefully, "but it didn't work anyway. Meant ter turn him into a pig, but I suppose he was so much like a pig anyway there wasn't much left ter do." </text:p>
          </table:table-cell>
        </table:table-row>
        <table:table-row table:style-name="TableLine2100154286128">
          <table:table-cell table:style-name="Table1.A1" office:value-type="string">
            <text:p text:style-name="P3">καὶ ἐνταῦθα ψόφον ὄπισθεν ἤκουσας ἂν τοῦ Δουρσλείου εἰσπη-δῶντος εἷς τὸ δωμάτιον. ὁ δέ ὄπλον ταῖς χερσῖν εἶχε πυροβόλον·</text:p>
          </table:table-cell>
          <table:table-cell table:style-name="Table1.A1" office:value-type="string">
            <text:p text:style-name="P3">He cast a sideways look at Harry under his bushy eyebrows. </text:p>
            <text:p text:style-name="P3">"Be grateful if yeh didn't mention that ter anyone at Hogwarts," he said. "I'm -- er -- not supposed ter do magic, strictly speakin'. I was allowed ter do a bit ter follow yeh an' get yer letters to yeh an' stuff -- one o' the reasons I was so keen ter take on the job "Why aren't you supposed to do magic?" asked Harry.</text:p>
          </table:table-cell>
        </table:table-row>
        <table:table-row table:style-name="TableLine2100154289120">
          <table:table-cell table:style-name="Table1.A1" office:value-type="string">
            <text:p text:style-name="P3">τοῦτὸ γὰρ ῆν ἄρα τὸ συγκεκαλυμμένον ἐκεῖνο <text:soft-page-break/>δολιχὸν καὶ λεπτὸν ὅπερ ἐκόμιζεν ἐν τοῖς ἐπιτηδείοις.</text:p>
          </table:table-cell>
          <table:table-cell table:style-name="Table1.A1" office:value-type="string">
            <text:p text:style-name="P3">"Oh, well -- I was at Hogwarts meself but I -- er -- <text:soft-page-break/>got expelled, ter tell yeh the truth. In me third year. They snapped me wand in half an' everything. But Dumbledore let me stay on as gamekeeper. Great man, Dumbledore." "Why were you expelled?" </text:p>
          </table:table-cell>
        </table:table-row>
        <table:table-row table:style-name="TableLine2100154286400">
          <table:table-cell table:style-name="Table1.A1" office:value-type="string">
            <text:p text:style-name="P3">Οὗτος τίς εἶ,· ἔφη. εὐλαβοῦ δῆτα. εὔοπλος γάρ εἶμι.</text:p>
          </table:table-cell>
          <table:table-cell table:style-name="Table1.A1" office:value-type="string">
            <text:p text:style-name="P3">"It's gettin' late and we've got lots ter do tomorrow," said Hagrid loudly. "Gotta get up ter town, get all yer books an' that." </text:p>
          </table:table-cell>
        </table:table-row>
        <table:table-row table:style-name="TableLine2100154276336">
          <table:table-cell table:style-name="Table1.A1" office:value-type="string">
            <text:p text:style-name="P3">καί μετ’ οὐ πολὺν πάταγος ἐγένετο μέγας, ἀραχθέντων τοσαύτῃ βίᾳ τῶν θυρωμάτων ὥστ’ ἐκ στροφίγγων ἀποσπασθέντα χαμᾶζε συμπεσεῖν ὥσπερ ὑπὸ σεισμοῦ.</text:p>
          </table:table-cell>
          <table:table-cell table:style-name="Table1.A1" office:value-type="string">
            <text:p text:style-name="P3">He took off his thick black coat and threw it to Harry. </text:p>
            <text:p text:style-name="P3">"You can kip under that," he said. "Don' mind if it wriggles a bit, I think I still got a couple o' dormice in one o' the pockets." </text:p>
          </table:table-cell>
        </table:table-row>
        <table:table-row table:style-name="TableLine2100154292112">
          <table:table-cell table:style-name="Table1.A1" office:value-type="string">
            <text:p text:style-name="P3">ἅνθρωπος δέ τις παμμεγέθης ἐν τῇ εἰσόδῳ ἐμβεβήκει. καί τὸ μὲν πρόσωπον ἰδεῖν οὐ ῥᾴδιον, ὡς μόνον οὐ κεκρυμμένον καί μάλα δασὺ ὂν διὰ χαίτην τε πυκνὴν καὶ γένειον ἄκουρον καί ἀκτένιστον, οἱ δ’ ὀφθαλμοὶ μόλις ὑπεφαίνοντο ἐν τῷ δασκίῳ καθάπερ τὸ φαιδρὸν κανθάρων που ἐν θάμνῳ λαθόντων.</text:p>
          </table:table-cell>
          <table:table-cell table:style-name="Table1.A1" office:value-type="string">
            <text:p text:style-name="P3">CHAPTER FIVE DIAGON ALLEY </text:p>
            <text:p text:style-name="P3">Harry woke early the next morning. Although he could tell it was daylight, he kept his eyes shut tight. </text:p>
            <text:p text:style-name="P3">"It was a dream, he told himself firmly. "I dreamed a giant called Hagrid came to tell me I was going to a school for wizards. When I open my eyes I'll be at home in my cupboard." </text:p>
          </table:table-cell>
        </table:table-row>
        <table:table-row table:style-name="TableLine2100154276608">
          <table:table-cell table:style-name="Table1.A1" office:value-type="string">
            <text:p text:style-name="P3">καὶ οὗτος ὁ γίγας εἷς τὸ καλύβιον ταῖς φλιαῖσι θλιβόμενος μόλις εἰσῆλθε, πάνυ ἐγκύψας μὲν ἐφαπτόμενος δ’ ὅμως τοῦ ὀρόφου τῇ κεφαλῇ, ἀλλὰ κάτω νεύσας, ἀναλαβὼν δέ τὴν θύραν τὴν ἀπεσπασ-μένην εἶς τὰς φλιὰς ῥᾳδίως κατέστησεν, ὥστε τὸν ε”ξωθεν χειμῶνα πραότερον γενέσθαι, ὡς δοκεῖν. καὶ στρεψάμενος ἐναντίον προσ-έβλεπεν ἅπαντας.</text:p>
          </table:table-cell>
          <table:table-cell table:style-name="Table1.A1" office:value-type="string">
            <text:p text:style-name="P3">There was suddenly a loud tapping noise. </text:p>
            <text:p text:style-name="P3">And there's Aunt Petunia knocking on the door, Harry thought, his heart sinking. But he still didn't open his eyes. It had been such a good dream. </text:p>
            <text:p text:style-name="P3">Tap. Tap. Tap. </text:p>
            <text:p text:style-name="P3">"All right," Harry mumbled, "I'm getting up." </text:p>
          </table:table-cell>
        </table:table-row>
        <table:table-row table:style-name="TableLine2100154277424">
          <table:table-cell table:style-name="Table1.A1" office:value-type="string">
            <text:p text:style-name="P3">Ἆρ’ οὖν ε”χοι τις ἂν ὑμῶν, ἔφη, σκευάσασθαί μοι τεΐου τι, χαλεπὴ γὰρ ἡ ὁδός καί διέβη ταχέως πρὸς τὸν Δούδλιον ἐπὶ τῆς χαμεύνης καθήμε- νον καί φόβῳ ἅμα ἐκπεπληγμένον.</text:p>
          </table:table-cell>
          <table:table-cell table:style-name="Table1.A1" office:value-type="string">
            <text:p text:style-name="P3">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Line2100154284496">
          <table:table-cell table:style-name="Table1.A1" office:value-type="string">
            <text:p text:style-name="P3">Οὗτος, ἔφη, ὧ βούπαι, οὐ κινήσῃ μοι,· ὁ δέ γόον ἀφεῖς ἀπέδραμεν ὀξυβόης ἀποκρυψάμενος ὄπισθε τῆς μητρός. ἡ δέ ἀποκρυψαμένη ε”τυχεν φόβῳ ὀκλάζουσα ὄπισθε τοῦ ἀνδρός.</text:p>
          </table:table-cell>
          <table:table-cell table:style-name="Table1.A1" office:value-type="string">
            <text:p text:style-name="P3">Harry scrambled to his feet, so happy he felt as though a large balloon was swelling inside him. He went straight to the window and jerked it open. The owl swooped in and dropped the newspaper on top of Hagrid, who didn't wake up. The owl then fluttered onto the floor and began to attack Hagrid's <text:soft-page-break/>coat. </text:p>
          </table:table-cell>
        </table:table-row>
        <table:table-row table:style-name="TableLine2100154276880">
          <table:table-cell table:style-name="Table1.A1" office:value-type="string">
            <text:p text:style-name="P3">38 ΑΡΕιοΣ Πο ΤΗΡ</text:p>
          </table:table-cell>
          <table:table-cell table:style-name="Table1.A1" office:value-type="string">
            <text:p text:style-name="P3"/>
          </table:table-cell>
        </table:table-row>
        <table:table-row table:style-name="TableLine2100154279056">
          <table:table-cell table:style-name="Table1.A1" office:value-type="string">
            <text:p text:style-name="P3">ἐκεῖνος δέ Φέρε δή, ἔφη. ὅδε γὰρ Ἅρειός ἐστι δήπου.</text:p>
          </table:table-cell>
          <table:table-cell table:style-name="Table1.A1" office:value-type="string">
            <text:p text:style-name="P3">"Don't do that." </text:p>
            <text:p text:style-name="P3">Harry tried to wave the owl out of the way, but it snapped its beak fiercely at him and carried on savaging the coat. </text:p>
          </table:table-cell>
        </table:table-row>
        <table:table-row table:style-name="TableLine2100154289936">
          <table:table-cell table:style-name="Table1.A1" office:value-type="string">
            <text:p text:style-name="P3">καὶ οὗτος ἀναβλέψας πρὸς τὸ πρόσωπον αὐτοῦ οὕτως ἄγριόν τ’ ὂν καὶ θηριῶδες καὶ ἀμαυρὸν ᾔσθετο αὐτοῦ μειδιῶντος, καὶ ἆνασπάσαντός τι τὸ κανθάρινον ἐκεῖνο τὸ τῶν ὀφρύων.</text:p>
          </table:table-cell>
          <table:table-cell table:style-name="Table1.A1" office:value-type="string">
            <text:p text:style-name="P3">"Hagrid!" said Harry loudly. "There's an owl "Pay him," Hagrid grunted into the sofa. </text:p>
            <text:p text:style-name="P3">"What?" </text:p>
            <text:p text:style-name="P3">"He wants payin' fer deliverin' the paper. Look in the pockets." </text:p>
          </table:table-cell>
        </table:table-row>
        <table:table-row table:style-name="TableLine2100154288848">
          <table:table-cell table:style-name="Table1.A1" office:value-type="string">
            <text:p text:style-name="P3">Ἀλλ’ οὐκ ἑώρακα σέ, ἔφη, ἐξ οὗ βρέφος ἦσθα. ἀλλὰ τῷ γε πατρὶ ὡς ἐπὶ τὸ πολὺ ὁμοῖος εἶ πλὴν ἀλλὰ τούς μητρῴους παρέλαβες ὀφθαλμούς.</text:p>
          </table:table-cell>
          <table:table-cell table:style-name="Table1.A1" office:value-type="string">
            <text:p text:style-name="P3">Hagrid's coat seemed to be made of nothing but pockets -- bunches of keys, slug pellets, balls of string, peppermint humbugs, teabags... </text:p>
          </table:table-cell>
        </table:table-row>
        <table:table-row table:style-name="TableLine2100154292384">
          <table:table-cell table:style-name="Table1.A1" office:value-type="string">
            <text:p text:style-name="P3">ὁ δέ Δούρσλειος πνευστιῶν Ἐπιτάττω σοί, ἔφη, ὤνθρωπε, ἀπαναστῆναι αὐτίκα μάλα. τοιχωρυχεΐς γάρ.</text:p>
          </table:table-cell>
          <table:table-cell table:style-name="Table1.A1" office:value-type="string">
            <text:p text:style-name="P3">finally, Harry pulled out a handful of strange-looking coins. </text:p>
            <text:p text:style-name="P3">"Give him five Knuts," said Hagrid sleepily. </text:p>
          </table:table-cell>
        </table:table-row>
        <table:table-row table:style-name="TableLine2100154277152">
          <table:table-cell table:style-name="Table1.A1" office:value-type="string">
            <text:p text:style-name="P3">ἀλλ’ ἐκεῖνος Σίγα, εἰπών, ὦ σεμνότατε, σόβει σὺ ἄλλοσε, τὴν δέ δεξιὰν πρὸς τὸ ὄπισθε τῆς χαμεύνης τείνας καὶ τὸ ὅπλον ἐκ τῶν χειρῶν αὐτῷ ἁρπάσας, οὕτως ἐλύγισεν ὥστε ἅμμα ῥᾳδίως συν-άψαι ὡσεὶ ἐλαστικόν τι πλέκοι, καὶ τὸ παραχρῆμα εἰς γωνίαν ἀπέρριψεν.</text:p>
          </table:table-cell>
          <table:table-cell table:style-name="Table1.A1" office:value-type="string">
            <text:p text:style-name="P3">"Knuts?" </text:p>
            <text:p text:style-name="P3">"The little bronze ones." </text:p>
            <text:p text:style-name="P3">Harry counted out five little bronze coins, and the owl held out his leg so Harry could put the money into a small leather pouch tied to it. Then he flew off through the open window. </text:p>
          </table:table-cell>
        </table:table-row>
        <table:table-row table:style-name="TableLine2100154282320">
          <table:table-cell table:style-name="Table1.A1" office:value-type="string">
            <text:p text:style-name="P3">ὁ δ’ ἕτερον ἀφίετο ψόφον, ὥσπερ μυὸς καταπατουμένου. ἐκεῖνος δ’ οῦν Εὐδαιμονοίης τοίνυν, ἔφη, ὦ Ἅρειε, τῶν γενεθλίων ἕνεκα. δοτέον οὖν μοί τι· ἐκάθισά πως ἐμαυτὸν ὑπ’ αὐτό, οὐ μὴν ἀλλ’ ἡδέως ἔχει.</text:p>
          </table:table-cell>
          <table:table-cell table:style-name="Table1.A1" office:value-type="string">
            <text:p text:style-name="P3">Hagrid yawned loudly, sat up, and stretched. </text:p>
            <text:p text:style-name="P3">"Best be Off, Harry, lots ter do today, gotta get up ter London an' buy all yer stuff fer school." </text:p>
          </table:table-cell>
        </table:table-row>
        <table:table-row table:style-name="TableLine2100154286672">
          <table:table-cell table:style-name="Table1.A1" office:value-type="string">
            <text:p text:style-name="P3">καὶ ἐκ τῶν τοῦ τρίβωνος θυλακίων κιβώτιόν τι παρέσχε θλιβόμενον. ὁ δ’ Ἄρειος τρόμῳ ἀνοίξας ἐξέθηκε κύκλον πλακοῦν-τος σοκολάτου μέγαν τε καὶ γλισχρόν, καί σακχαρίδι καλαΐνῃ ἐγκεχαραγμένον τοιάδε· ΧΡΟΝῙΑ ΠΟΛΛΑ, ΑΡΕῙΕ. οὕτω γὰρ λαλοῦσιν οἱ νῦν τοῖς τὰ γενέθλια ἄγουσιν. ἀναβλέπων οὖν πρὸς ἐκεῖνον, λαθὼν δέ ἑαυτὸν χάριν εἰδέναι βουλόμενον, ε”τυχεν ἐρωτήσας αὐτὸν <text:soft-page-break/>οἷον ὄνομα ὀνομάζεται.</text:p>
          </table:table-cell>
          <table:table-cell table:style-name="Table1.A1" office:value-type="string">
            <text:p text:style-name="P3">Harry was turning over the wizard coins and looking at them. He had just thought of something that made him feel as though the happy balloon inside him had got a puncture. </text:p>
            <text:p text:style-name="P3">"Um -- Hagrid?" </text:p>
            <text:p text:style-name="P3">"Mm?" said Hagrid, who was pulling on his huge boots. </text:p>
          </table:table-cell>
        </table:table-row>
        <table:table-row table:style-name="TableLine2100154277696">
          <table:table-cell table:style-name="Table1.A1" office:value-type="string">
            <text:p text:style-name="P3">ὁ δὲ γελάσας Εὖ λέγεις, ἔφη. τὸ γὰρ ὄνομά μου οὐκ ἤκουσας.</text:p>
          </table:table-cell>
          <table:table-cell table:style-name="Table1.A1" office:value-type="string">
            <text:p text:style-name="P3">"I haven't got any money -- and you heard Uncle Vernon last night ... he won't pay for me to go and learn magic." </text:p>
          </table:table-cell>
        </table:table-row>
        <table:table-row table:style-name="TableLine2100154279328">
          <table:table-cell table:style-name="Table1.A1" office:value-type="string">
            <text:p text:style-name="P3">Ῥούβεος Ἁγριώδης εἶμί, κλειδοφύλαξ ὢν καὶ τεμενουρὸς τοῦ “Υογοήτου.</text:p>
          </table:table-cell>
          <table:table-cell table:style-name="Table1.A1" office:value-type="string">
            <text:p text:style-name="P3">"Don't worry about that," said Hagrid, standing up and scratching his head. "D'yeh think yer parents didn't leave yeh anything?" </text:p>
          </table:table-cell>
        </table:table-row>
        <table:table-row table:style-name="TableLine2100154285040">
          <table:table-cell table:style-name="Table1.A1" office:value-type="string">
            <text:p text:style-name="P3">δεξιὰν δ’ ἐκτείνας τὴν ἑαυτοῦ μεγάλην χεῖρα, συνάψας δέ τὴν Ἁρείου ἀσπαζόμενος ἔσεισεν αὐτήν τε καὶ τὸν βραχίονα.</text:p>
          </table:table-cell>
          <table:table-cell table:style-name="Table1.A1" office:value-type="string">
            <text:p text:style-name="P3">"But if their house was destroyed --" </text:p>
            <text:p text:style-name="P3">"They didn' keep their gold in the house, boy! Nah, first stop fer us is Gringotts. Wizards' bank. Have a sausage, they're not bad cold -- an' I wouldn' say no teh a bit o' yer birthday cake, neither." </text:p>
          </table:table-cell>
        </table:table-row>
        <table:table-row table:style-name="TableLine2100154279600">
          <table:table-cell table:style-name="Table1.A1" office:value-type="string">
            <text:p text:style-name="P3">Τί μήν; ἔφη. ἧ τέῖον ἄρα μοι δώσεις ὡς διψῶντι πολύ; ἢ μεθυσ-τικώτερόν τι, εἶ πρόχειρον ἔχων τύχοις ἅν; βλέψας δ’ πρὸς τὸ τῆς ἐσχάρας κενὸν ε”τι τὰ σακία ἡμίκαυστα ἕχον, ε’μύχθισέ τι. κᾷτα περὶ τὴν ἐσχάραν ὀκλάσας οῦκ οἶδ’ ὅπως ε”λαθεν αὐτούς θαυμαστόν τι πράξας ὥστ ἐν ἀκαρεῖ πῦρ φλέγειν μέγα. πάντ’ οὖν τὰ τοῦ δωματίου ἐφώτιζε τοῦτο τὸ πῦρ καὶ τὸ ὑγρὸν ἐξήραινεν ὥστε ’Ἀρειον ἆλεαίνειν καθάπερ θερμοῖς ἐν λούτροις γενόμενον.</text:p>
          </table:table-cell>
          <table:table-cell table:style-name="Table1.A1" office:value-type="string">
            <text:p text:style-name="P3">"Wizards have banks?" </text:p>
            <text:p text:style-name="P3">"Just the one. Gringotts. Run by goblins." </text:p>
            <text:p text:style-name="P3">Harry dropped the bit of sausage he was holding. </text:p>
            <text:p text:style-name="P3">"Goblins?" </text:p>
            <text:p text:style-name="P3">"Yeah -- so yeh'd be mad ter try an' rob it, I'll tell yeh that. Never mess with goblins, Harry. Gringotts is the safest place in the world fer anything yeh want ter keep safe -- 'cept maybe Hogwarts. As a matter o' fact, I gotta visit Gringotts anyway. Fer Dumbledore. Hogwarts business." Hagrid drew himself up proudly. "He usually gets me ter do important stuff fer him. Fetchin' you gettin' things from Gringotts -- knows he can trust me, see. </text:p>
          </table:table-cell>
        </table:table-row>
        <table:table-row table:style-name="TableLine2100154279872">
          <table:table-cell table:style-name="Table1.A1" office:value-type="string">
            <text:p text:style-name="P3">ἐκεῖνος δέ πάλιν εἷς τὴν χαμεύνην καθήμενος μάλα πιεζομένην διὰ τὸ περιττὸν τὸ τοῦ βάρους αὐτοῦ, ἤρξε παντοῖα ἐκ θυλακίων ἕλκων οἷα λέβητα χαλκοῦν, καὶ ὅβελον, καὶ σακίον ἀλλάντων εἰ καί πεπιεσμένον, καὶ τεϊδόχην, ἐνίους δέ καὶ ποτὴρας σαθρούς, καὶ δὴ καί λήκυθον ὑγρόν τι καί ἠλέκτρινον τὸ χρῶμα ἔχουσαν. ἐκ δέ ταύτης πιών, δειπνοποιεῖν ἤρξεν. καὶ ἐντὸς ὀλίγου ψόφον ἦν ἀκοῦσαι τοῦ ἀλλᾶντος ὀπτωμένου κνῖσαν δ ’ ἀνιέντος θαυμασίαν. ἕως μὲν οῦν πονεῖ, οὐδεὶς τέως λαλεῖ· ἐπειδὴ δέ τάχιστα τὸν ἕκτον ἀλλᾶντα σκευασαμένος ε”λυσεν ἀπὸ τοῦ ὀβέλου πιαρόν τε καί λιπαρὸν καὶ εὖ ἠνθρακισμένον, ὁ Δούδλιος <text:soft-page-break/>πράγματα παρέχων ἦρχεν.</text:p>
          </table:table-cell>
          <table:table-cell table:style-name="Table1.A1" office:value-type="string">
            <text:p text:style-name="P3">"Got everythin'? Come on, then." </text:p>
            <text:p text:style-name="P3">Harry followed Hagrid out onto the rock. The sky was quite clear now and the sea gleamed in the sunlight. The boat Uncle Vernon had hired was still there, with a lot of water in the bottom after the storm. </text:p>
            <text:p text:style-name="P3">"How did you get here?" Harry asked, looking around for another boat. </text:p>
            <text:p text:style-name="P3">"Flew," said Hagrid. </text:p>
            <text:p text:style-name="P3">"Flew?" </text:p>
            <text:p text:style-name="P3"><text:soft-page-break/>"Yeah -- but we'll go back in this. Not s'pposed ter use magic now I've got yeh." </text:p>
          </table:table-cell>
        </table:table-row>
        <table:table-row table:style-name="TableLine2100154280144">
          <table:table-cell table:style-name="Table1.A1" office:value-type="string">
            <text:p text:style-name="P3">ΠΕΡΙ ΤΟΥ ΚΛΕΙΔΟΦΥΛΑΚΟΣ 39</text:p>
          </table:table-cell>
          <table:table-cell table:style-name="Table1.A1" office:value-type="string">
            <text:p text:style-name="P3"/>
          </table:table-cell>
        </table:table-row>
        <table:table-row table:style-name="TableLine2100154280416">
          <table:table-cell table:style-name="Table1.A1" office:value-type="string">
            <text:p text:style-name="P3">ὁ δέ πατήρ Οὐ μὴ φάγῃς μοι, ἔφη, τῶν τούτῳ δεδομένων οὐδέν.</text:p>
          </table:table-cell>
          <table:table-cell table:style-name="Table1.A1" office:value-type="string">
            <text:p text:style-name="P3">They settled down in the boat, Harry still staring at Hagrid, trying to imagine him flying. </text:p>
          </table:table-cell>
        </table:table-row>
        <table:table-row table:style-name="TableLine2100154280688">
          <table:table-cell table:style-name="Table1.A1" office:value-type="string">
            <text:p text:style-name="P3">ἐκεῖνος δέ ἠρέμα γελάσας Οὐδὲν πρᾶγμα, ὧ Δούρσλειε· ὁ γὰρ παῖς ἀλλαντοειδὴς ἥδη ἀλλάντων οὐ δεῖται.</text:p>
          </table:table-cell>
          <table:table-cell table:style-name="Table1.A1" office:value-type="string">
            <text:p text:style-name="P3">"Seems a shame ter row, though," said Hagrid, giving Harry another of his sideways looks. "If I was ter -- er -- speed things up a bit, would yeh mind not mentionin' it at Hogwarts?" </text:p>
          </table:table-cell>
        </table:table-row>
        <table:table-row table:style-name="TableLine2100154280960">
          <table:table-cell table:style-name="Table1.A1" office:value-type="string">
            <text:p text:style-name="P3">τούτους δέ καὶ παρέθηκε τῷ Ἁρείῳ. ὁ δέ τοσοῦτο οὐπώποθ’ ἥσθη ὄψου γευσάμενος, ὡς λίαν τότε πεινῶν. διετέλει μέντοι ἰταμὸν δεδορκὼς πρὸς τὸν πελώριον τοῦτον ἄνθρωπον. μέλλοντος δ’ οὐδενὸς ὡς δοκεῖν ἐξηγήσεσθαι οὐδέν, Λυποῦμαι σφόδρα, ἔφη. οὐ γὰρ οἶδά σε ὅστις εἶ ὡς ἀληθῶς.</text:p>
          </table:table-cell>
          <table:table-cell table:style-name="Table1.A1" office:value-type="string">
            <text:p text:style-name="P3">"Of course not," said Harry, eager to see more magic. Hagrid pulled out the pink umbrella again, tapped it twice on the side of the boat, and they sped off toward land. </text:p>
            <text:p text:style-name="P3">"Why would you be mad to try and rob Gringotts?" Harry asked. </text:p>
          </table:table-cell>
        </table:table-row>
        <table:table-row table:style-name="TableLine2100154281504">
          <table:table-cell table:style-name="Table1.A1" office:value-type="string">
            <text:p text:style-name="P3">ὁ δέ τε”ι’”ου πιών τι, τὸ δέ στόμα τῇ δεξιᾷ σπογγίσας ’Έστι σοι, ἔφη, ὄνομα καλεῖν με Ἁγριώδη· τοῦτο γὰρ πάντες. κλειδοφύλαξ εἶμι, ὡς ἔλεγον, ἐν Ὑογοήτου. σὺ γὰρ οἶσθα τὰ πρὸς τὸν Ὑογοήτου δήπου,· τοῦ δ’ Ἁρείου οὕ φάντος, τῷ παραδόξῳ τοῦ πράγματος τεθορυβούμενος ἐφαίνετο.</text:p>
          </table:table-cell>
          <table:table-cell table:style-name="Table1.A1" office:value-type="string">
            <text:p text:style-name="P3">"Spells -- enchantments," said Hagrid, unfolding his newspaper as he spoke. "They say there's dragons guardin' the highsecurity vaults. And then yeh gotta find yer way -- Gringotts is hundreds of miles under London, see. Deep under the Underground. Yeh'd die of hunger tryin' ter get out, even if yeh did manage ter get yer hands on summat." </text:p>
          </table:table-cell>
        </table:table-row>
        <table:table-row table:style-name="TableLine2100154285312">
          <table:table-cell table:style-name="Table1.A1" office:value-type="string">
            <text:p text:style-name="P3">ὁ δ”Άρειος Λυποῦμαι, ἔφη.</text:p>
          </table:table-cell>
          <table:table-cell table:style-name="Table1.A1" office:value-type="string">
            <text:p text:style-name="P3"/>
          </table:table-cell>
        </table:table-row>
        <table:table-row table:style-name="TableLine2100154286944">
          <table:table-cell table:style-name="Table1.A1" office:value-type="string">
            <text:p text:style-name="P3">πρὸς τοῦτο ἐκεῖνος Μὰ Δί’ οὐ σέ γε δεῖ λυπεῖσθαι, ἔφη, ἀλλὰ τούσδε, ἀποβλέπων ἅμα πρὸς τοὺς Δουρσλείους ἤδη πτήξαντας σκοταίους. Ἱκανώς μὲν γὰρ συνενόουν σοι τὰς ἐπιστολὰς οῦ δεξαμένῳ, ἀλλὰ μὰ τὸν Ἀπόλλωνα οὐχ ὑπώπτευον σέ περὶ τά ἐν Ὑογοήτου πάνυ ἀγνοεῖν. οὔκουν ἐσκοποῦ πρὸς σεαυτὸν περὶ τῶν γονέων, οὐκ εἰδὼς ὅποθεν ἐκείνης τῆς ἐπιστήμης ε”τυχον; Ποίαν ἐπιστήμην λέγεις; ἦ δ’ ὅς ὁ ’Ἄρειος ἐκεῖνος δέ τραχὺ ὀγκώμενος Ὁποίαν,· ἔφη. ἀλλὰ περιμένετέ τι.</text:p>
          </table:table-cell>
          <table:table-cell table:style-name="Table1.A1" office:value-type="string">
            <text:p text:style-name="P3">Harry sat and thought about this while Hagrid read his newspaper, the Daily Prophet. Harry had learned from Uncle Vernon that people liked to be left alone while they did this, but it was very difficult, he'd never had so many questions in his life. </text:p>
            <text:p text:style-name="P3">"Ministry o' Magic messin' things up as usual," Hagrid muttered, turning the page. </text:p>
            <text:p text:style-name="P3">"There's a Ministry of Magic?" Harry asked, before he could stop himself. </text:p>
          </table:table-cell>
        </table:table-row>
        <table:table-row table:style-name="TableLine2100154281776">
          <table:table-cell table:style-name="Table1.A1" office:value-type="string">
            <text:p text:style-name="P3">τοῦτο γὰρ δεινὸν ποιησάμενος ἀνήλατο ὥστε ἐφαίνετο ὅλον ἀναπληρῶσαι τὸ καλύβιον τοῖς γε Δουρσλείοις πρὸς τὸν τοῖχον καταπτήξασιν.</text:p>
          </table:table-cell>
          <table:table-cell table:style-name="Table1.A1" office:value-type="string">
            <text:p text:style-name="P3">"'Course," said Hagrid. "They wanted Dumbledore fer Minister, 0 ' course, but he'd never leave Hogwarts, so old Cornelius Fudge got the job. Bungler if ever there was one. So he pelts <text:soft-page-break/>Dumbledore with owls every morning, askin' fer advice." </text:p>
          </table:table-cell>
        </table:table-row>
        <table:table-row table:style-name="TableLine2100154282864">
          <table:table-cell table:style-name="Table1.A1" office:value-type="string">
            <text:p text:style-name="P3">Καὶ δῆτα τολμᾶτε λέξαι μοι ὅτι οὗτος - τόνδε λέγω τὸν παῖδα τοιοῦτον ὄντα - οὗτός γε ὁ παῖς οὐ μεμάθηκεν οὐδὲν τοῦ δέοντος;</text:p>
          </table:table-cell>
          <table:table-cell table:style-name="Table1.A1" office:value-type="string">
            <text:p text:style-name="P3">"But what does a Ministry of Magic do?" </text:p>
            <text:p text:style-name="P3">"Well, their main job is to keep it from the Muggles that there's still witches an' wizards up an' down the country." </text:p>
            <text:p text:style-name="P3">"Why?" </text:p>
          </table:table-cell>
        </table:table-row>
        <table:table-row table:style-name="TableLine2100154283408">
          <table:table-cell table:style-name="Table1.A1" office:value-type="string">
            <text:p text:style-name="P3">ταῦτα δέ φάσκοντα ἐνόμιζεν ὁ Ἄρειος αὐτὸν οὐ μετρίως εἰπεῖν.</text:p>
          </table:table-cell>
          <table:table-cell table:style-name="Table1.A1" office:value-type="string">
            <text:p text:style-name="P3">"Why? Blimey, Harry, everyone'd be wantin' magic solutions to their problems. Nah, we're best left alone." </text:p>
          </table:table-cell>
        </table:table-row>
        <table:table-row table:style-name="TableLine2100154287216">
          <table:table-cell table:style-name="Table1.A1" office:value-type="string">
            <text:p text:style-name="P3">φοιτᾶν γὰρ αὐτὸς πρὸς διδασκαλεῖον, καὶ πολλάκις ἄξιος ὢν ἐπαίνου τυγχάνειν παρὰ τοῦ διδασκάλου.</text:p>
          </table:table-cell>
          <table:table-cell table:style-name="Table1.A1" office:value-type="string">
            <text:p text:style-name="P3">At this moment the boat bumped gently into the harbor wall. Hagrid folded up his newspaper, and they clambered up the stone steps onto the street. </text:p>
          </table:table-cell>
        </table:table-row>
        <table:table-row table:style-name="TableLine2100154283680">
          <table:table-cell table:style-name="Table1.A1" office:value-type="string">
            <text:p text:style-name="P3">Οὐ γὰρ παντάπασιν ἀμαθής εἰμι, ἔφη. ε”νια δ’ ἔμαθον περὶ τά τ’ ἄλλα καὶ τὴν ἀριθμητικήν.</text:p>
          </table:table-cell>
          <table:table-cell table:style-name="Table1.A1" office:value-type="string">
            <text:p text:style-name="P3">Passersby stared a lot at Hagrid as they walked through the little town to the station. Harry couldn't blame them. Not only was Hagrid twice as tall as anyone else, he kept pointing at perfectly ordinary things like parking meters and saying loudly, "See that, Harry? Things these Muggles dream up, eh?" </text:p>
          </table:table-cell>
        </table:table-row>
        <table:table-row table:style-name="TableLine2100154283952">
          <table:table-cell table:style-name="Table1.A1" office:value-type="string">
            <text:p text:style-name="P3">40 ΑΡΕῙοΣ Πο ΤΗΡ</text:p>
          </table:table-cell>
          <table:table-cell table:style-name="Table1.A1" office:value-type="string">
            <text:p text:style-name="P3"/>
          </table:table-cell>
        </table:table-row>
        <table:table-row table:style-name="TableLine2100154284224">
          <table:table-cell table:style-name="Table1.A1" office:value-type="string">
            <text:p text:style-name="P3">ἐκεῖνος δ’ ἀνανεύσας ὡς τὰ τοιαῦτα πάνυ ὀλιγωρῶν, Ἀλλὰ μηδὲν ἄρ’ ἔμαθες, ἔφη, περὶ τὸ ἡμέτερον, τὸ σὸν λέγω ἢ τὸ ἐμὸν ἦ τὸ πατρῷον.</text:p>
          </table:table-cell>
          <table:table-cell table:style-name="Table1.A1" office:value-type="string">
            <text:p text:style-name="P3">"Hagrid," said Harry, panting a bit as he ran to keep up, "did you say there are dragons at Gringotts?" </text:p>
            <text:p text:style-name="P3">"Well, so they say," said Hagrid. "Crikey, I'd like a dragon." </text:p>
            <text:p text:style-name="P3">"You'd like one?"</text:p>
          </table:table-cell>
        </table:table-row>
        <table:table-row table:style-name="TableLine2100154287760">
          <table:table-cell table:style-name="Table1.A1" office:value-type="string">
            <text:p text:style-name="P3">Καὶ τουτὶ τὸ ἡμέτερον, τί δὴ ε”στιν,· εἶπεν ὁ ’Άρειος ἐκεῖνος δὲ μονονουχὶ διαρραγεὶς Ὦ οὖτος, ἔφη, βοῶν μὲν μεγάλῃ τῇ φωνῇ τὸν Δούρσλειον μάλ’ ὠχριῶντα ἤδη καὶ μυγμόν τιν’ ἄνανδρον μόλις ἀφιέμενον, δεδορκὼς δ’ ἅμα παράφορον πρὸς τὸν “Ἀρειον.</text:p>
          </table:table-cell>
          <table:table-cell table:style-name="Table1.A1" office:value-type="string">
            <text:p text:style-name="P3">"Wanted one ever since I was a kid -- here we go." </text:p>
            <text:p text:style-name="P3">They had reached the station. There was a train to London in five minutes' time. Hagrid, who didn't understand "Muggle money," as he called it, gave the bills to Harry so he could buy their tickets. </text:p>
          </table:table-cell>
        </table:table-row>
        <table:table-row table:style-name="TableLine2100154288032">
          <table:table-cell table:style-name="Table1.A1" office:value-type="string">
            <text:p text:style-name="P3">Ἀλλ’ οὐκ ε”στιν ὅπως σὺ μὴ οἶσθα τὴν μήτερα καὶ τὸν πατ-έρα ὁποῖοί εἶσι. λαμπροὶ γάρ εἶσι, καὶ σύ γ’ οὐδέν ἧττον λαμπρὸς εἶ.</text:p>
          </table:table-cell>
          <table:table-cell table:style-name="Table1.A1" office:value-type="string">
            <text:p text:style-name="P3">People stared more than ever on the train. Hagrid took up two seats and sat knitting what looked like a canary-yellow circus tent. </text:p>
            <text:p text:style-name="P3">"Still got yer letter, Harry?" he asked as he counted stitches. Harry took the parchment envelope out of <text:soft-page-break/>his pocket. </text:p>
          </table:table-cell>
        </table:table-row>
        <table:table-row table:style-name="TableLine2100154288304">
          <table:table-cell table:style-name="Table1.A1" office:value-type="string">
            <text:p text:style-name="P3">ὁ δέ Ἄρειος Ἆρα μὴ λαμπροί, ἔφη, οἱ γονεῖς μου,· ἐκεῖνος δέ ὥσπερ ὑπὸ τυφῶνος βεβλημένος Οὔκουν ἄρ’ οἶσθα, ἔφη, μὰ Δί’ οὐκ οἶσθα σεαυτὸν ὅστις εῖ,· ἐνταῦθα δέ ὁ Δούρσλειος τέλος ἀναφθεγξάμενος Πέπαυσο, ἔφη, ὤνθρωπε, μὴ πέραινε τὸν λόγον. ἀπαγορεύω γὰρ σέ μὴ δηλοῦν τῴ παιδὶ μηδέν.</text:p>
          </table:table-cell>
          <table:table-cell table:style-name="Table1.A1" office:value-type="string">
            <text:p text:style-name="P3">"Good," said Hagrid. "There's a list there of everything yeh need." </text:p>
            <text:p text:style-name="P3">Harry unfolded a second piece of paper he hadn't noticed the night before, and read: HOGWARTS SCHOOL of WITCHCRAFT and WIZARDRY UNIFORM First-year students will require: 1. Three sets of plain work robes (black) 2. One plain pointed hat (black) for day wear 3. One pair of protective gloves (dragon hide or similar) 4. One winter cloak (black, silver fastenings) Please note that all pupils' clothes should carry name tags COURSE BOOKS All students should have a copy of each of the following: The Standard Book of Spells (Grade 1) by Miranda Goshawk A History of Magic by Bathilda Bagshot Magical Theory by Adalbert Waffling A Beginners' Guide to Transfiguration by Emetic Switch One Thousand Magical Herbs and Fungi by Phyllida Spore Magical Drafts and Potions by Arsenius Jigger Fantastic Beasts and Where to Find Them by Newt Scamander The Dark Forces: A Guide to Self-Protection by Quentin Trimble OTHER EQUIPMENT wand cauldron (pewter, standard size 2) set glass or crystal phials telescope set brass scales Students may also bring an owl OR a cat OR a toad PARENTS ARE REMINDED THAT FIRST YEARS ARE NOT ALLOWED THEIR OWN BROOMSTICKS "Can we buy all this in London?" Harry wondered aloud. </text:p>
          </table:table-cell>
        </table:table-row>
        <table:table-row table:style-name="Table1.349">
          <table:table-cell table:style-name="Table1.A1" office:value-type="string">
            <text:p text:style-name="P3">ἀλλ’ εἶκαὶ ἀνδρειότερός τις ε”τυχεν ὢν τοῦ Δουρσλείου, καὶ οὗτος ὑπέπτηξεν ἂν τῴ Ἁγριώδῃ μανικὸν βλέποντι. ὁ δ’ ἐκβεβακχευμένῳ ἐοικὼς τραχύφωνος καὶ δι’ ὀργῆς τρέμων Τί δέ δή,- ἔφη. ἐῶ μέν γὰρ τὸ μὴ φράσαι αὐτῷ τὰ τοῦ βίου, ἀλλ’, ὦ αἴσχιστε σύ, οὐ συγ-γνωστὸν τὸ μὴ διδάξαι αὐτὸν τὰ τῆς γ’ ἐπιστολῆς τῆς Διμπλοδώρῳ καταλελειμμένης ἥντιν’ ἐγὼ παρὼν αὐτόπτης εἶδον τότε καταλειπομένην, ἐξ οὗ σύ γε ἀεὶ κέκρυφας αὐτόν.</text:p>
          </table:table-cell>
          <table:table-cell table:style-name="Table1.A1" office:value-type="string">
            <text:p text:style-name="P3">"If yeh know where to go," said Hagrid. </text:p>
            <text:p text:style-name="P3">Harry had never been to London before. Although Hagrid seemed to know where he was going, he was obviously not used to getting there in an ordinary way. He got stuck in the ticket barrier on the Underground, and complained loudly that the seats were too small and the trains too slow. </text:p>
          </table:table-cell>
        </table:table-row>
        <table:table-row table:style-name="TableLine2100154289664">
          <table:table-cell table:style-name="Table1.A1" office:value-type="string">
            <text:p text:style-name="P3">ὁ δ”Άρειος σπουδαίως Τί δὴ κέκρυπται; ἔφη.</text:p>
          </table:table-cell>
          <table:table-cell table:style-name="Table1.A1" office:value-type="string">
            <text:p text:style-name="P3"/>
          </table:table-cell>
        </table:table-row>
        <text:soft-page-break/>
        <table:table-row table:style-name="TableLine2100154302720">
          <table:table-cell table:style-name="Table1.A1" office:value-type="string">
            <text:p text:style-name="P3">ἐπεπληγμένος δ’ ἤδη ὁ Δούρσλειος Πέπαυσο δῆτα, ε”φη μεγάλῃ τῇ φωνῇ βοῶν, ἐγὼ γὰρ διαρρήδην ἀπαγορεύω σε τοῦ μὴ περαίνειν τοῦτο.</text:p>
          </table:table-cell>
          <table:table-cell table:style-name="Table1.A1" office:value-type="string">
            <text:p text:style-name="P3">"I don't know how the Muggles manage without magic," he said as they climbed a broken-down escalator that led up to a bustling road lined with shops. </text:p>
          </table:table-cell>
        </table:table-row>
        <table:table-row table:style-name="TableLine2100154293744">
          <table:table-cell table:style-name="Table1.A1" office:value-type="string">
            <text:p text:style-name="P3">ἡ δέ Πετουνία πάνυ φοβουμένη μάλα πυκνὸν ἅμα ἤσθμαινε. Κακῶς ἀπόλοισθε δῆτα, ε”φη ὁ Ἁγριώδης. Ὦ ’Άρειε, μάγος εἴ. καί ἐνταῦθα σιωπῆς γενομένης, οὐδὲν ἂν ἐντὸς τοῦ καλυβίου ἤκουσας πλὴν ψόφον τῆς τε θαλάττης καὶ τοῦ ἀνέμου. Ἄρειος δέ Ποῖός τίς εἶμι,· Μάγος δήπου τῶν γε μὴν βελτίστων, εἰ μετρίως πεπαιδευμένος. τοσαῦτ’ εἰπὼν πάλιν ἐκάθισεν εἷς τὸν δίφρον ἤδη πολλῷ κρότῳ χαμαίζηλον γενόμενον. Τοὺς γὰρ τοιούτους ἔχων τεκόντας, οὐ κινδυνεύεις ἀλλοῖος γενέσθαι. καιρὸς δ’ οὖν ἐστὶ σοὶ ἀναγνῶναι τὴν ἐπιστολήν.</text:p>
          </table:table-cell>
          <table:table-cell table:style-name="Table1.A1" office:value-type="string">
            <text:p text:style-name="P3">Hagrid was so huge that he parted the crowd easily; all Harry had to do was keep close behind him. They passed book shops and music stores, hamburger restaurants and cinemas, but nowhere that looked as if it could sell you a magic wand. This was just an ordinary street full of ordinary people. Could there really be piles of wizard gold buried miles beneath them? Were there really shops that sold spell books and broomsticks? Might this not all be some huge joke that the Dursleys had cooked up? If Harry hadn't known that the Dursleys had no sense of humor, he might have thought so; yet somehow, even though everything Hagrid had told him so far was unbelievable, Harry couldn't help trusting him. </text:p>
          </table:table-cell>
        </table:table-row>
        <table:table-row table:style-name="TableLine2100154301632">
          <table:table-cell table:style-name="Table1.A1" office:value-type="string">
            <text:p text:style-name="P3">λαβὼν δ’ αὐτὴν τῇ δεξιᾷ ὁ ’Ἁρειος τέλος εἶχε τὸ ξανθόν, ἐπιγε- γραμμένον χαρακτῆρσι καλαΐνοις τοιοῖσδε·</text:p>
          </table:table-cell>
          <table:table-cell table:style-name="Table1.A1" office:value-type="string">
            <text:p text:style-name="P3"/>
          </table:table-cell>
        </table:table-row>
        <table:table-row table:style-name="TableLine2100154304624">
          <table:table-cell table:style-name="Table1.A1" office:value-type="string">
            <text:p text:style-name="P3">ΠΕΡΙ Τογ ΚΛΕΙΔ οΦγΛΑΚοΣ 4] υΑρειος Ποτῆρ, τὸ ἔδαφος, τὸ ἐν τῷ νησιδίῳ καλύβιον, Θάλαττα.</text:p>
          </table:table-cell>
          <table:table-cell table:style-name="Table1.A1" office:value-type="string">
            <text:p text:style-name="P3">"This is it," said Hagrid, coming to a halt, "the Leaky Cauldron. It's a famous place."</text:p>
          </table:table-cell>
        </table:table-row>
        <table:table-row table:style-name="TableLine2100154297008">
          <table:table-cell table:style-name="Table1.A1" office:value-type="string">
            <text:p text:style-name="P3">τὴν δ’ ἐπιστολὴν ἐκλαβὼν ἀνέγνω τάδε’ Ἀρχηγός· ’Ἁλβος Διμπλόδωρος ἀρχιφαρμακεὺς τοῦ θιάσου τοῦ Μερλῖνος ἐν πρωτίστοις καῖ</text:p>
          </table:table-cell>
          <table:table-cell table:style-name="Table1.A1" office:value-type="string">
            <text:p text:style-name="P3"/>
          </table:table-cell>
        </table:table-row>
        <table:table-row table:style-name="TableLine2100154306800">
          <table:table-cell table:style-name="Table1.A1" office:value-type="string">
            <text:p text:style-name="P3">ΤΟ ΤΟΥ ΥΟΓΟΗΤΟΥΠΑΙΔΕΥΤΗΡῙΟΝ ΤΟ ΤΗΣ</text:p>
          </table:table-cell>
          <table:table-cell table:style-name="Table1.A1" office:value-type="string">
            <text:p text:style-name="P3"/>
          </table:table-cell>
        </table:table-row>
        <table:table-row table:style-name="TableLine2100154299184">
          <table:table-cell table:style-name="Table1.A1" office:value-type="string">
            <text:p text:style-name="P3">ΓΟΗΤΕῙΑΣ ΚΑΙ ΜΑΓΕῙΑΣ</text:p>
          </table:table-cell>
          <table:table-cell table:style-name="Table1.A1" office:value-type="string">
            <text:p text:style-name="P3"/>
          </table:table-cell>
        </table:table-row>
        <table:table-row table:style-name="TableLine2100154297280">
          <table:table-cell table:style-name="Table1.A1" office:value-type="string">
            <text:p text:style-name="P3">ἀρχίμαγος, πρωτογόης καὶ κεφαλαιώτης τοῦ συνεδρίου παγκοσμίου τοῦ τῶν γοήτων.Ἀθηνᾶ Μαγονωγαλέα (Υπαρχηγός Ἁρείῳ Ποτῆρι χαίρειν. ε”δοξεν ἡμῖν κηρῦξαι σοι τόδε· γέγραψαι εἷς τῶν μαθητῶν τοῦ Ὑογοήτου παιδευτηρίου τοῦ τῆς γοητείας καὶ μαγείας.</text:p>
          </table:table-cell>
          <table:table-cell table:style-name="Table1.A1" office:value-type="string">
            <text:p text:style-name="P3">It was a tiny, grubby-looking pub. If Hagrid hadn't pointed it out, Harry wouldn't have noticed it was there. The people hurrying by didn't glance at it. Their eyes slid from the big book shop on one side to the record shop on the other as if they couldn't see the Leaky Cauldron at all. In fact, Harry had the most peculiar feeling that only he and Hagrid could see it. Before he could mention this, Hagrid had steered him inside. </text:p>
          </table:table-cell>
        </table:table-row>
        <table:table-row table:style-name="TableLine2100154296192">
          <table:table-cell table:style-name="Table1.A1" office:value-type="string">
            <text:p text:style-name="P3">εὑρήσεις ε”νδον κατάλογον τῶν ἐπιτηδείων, τῶν τε <text:soft-page-break/>βιβλίων καὶ τῶν σκευῶν. ἡ παιδευτικὴ περίοδος ἄρχεται Σεπτεμβρίου τῇ νουμηνίᾳ. τὴν γλαῦκα σου προσδοκῶμεν Ἰουλίου τῇ ἕνῃ καὶ νέᾳ.</text:p>
          </table:table-cell>
          <table:table-cell table:style-name="Table1.A1" office:value-type="string">
            <text:p text:style-name="P3">For a famous place, it was very dark and shabby. A <text:soft-page-break/>few old women were sitting in a corner, drinking tiny glasses of sherry. One of them was smoking a long pipe. A little man in a top hat was talking to the old bartender, who was quite bald and looked like a toothless walnut. The low buzz of chatter stopped when they walked in. Everyone seemed to know Hagrid; they waved and smiled at him, and the bartender reached for a glass, saying, "The usual, Hagrid?" </text:p>
          </table:table-cell>
        </table:table-row>
        <table:table-row table:style-name="TableLine2100154304352">
          <table:table-cell table:style-name="Table1.A1" office:value-type="string">
            <text:p text:style-name="P3">’Ἄρειος δέ τῇδε καὶ ἐκεῖσε τὸ δηλούμενον ἀναστρέφων παντοῖος ἐγένετο, βουλόμενος μὲν πόλλ’ ἅμα ἐρωτᾶν, οὐδ’ ε”χων διαγνῶναι τί πρῶτον προτείνῃ. μετ’ ὀλίγον δὲ ψελλιζόμενος Τί δὴ δύναταί μοι τοῦτο, ἔφη, τὸ γλαῦκα προσδοκῶμεν,· πρὸς ταῦθ’ ὁ Ἁγριώδης Νὴ τὰς ἱππικὰς Γοργόνας, ἔφη, ὅσον οὐκ ἐπελαθόμην τινός. καὶ τὴν κεφαλὴν τῇ δεξιᾷ πατάξας τοιαύτῃ βίᾳ οἵᾳ ἂν ἐδυνήθη καταβαλεῖν τέθριππον ἅρμα, ἀπὸ τῶν τῆς ὀθόνης θυλακίων ἐξεκάλυψεν ὡς ἀληθῶς γλαῦκά τε, ἠρεθισμένην μέν τι ἔμψυχον δ’ ὅμως, καί γραφίδα πτερίνην καὶ βύβλον. Καὶ γραμμάτιον ταχέως ἔγραψε, τὴν γλῶτταν διὰ μέσους τοὺς ὀδόντας ὠθῶν ὡς τὸν νοῦν μάλιστα προσέχων.</text:p>
          </table:table-cell>
          <table:table-cell table:style-name="Table1.A1" office:value-type="string">
            <text:p text:style-name="P3">"Can't, Tom, I'm on Hogwarts business," said Hagrid, clapping his great hand on Harry's shoulder and making Harry's knees buckle. </text:p>
            <text:p text:style-name="P3">"Good Lord," said the bartender, peering at Harry, "is this -- can this be --?" </text:p>
            <text:p text:style-name="P3">The Leaky Cauldron had suddenly gone completely still and silent. </text:p>
            <text:p text:style-name="P3">"Bless my soul," whispered the old bartender, "Harry Potter... what an honor." </text:p>
            <text:p text:style-name="P3">He hurried out from behind the bar, rushed toward Harry and seized his hand, tears in his eyes. </text:p>
            <text:p text:style-name="P3">"Welcome back, Mr. Potter, welcome back." </text:p>
          </table:table-cell>
        </table:table-row>
        <table:table-row table:style-name="TableLine2100154309248">
          <table:table-cell table:style-name="Table1.A1" office:value-type="string">
            <text:p text:style-name="P3">ὃ καὶ Ἁρείῳ ῥᾴδιον ἦν ἀναγνῶναι καίπερ κατεναντὶ καθημένῳ. Ἁγριώδης τῷ Διμπλοδώρῳ χαίρειν. τὴν ἐπιστολὴν Ἁρείῳ ἔδωκα. αὔριον ἄξω αὐτὸν ὠνησόμενον τὰ ἐπιτήδεια. ὕεται ἡ χώρα πολλῷ. ἔρρωσο.</text:p>
          </table:table-cell>
          <table:table-cell table:style-name="Table1.A1" office:value-type="string">
            <text:p text:style-name="P3">Harry didn't know what to say. Everyone was looking at him. The old woman with the pipe was puffing on it without realizing it had gone out. </text:p>
            <text:p text:style-name="P3">Hagrid was beaming. </text:p>
            <text:p text:style-name="P3">Then there was a great scraping of chairs and the next moment, Harry found himself shaking hands with everyone in the Leaky Cauldron. </text:p>
          </table:table-cell>
        </table:table-row>
        <table:table-row table:style-name="TableLine2100154305984">
          <table:table-cell table:style-name="Table1.A1" office:value-type="string">
            <text:p text:style-name="P3">42 ΑΡΕῙΟΣΠΟΤΗΡ</text:p>
          </table:table-cell>
          <table:table-cell table:style-name="Table1.A1" office:value-type="string">
            <text:p text:style-name="P3"/>
          </table:table-cell>
        </table:table-row>
        <table:table-row table:style-name="TableLine2100154309520">
          <table:table-cell table:style-name="Table1.A1" office:value-type="string">
            <text:p text:style-name="P3">τοῦτο δὲ συμπτύξας καὶ τῇ γλαυκὶ παραδούς – τῷ γὰρ ῥάμφει αὕτη ἀπρὶξ ἐλάβετο - καὶ τὴν θύραν ἀνοίξας ἐξέβαλεν αὐτὴν εἰς τὸν χειμῶνα. κᾷτα ἐπανελθὼν ἐκάθισε πάλιν ὥσπερ οὐδέν ποιήσας δῆθεν ἀτοπώτερον ἦ εἰ ἐτηλεφώνησεν.</text:p>
          </table:table-cell>
          <table:table-cell table:style-name="Table1.A1" office:value-type="string">
            <text:p text:style-name="P3">"Doris Crockford, Mr. Potter, can't believe I'm meeting you at last." </text:p>
            <text:p text:style-name="P3">"So proud, Mr. Potter, I'm just so proud." </text:p>
            <text:p text:style-name="P3">"Always wanted to shake your hand -- I'm all of a flutter." </text:p>
            <text:p text:style-name="P3">"Delighted, Mr. Potter, just can't tell you, Diggle's the name, Dedalus Diggle." </text:p>
          </table:table-cell>
        </table:table-row>
        <text:soft-page-break/>
        <table:table-row table:style-name="TableLine2100154309792">
          <table:table-cell table:style-name="Table1.A1" office:value-type="string">
            <text:p text:style-name="P3">Ἄρειος δέ χάσκειν ταχέως ἀπέσχετο, λαθόμενος δὴ κεχηνώς. τούτου δ’ οὖν ὅ τι δὴ εἴπῃ ἔτι σκοπουμένου, ὁ Δούρσλειος πάνυ ὠχριῶν τῆς χολῆς ἅμα ἐπιζεούσης πρὸς τὴν ἐσχάραν παραυτίκα ἔβη.</text:p>
          </table:table-cell>
          <table:table-cell table:style-name="Table1.A1" office:value-type="string">
            <text:p text:style-name="P3">"I've seen you before!" said Harry, as Dedalus Diggle's top hat fell off in his excitement. "You bowed to me once in a shop." </text:p>
            <text:p text:style-name="P3">"He remembers!" cried Dedalus Diggle, looking around at everyone. "Did you hear that? He remembers me!" Harry shook hands again and again -- Doris Crockford kept coming back for more. </text:p>
          </table:table-cell>
        </table:table-row>
        <table:table-row table:style-name="TableLine2100154294016">
          <table:table-cell table:style-name="Table1.A1" office:value-type="string">
            <text:p text:style-name="P3">Ἀλλ ὀὐκ ε”στιν ὅπως ἄπεισιν, ἔφη.</text:p>
          </table:table-cell>
          <table:table-cell table:style-name="Table1.A1" office:value-type="string">
            <text:p text:style-name="P3">A pale young man made his way forward, very nervously. One of his eyes was twitching. </text:p>
          </table:table-cell>
        </table:table-row>
        <table:table-row table:style-name="TableLine2100154294288">
          <table:table-cell table:style-name="Table1.A1" office:value-type="string">
            <text:p text:style-name="P3">ἐκεῖνος δέ ςῙ-ιῙ σύ ἀπαγορεύσεις αὐτόν, ἔφη, Μύγαλος ὣν τοιοῦτος, ’Άρειος δέ ὡς πλέον μαθησόμενος σπουδαίως Τί φῄς, εἶπεν.</text:p>
          </table:table-cell>
          <table:table-cell table:style-name="Table1.A1" office:value-type="string">
            <text:p text:style-name="P3">"Professor Quirrell!" said Hagrid. "Harry, Professor Quirrell will be one of your teachers at Hogwarts." </text:p>
          </table:table-cell>
        </table:table-row>
        <table:table-row table:style-name="TableLine2100154298096">
          <table:table-cell table:style-name="Table1.A1" office:value-type="string">
            <text:p text:style-name="P3">πρὸς δέ τοῦθ’ ὁ Ἁγριώδης ἀποκρινόμενος Μυγάλους γὰρ καλοῦμεν, ἔφη, τοὺς μὴ συμμετέχοντας ἡμῖν τῆς μαγείας καθάπερ τούτους. δυστυχεῖς γοῦν σὺ τρεφόμενος ἐν οἴκῳ ὑπὸ τῶν μυγαλι-ωτάτων δὴ δοκούντων· μυγαλιωτέροις γὰρ τούτων οὐπώποτ’ ἀνά τὸν βίον ἐντετύχηκα.</text:p>
          </table:table-cell>
          <table:table-cell table:style-name="Table1.A1" office:value-type="string">
            <text:p text:style-name="P3">"P-P-Potter," stammered Professor Quirrell, grasping Harry's hand, "c-can't t-tell you how p- pleased I am to meet you." </text:p>
            <text:p text:style-name="P3">"What sort of magic do you teach, Professor Quirrell?" </text:p>
          </table:table-cell>
        </table:table-row>
        <table:table-row table:style-name="TableLine2100154310608">
          <table:table-cell table:style-name="Table1.A1" office:value-type="string">
            <text:p text:style-name="P3">ὁ δέ Δούρσλειος τῇ γυναικὶ εἶπεν· Οὔκουν τότε δὴ κατωμόσαμεν ἐπεὶ αὐτὸν εἷσεποιησάμεθα καθαιρήσειν τὸ ἀλιτήριον τὸ τῆς τοιαύ-της βωμολοχίας, οὐκ ὠμόσαμεν καταπνίξειν τὸν τοιοῦτον λῆρον,· καί πῶς ἂν μάγος εἴη οὑτοσί, ’Άρειος δ’ αὖ ’Υμεῖς ἄρα ᾗστε, ἔφη. ᾗστε γὰρ πάλαι μάγον με ὅντα.</text:p>
          </table:table-cell>
          <table:table-cell table:style-name="Table1.A1" office:value-type="string">
            <text:p text:style-name="P3">"D-Defense Against the D-D-Dark Arts," muttered Professor Quirrell, as though he'd rather not think about it. "N-not that you n-need it, eh, P-P-Potter?" He laughed nervously. "You'll be g-getting all your equipment, I suppose? I've g-got to p-pick up a new b-book on vampires, m-myself." He looked terrified at the very thought. </text:p>
          </table:table-cell>
        </table:table-row>
        <table:table-row table:style-name="TableLine2100154304080">
          <table:table-cell table:style-name="Table1.A1" office:value-type="string">
            <text:p text:style-name="P3">ἀλλ’ ἄφνω ἡ Πετουνία ὀξυβόης Ἆρ’ ᾖσμεν; ἔφη. ᾖσμεν δή. Πῶς γὰρ οὐκ ᾖσμεν,’ ού γὰρ ε”στιν ὅπως σὺ οὗ τοιοῦτος εἴ, ἀδελφόπαις μὲν ὤν, τῆς δέ ἀδελφῆς μου τοιαύτης δὴ πεφυκυίας - σαφῶς γὰρ ᾔδη αὐτὴν θρεψομένην τερατῶδές τι καὶ δεινὸν καὶ οὐδὲν ἀπᾷδον τῆς μητρός. καί γὰρ αὕτη λαβοῦσα ὡσαύτως ἐπιστολήν, καὶ εἶτα ἀπελθοῦσα πρὸς τὸ παιδευτήριον δὴ ἐκεῖνο ἐπὶ μήκιστον, καὶ πάλιν ἐπανελθοῦσα κατ’ ἐνιαυτὸν πρὸς τὴν ἀργίαν ἄλλοτε μὲν εἶχεν ἐν τῷ προκολπίῳ γόνον βατράχων, ἄλλοτε δέ μετέβαλλε τὰ ποτήρια εἷς μῦς ἀρουραίους. καί ἐγὼ μὲν μόνη τῶν ἄλλων ἀληθῶς ᾔδη αὐτὴν ὥς ἐστι τέρας τεθραμμένη· οἱμὲν οῦν τεκόντες καῖ μέγα ἐφρόνουν ε’πῖ τῷ φαρμακίδα θρέψαι, τὸ Λίλη ἀνὰ <text:soft-page-break/>στόμα ἀεὶ καί διὸ, γλώττης ἔχοντες.</text:p>
          </table:table-cell>
          <table:table-cell table:style-name="Table1.A1" office:value-type="string">
            <text:p text:style-name="P3">But the others wouldn't let Professor Quirrell keep Harry to himself. It took almost ten minutes to get away from them all. At last, Hagrid managed to make himself heard over the babble. </text:p>
            <text:p text:style-name="P3">"Must get on -- lots ter buy. Come on, Harry." </text:p>
            <text:p text:style-name="P3">Doris Crockford shook Harry's hand one last time, and Hagrid led them through the bar and out into a small, walled courtyard, where there was nothing but a trash can and a few weeds. </text:p>
            <text:p text:style-name="P3">Hagrid grinned at Harry. </text:p>
            <text:p text:style-name="P3">"Told yeh, didn't I? Told yeh you was famous. Even Professor Quirrell was tremblin' ter meet yeh -- <text:soft-page-break/>mind you, he's usually tremblin'." </text:p>
          </table:table-cell>
        </table:table-row>
        <table:table-row table:style-name="TableLine2100154304896">
          <table:table-cell table:style-name="Table1.A1" office:value-type="string">
            <text:p text:style-name="P3">ἀλλ’ ἀναπνεύσασά τι ἐτραγῴδει μάλ’ αὖθις ὡς δὴ πόλλ’ ε”τη εἶργμένη μὴ τὰ τοιαῦτα ἀποφαίνειν.</text:p>
          </table:table-cell>
          <table:table-cell table:style-name="Table1.A1" office:value-type="string">
            <text:p text:style-name="P3">"Is he always that nervous?" </text:p>
          </table:table-cell>
        </table:table-row>
        <table:table-row table:style-name="TableLine2100154302448">
          <table:table-cell table:style-name="Table1.A1" office:value-type="string">
            <text:p text:style-name="P3">Καὶ εἶτα περὶ τοῦ Ποτῆρος ἦν ὅλη ἀπαντήσασ’ αὐτῷ συμμαθητῇ καὶ ἀποδραμοῦσα μετ’ αὐτοῦ καὶ γημαμένη αὐτῷ καί τεκοῦσα σέ καὶ διατεθραυμένη πυροβόλῳ καί ἀποθανοῦσα καῖ δὴ καὶ τὸ και-νότατον ἀναγκάσασα ἡμᾶς εἷσποιήσασθαι σέ.</text:p>
          </table:table-cell>
          <table:table-cell table:style-name="Table1.A1" office:value-type="string">
            <text:p text:style-name="P3">"Oh, yeah. Poor bloke. Brilliant mind. He was fine while he was studyin' outta books but then he took a year off ter get some firsthand experience.... They say he met vampires in the Black Forest, and there was a nasty bit o' trouble with a hag -- never been the same since. </text:p>
          </table:table-cell>
        </table:table-row>
        <table:table-row table:style-name="TableLine2100154307616">
          <table:table-cell table:style-name="Table1.A1" office:value-type="string">
            <text:p text:style-name="P3">ΠΕΡΙ ΤΟΥΚΛΕῙΔΟΦΥΛΑΚΟΣ 43</text:p>
          </table:table-cell>
          <table:table-cell table:style-name="Table1.A1" office:value-type="string">
            <text:p text:style-name="P3"/>
          </table:table-cell>
        </table:table-row>
        <table:table-row table:style-name="TableLine2100154310336">
          <table:table-cell table:style-name="Table1.A1" office:value-type="string">
            <text:p text:style-name="P3">ὁ δὲ ’Άρειος πάνυ ὠχριήσας μετὰ δέ χρόνον ἀναφθεγξάμενος Τεθραυμένην λέγεις,· ἔφη. εἴπατε γάρ μοί ποτε ὡς ἐν συγκρούσει αὐτοκινήτων ἀπέθανον.</text:p>
          </table:table-cell>
          <table:table-cell table:style-name="Table1.A1" office:value-type="string">
            <text:p text:style-name="P3">Scared of the students, scared of his own subject now, where's me umbrella?" </text:p>
            <text:p text:style-name="P3">Vampires? Hags? Harry's head was swimming. Hagrid, meanwhile, was counting bricks in the wall above the trash can. </text:p>
          </table:table-cell>
        </table:table-row>
        <table:table-row table:style-name="TableLine2100154300000">
          <table:table-cell table:style-name="Table1.A1" office:value-type="string">
            <text:p text:style-name="P3">Ἃγριώδης δέ μεγάλῃ τῇ φωνῇ βοῶν· Τι’ δ’ ἔσθ’ ὃ λέγεις,· ἐν συγκρούσει δὴ αὐτοκινήτῳν, καὶ τοσούτῳ ἀνήλατο μένει καὶ θυμῷ ὥστε τοὺς Δουρσλείους πάλιν εἰς τὴν γωνίαν ἀποδραμεῖν. Πῶς γὰρ ἐν συγκρούσει ἀπέθανον ἂν οἶ πάνυ Ποτῆρες,· ὢ τῆς βλασφημίας. ὢ τῆς αἰσχύνης. αἰσχρὸν γὰρ δήπου τοῦτο ’ εἷ ὁ ’Ἀρειος αὐτὸς μὲν περὶ τὰ ἑαυτοῦ πράγματα μηδὲν οἶδε, πολυθρύλητος δ’ ἐστὶν ἅπασι τοῖς παρ’ ἡμῖν παισίν.</text:p>
          </table:table-cell>
          <table:table-cell table:style-name="Table1.A1" office:value-type="string">
            <text:p text:style-name="P3">"Three up... two across he muttered. "Right, stand back, Harry." </text:p>
            <text:p text:style-name="P3">He tapped the wall three times with the point of his umbrella. </text:p>
            <text:p text:style-name="P3">The brick he had touched quivered -- it wriggled -- in the middle, a small hole appeared -- it grew wider and wider -- a second later they were facing an archway large enough even for Hagrid, an archway onto a cobbled street that twisted and turned out of sight. </text:p>
          </table:table-cell>
        </table:table-row>
        <table:table-row table:style-name="TableLine2100154308432">
          <table:table-cell table:style-name="Table1.A1" office:value-type="string">
            <text:p text:style-name="P3">’Άρειος δέ Διὰ τί; ἔφη, τί ἐγένετο, κάκεῖνος τὴν μὲν ὀργὴν ἀφείς, φροντίδος δ ’ ἀναπλέως τὸ μέτωπον Ἀνέλπιστον δέ τοῦτο, ἔφη. δεδιότος γὰρ τοῦ Διμπλοδώρου μή πως ἐξερευνῶν σε πράγματ’ ἔχοιμι, οὐδέποτε προσεδόκησα εὑρήσειν σε οὕτως ἀπαίδευτον. ἀλλ’ εἴτ’ ἄξιός εἶμι διδάξαι σε εἴτε μή, οῦκ ε”στι σοι πρὸς ’Υογοήτου ἀπελθεῖν μὴ εἰδότι, πρὸς δὲ τοῦς Δούρσλειους ἀπειλητικὸν βλέπων Βέλτιστον τοίνυν, ἔφη, μαθεῖν παρ’ ἐμοῦ ἐφ’ ὅσον ε”νεστί μοι διδάσκειν σέ. οὐ μὴν οὐδ’ ἅπαντα λέγοιμ’ ἄν· ε”νια γὰρ πάνυ ἄδηλα καί καθίσας ἑαυτόν, βλέψας δέ τέως πρὸς τὴν ἐσχάραν ε”λεγε τοιάδε· Ἐν ἀρχῇ, ὡς οἶμαι, ἦν τίς ποτε ὅνοματι καὶ <text:soft-page-break/>πῶς τύχοις ἂν οὐκ εἰδὼς τούτου τὸ ὄνομα, πάντων τῶν παρ’ ἡμῖν καλῶς εἰδότων, Τίνος,·</text:p>
          </table:table-cell>
          <table:table-cell table:style-name="Table1.A1" office:value-type="string">
            <text:p text:style-name="P3">"Welcome," said Hagrid, "to Diagon Alley." </text:p>
            <text:p text:style-name="P3"/>
            <text:p text:style-name="P3">He grinned at Harry's amazement. They stepped through the archway. Harry looked quickly over his shoulder and saw the archway shrink instantly back into solid wall. </text:p>
            <text:p text:style-name="P3">The sun shone brightly on a stack of cauldrons outside the nearest shop. </text:p>
            <text:p text:style-name="P3">Cauldrons -- All Sizes - Copper, Brass, Pewter, Silver -- Self-Stirring -- Collapsible, said a sign hanging over them. </text:p>
            <text:p text:style-name="P3"><text:soft-page-break/>"Yeah, you'll be needin' one," said Hagrid, "but we gotta get yer money first." </text:p>
          </table:table-cell>
        </table:table-row>
        <table:table-row table:style-name="TableLine2100154308976">
          <table:table-cell table:style-name="Table1.A1" office:value-type="string">
            <text:p text:style-name="P3">Ὅτου,· οὗ δὴ τοῦνομα ἑκὼν οὐ φθεγγοίμην ἂν οὔτ’ αὐτὸς οὔτ’ ἄλλος τις. Τί μή; Νὴ τὴν ’Έμπουσαν, καθότι μορμολυττόμεθ’ ἔτι. “Ηράκλεις, ὅσον ἀμηχάνως ἔχω τοῦτον συντιθέμενος τὸν λόγον. ι’δού. μάγος τις ἦν ποτέ. καὶ οὗτος κακὸς ἐγένετο ἢ μᾶλλον εἷς τοσοῦτο κακίας ἀφίκετο ἢ μᾶλλον παγκάκιστος ἦν ἢ μᾶλλον τῶν κακίστων κακίων ἦν. καί τοῦνομα αὐτῷ κεχηνότος δέ τι καῖ δι’ ὀλίγου ἀφώνῳ ἐοικότος, ὁ ’Άρειος τῙ-ᾸῙ που γράψαι αὐτό, ἔφη, δύναιο ἄν,· Οὐδαμῶς, ἦ δ’ ὃς ὁ Ἃγριώδης. οὐ γὰρ οἶδα πῶς γράφεται. εἶὲν.</text:p>
          </table:table-cell>
          <table:table-cell table:style-name="Table1.A1" office:value-type="string">
            <text:p text:style-name="P3">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saying, "Dragon liver, seventeen Sickles an ounce, they're mad...." </text:p>
          </table:table-cell>
        </table:table-row>
        <table:table-row table:style-name="TableLine2100154293472">
          <table:table-cell table:style-name="Table1.A1" office:value-type="string">
            <text:p text:style-name="P3">καὶ τοῦνομα αὐτῷ Φολιδομορτός. οῦ μὴ αἰτήσεις με τοῦτο πάλιν εἰπεῖν, ἀντιβολῶ σε. οὗτος δ’ οὖν ὁ μάγος μαθητὰς καταλέγεσθαι ἐκ μακροῦ χρόνου ἐπειρᾶτο, καῖ δὴ πολλοὶ κατειλεγμένοι ἦσαν αὐτῷ, οἱ μὲν ἅτε φοβούμενοι, οἱ δὲ τοῦ κράτους μετέχειν τι βουλ- όμενοι, ἐπιπολάζοντος αὐτοῦ ἤδη καὶ πάνυ κρατοῦντος. ἀλλ’ εἷς</text:p>
          </table:table-cell>
          <table:table-cell table:style-name="Table1.A1" office:value-type="string">
            <text:p text:style-name="P3">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rolls of parchment, potion bottles, globes of the moon.... </text:p>
          </table:table-cell>
        </table:table-row>
        <table:table-row table:style-name="TableLine2100154295920">
          <table:table-cell table:style-name="Table1.A1" office:value-type="string">
            <text:p text:style-name="P3">44 ΑΡΕΙΟΣ Πο ΤΗΡ</text:p>
          </table:table-cell>
          <table:table-cell table:style-name="Table1.A1" office:value-type="string">
            <text:p text:style-name="P3"/>
          </table:table-cell>
        </table:table-row>
        <table:table-row table:style-name="TableLine2100154308160">
          <table:table-cell table:style-name="Table1.A1" office:value-type="string">
            <text:p text:style-name="P3">τοσοῦτο ἀπορίας ἀφικόμεθα, ὧ Ἄρειε, περὶ τῶν μαγευόντων ὥστε βασάνου δή τινος δεόμεθα, οὔτ’ εἰδότες οἷς πιστεύειν χρὴ οὔτε τολ-μώντες τοὺς ἆγνώστους διὰ φιλίας ἔχειν, δεδιότες μὴ τοῦ κιβδήλου μετέχωσι. δεινότατα γὰρ τότ’ ἐπάσχομεν πρὸς αὐτοῦ ἤδη ὑπερ-βαλλομένου· οὐ μὴν ἀλλ’ ε”νιοι ἀντεῖχον. τοὺς δέ ἀπέκτεινεν, ἐφόνευσε μὲν οὖν καί τοῦτο ἀνηλεῶς. ἀλλ’ ἐν Ὑογοήτου ἀσφαλ-έστεροι ἐγενόμεθα ἣ ἄλλοθί που τῆς γῆς. τὸν γὰρ Διμπλόδωρον μόνον, οἶμαι, δεδιὼς ὁ δεῖνα οὐκ ἐτόλμα τότε δὴ ἐπιθέσθαι τῷ παιδευτηρίῳ.</text:p>
          </table:table-cell>
          <table:table-cell table:style-name="Table1.A1" office:value-type="string">
            <text:p text:style-name="P3">"Gringotts," said Hagrid. </text:p>
            <text:p text:style-name="P3">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able:table-cell>
        </table:table-row>
        <table:table-row table:style-name="TableLine2100154299456">
          <table:table-cell table:style-name="Table1.A1" office:value-type="string">
            <text:p text:style-name="P3">ἡ δ’ οὖν μήτηρ σου φαρμακὶς οὖσα καὶ ὁ πατὴρ φαρμακεὺς ὢν ἐξ ἁπάντων ὧν πάλαι ε”γνωκα <text:soft-page-break/>μαγώτατοι ἦσαν, σχολαρχαί τότ’ εἰκότως γενόμενοι τῶν ἐφ’ εΥογοήτου ὅτε ε”πρεπεν αὐτοῖς. ἀλλ’ οὐκ οἶδα διὰ τί οὐκ ἐπειράθη προσάγεσθαι αὐτοὺς πρίν γε εἶ μὴ ἐπείθετ’ αὐτούς εὐμενεστέρους εἶναι τῲ Διμπλοδώρῳ ἢ ὥστ’ ἐμπλέκεσθαι ἑκόντας πράγματι καταχθονίῳ. καὶ ἴσως μὲν ἐνόμιζεν ἱκανὸς εἶναι πεῖσαι αὐτούς, ἴσως δέ καὶ ἐν νῷ εἶχεν ἀνελεῖν. Οὐδ’ ἐγῷδα πλὴν ἕν. οὗτος δὴ πρὸς τὸν δῆμον οὗ τόθ’ ὑμεῖς διῃτᾶσθε ἀφίκετο δέκα ε”τεσι πρότερον ἐπὶ τῶν Ἑκαταίων. σι) γὰρ παιδίον ἦν ἑνάενον. ἧκεν οὖν εἷς τὴν ὑμετέραν οἰκίαν καί ἀποσιωπήσας δὲ καὶ ῥινόμακτρον λαβὼν κατάστικτον καὶ μάλα ῥυπαρὸν ἇπέμυξε τοσούτῳ ψόφῳ ὅσον ὑδραύλεως ἤκουσας ἄν.</text:p>
          </table:table-cell>
          <table:table-cell table:style-name="Table1.A1" office:value-type="string">
            <text:p text:style-name="P3">He had a swarthy, clever face, a pointed beard and, Harry noticed, very long fingers and feet. He <text:soft-page-break/>bowed as they walked inside. Now they were facing a second pair of doors, silver this time, with words engraved upon them: Enter, stranger, but take heed Of what awaits the sin of greed, For those who take, but do not earn, Must pay most dearly in their turn. </text:p>
            <text:p text:style-name="P3">So if you seek beneath our floors A treasure that was never yours, Thief, you have been warned, beware Of finding more than treasure there. </text:p>
          </table:table-cell>
        </table:table-row>
        <table:table-row table:style-name="TableLine2100154298368">
          <table:table-cell table:style-name="Table1.A1" office:value-type="string">
            <text:p text:style-name="P3">Ξύγγνωθί μοι, ἔφη, ταῦτα δυσθυμουμένῳ. ἡδέως γὰρ εἶχον τῷ τε πατριδίῳ καὶ τῷ μαμμιδίῳ, ἀστείοις μοι γενομένοις θαυμαστῶς ὡς σφόδρα. ἀπέκτεινε δ’ οὖν αὐτοὺς ὁ δεῖνα. ἔπειτα δέ, ἄδηλον ὂν πότερον μέλλει ἀπεργάσεσθαι τὸ πρᾶγμα ἢ συνήθης που γεγένηται τῷ φονεύειν, ἐπεχείρησε μέν ἀποκτεῖναι καὶ σέ, ἐσφάλη δέ τοῦ βουλεύματος. ἆρ’ οὐκ ᾐτεῐς σεαυτὸν τί παθὼν ἔλαχες τὸ τοῦ τραύμ-</text:p>
          </table:table-cell>
          <table:table-cell table:style-name="Table1.A1" office:value-type="string">
            <text:p text:style-name="P3">"Like I said, Yeh'd be mad ter try an' rob it," said Hagrid. </text:p>
            <text:p text:style-name="P3">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able:table-cell>
        </table:table-row>
        <table:table-row table:style-name="TableLine2100154300816">
          <table:table-cell table:style-name="Table1.A1" office:value-type="string">
            <text:p text:style-name="P3">ατος ἴχνος τὸ ἐπὶ τῷ μετώπῳ; τοιοῦτο γὰρ ὡς μηδαμῶς τῶν μετρίων ὃν τραυμάτων λαμβάνει τις εἴ γε κατήραται πρὸς ἀλάστορος μεγάλου καὶ παμπονήρου. καί γὰρ οὗτος ἀπέκτεινε μέν</text:p>
          </table:table-cell>
          <table:table-cell table:style-name="Table1.A1" office:value-type="string">
            <text:p text:style-name="P3">There were too many doors to count leading off the hall, and yet more goblins were showing people in and out of these. Hagrid and Harry made for the counter. </text:p>
          </table:table-cell>
        </table:table-row>
        <table:table-row table:style-name="TableLine2100154297552">
          <table:table-cell table:style-name="Table1.A1" office:value-type="string">
            <text:p text:style-name="P3">τοὺς σούς γονέας, ἥμαρτε δέ σοῦ. καὶ διὰ τοῦτο σὺ περιβόητος ἐγένου* ὅποτε γὰρ βούλοιτο ἀποκτεῖναί τινα, τοῦτόν γ’ ἑκάστοτ’ ἀπέκτεινεν· ἀλλ’ οὐδεὶς ἐπεβίω οὐδέποτε πλὴν σύ, πολλοὺς μὲν γὰρ τῶν βελτίστων τῶν τότε μαγευόντων καί ἀπέκτονεν οἷον τοὺς Μαχίμους ἢ τοὺς Ὀστίνους ἢ τοὺς Πρωϊτέρους· σὺ δέ μόνος ἐπιβιοὺς ἔτυχες καίπερ βρεφύλλιον ὤν.</text:p>
          </table:table-cell>
          <table:table-cell table:style-name="Table1.A1" office:value-type="string">
            <text:p text:style-name="P3">"Morning," said Hagrid to a free goblin. "We've come ter take some money outta Mr. Harry Potter's safe." </text:p>
            <text:p text:style-name="P3">"You have his key, Sir?" </text:p>
            <text:p text:style-name="P3">"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able:table-cell>
        </table:table-row>
        <table:table-row table:style-name="TableLine2100154300544">
          <table:table-cell table:style-name="Table1.A1" office:value-type="string">
            <text:p text:style-name="P3">ἥκοντος δέ τοῦτου πρὸς τὴν τοῦ λόγου τελεύτην, ὁ ’Άρειος λυπηρόν τι ἐνεθυμεῖτο, ὡς περὶ τὸ λαμπρότατον τῆς ἀστραπῆς σέλας δαιόμενόν τι καὶ <text:soft-page-break/>χλοαυγές αὖ μεμνημένος. καὶ ἐδόκει οὐ μόνον τοῦτό γε σαφέστερον ἐν φαντασίᾳ ὁρᾶν ἦ πρὸ τοῦ, ἀλλὰ καὶ ἀκοῦσαί τι καινόν· γέλωτος γὰρ ἀνάμνησιν ἔλαβεν ὀξέως ὡς ἀπό τινος ὠμοῦ καὶ μισανθρώπου.</text:p>
          </table:table-cell>
          <table:table-cell table:style-name="Table1.A1" office:value-type="string">
            <text:p text:style-name="P3">"Got it," said Hagrid at last, holding up a tiny golden key. </text:p>
            <text:p text:style-name="P3"><text:soft-page-break/>The goblin looked at it closely. </text:p>
            <text:p text:style-name="P3">"That seems to be in order." </text:p>
            <text:p text:style-name="P3">"An' I've also got a letter here from Professor Dumbledore," said Hagrid importantly, throwing out his chest. "It's about the YouKnow-What in vault seven hundred and thirteen." </text:p>
          </table:table-cell>
        </table:table-row>
        <table:table-row table:style-name="TableLine2100154301360">
          <table:table-cell table:style-name="Table1.A1" office:value-type="string">
            <text:p text:style-name="P3">ΠΕΡΙ ΤΟΥΚΛΕΙΔΟΦΥΛΑΚΟΣ 45</text:p>
          </table:table-cell>
          <table:table-cell table:style-name="Table1.A1" office:value-type="string">
            <text:p text:style-name="P3"/>
          </table:table-cell>
        </table:table-row>
        <table:table-row table:style-name="TableLine2100154297824">
          <table:table-cell table:style-name="Table1.A1" office:value-type="string">
            <text:p text:style-name="P3">ὁ δ’ Ἁγριώδης πάνυ οἰκτίρων αὐτόν ’Έσωσα σέ, ἔφη, ἐκ τῆς οἰκίας διεφθαρμένης προστάξαντος τοῦ Διμπλοδώρου καὶ δεῦρο πρὸς τοῦσδε ἐκόμισα αὐτός.</text:p>
          </table:table-cell>
          <table:table-cell table:style-name="Table1.A1" office:value-type="string">
            <text:p text:style-name="P3">The goblin read the letter carefully. </text:p>
            <text:p text:style-name="P3">"Very well," he said, handing it back to Hagrid, "I will have Someone take you down to both vaults. Griphook!" </text:p>
          </table:table-cell>
        </table:table-row>
        <table:table-row table:style-name="TableLine2100154305168">
          <table:table-cell table:style-name="Table1.A1" office:value-type="string">
            <text:p text:style-name="P3">ἀλλ’ ἐξαίφνης ὁ Δούρσλειος Ληρεῖς, ἔφη. ’Άρειος δ’ ἔφριξε, ἐπελάθετο γὰρ τῶν Δουρσλείων ε”τι παρόντων. ὁ μέντοι θεῖος μάλιστα θαρρῶν ἐφαίνετό δριμὺ γὰρ ε”βλεπε πρὸς τὸν Ἁγριώδη ὡς πυκτεύειν πρόχειρος ὢν μετ’ αὐτοῦ.</text:p>
          </table:table-cell>
          <table:table-cell table:style-name="Table1.A1" office:value-type="string">
            <text:p text:style-name="P3">Griphook was yet another goblin. Once Hagrid had crammed all the dog biscuits back inside his pockets, he and Harry followed Griphook toward one of the doors leading off the hall. </text:p>
            <text:p text:style-name="P3">"What's the You-Know-What in vault seven hundred and thirteen?" Harry asked. </text:p>
          </table:table-cell>
        </table:table-row>
        <table:table-row table:style-name="TableLine2100154302992">
          <table:table-cell table:style-name="Table1.A1" office:value-type="string">
            <text:p text:style-name="P3">’Άγε δή, ὦ οὗτος, ἔφη γρύζων, ἄκουσόν μου, ὦ νεανίσκε. μετ-έχεις μὲν γὰρ σύ οὐκ οἶδ’ ὅπως τοῦ ἀτόπου, τοῦτό γ’ οὐκ ἀρνήσομαι, τὴν δέ τοιαύτην νόσον ἐξῆν ἂν πληγαῖς ἰατρεύειν, ὡς ἔμοιγε δοκεῖ. ἀλλὰ τὰ τῶν γονέων περὶ οὗδένος ποιοῦμαι’ τίς δ’ οὐκ ἐρεῖ αὐτοὺς ἀλλοκότους πεφυκέναι καὶ βασκάνους, τοιγάρτοι τεθνηκότες εὖ πεποιήκασι, τὰ κατ’ ἀνθρώπους οὐκ ἀνάξια παθόν- τες οἵ γ’ ἀεὶ συνεπλέκοντο ἀνθρώποις μαγικοῖς. μηδενὸς οὖν ε”λαχον κακοῦ ὧν μὴ προσεδόκησα, προνοῶν σαφῶς τὰ κεκλωσ-μένα ἐπ’ αὐτούς.</text:p>
          </table:table-cell>
          <table:table-cell table:style-name="Table1.A1" office:value-type="string">
            <text:p text:style-name="P3">"Can't tell yeh that," said Hagrid mysteriously. "Very secret. Hogwarts business. Dumbledore's trusted me. More'n my job's worth ter tell yeh that." </text:p>
            <text:p text:style-name="P3">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7:51.786000000</meta:creation-date>
    <meta:generator>LibreOffice/7.1.5.2$Windows_X86_64 LibreOffice_project/85f04e9f809797b8199d13c421bd8a2b025d52b5</meta:generator>
    <dc:date>2022-02-09T11:28:35.633000000</dc:date>
    <meta:editing-duration>PT43S</meta:editing-duration>
    <meta:editing-cycles>1</meta:editing-cycles>
    <meta:document-statistic meta:table-count="1" meta:image-count="0" meta:object-count="0" meta:page-count="54" meta:paragraph-count="767" meta:word-count="23240" meta:character-count="135394" meta:non-whitespace-character-count="112458"/>
  </office:meta>
</office:document-meta>
</file>